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7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7.197cm"/>
    </style:style>
    <style:style style:name="Column2" style:family="table-column">
      <style:table-column-properties style:column-width="1.984cm"/>
    </style:style>
    <style:style style:name="Column3" style:family="table-column">
      <style:table-column-properties style:column-width="7.32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5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9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21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2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T2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</style:style>
    <style:style style:name="T2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fo:margin-bottom="0.212cm" style:writing-mode="lr-tb"/>
    </style:style>
    <style:style style:name="T30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847cm" fo:margin-bottom="0.212cm" style:writing-mode="lr-tb"/>
    </style:style>
    <style:style style:name="P36" style:family="paragraph" style:parent-style-name="Title">
      <style:paragraph-properties fo:break-before="page" fo:line-height="115%" style:writing-mode="lr-tb"/>
    </style:style>
    <style:style style:name="T36_1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00%" style:writing-mode="lr-tb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00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P44" style:family="paragraph" style:parent-style-name="Title">
      <style:paragraph-properties fo:break-before="auto" fo:line-height="115%" fo:margin-top="0.847cm" fo:margin-bottom="0.212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text-align="justify"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8pt" style:font-size-asian="18pt" style:font-size-complex="18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00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00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Heading_20_2">
      <style:paragraph-properties fo:break-before="auto" fo:line-height="115%" fo:margin-top="0.635cm" style:writing-mode="lr-tb"/>
    </style:style>
    <style:style style:name="T65_1" style:family="text">
      <style:text-properties style:font-name="Arial" fo:font-size="14pt" style:font-name-asian="Arial" style:font-size-asian="14pt" style:font-name-complex="Arial" style:font-size-complex="14pt"/>
    </style:style>
    <style:style style:name="T65_2" style:family="text">
      <style:text-properties style:font-name="Arial" fo:font-size="14pt" style:font-name-asian="Arial" style:font-size-asian="14pt" style:font-name-complex="Arial" style:font-size-complex="14pt"/>
    </style:style>
    <style:style style:name="T65_3" style:family="text">
      <style:text-properties style:font-name="Arial" fo:font-size="14pt" style:font-name-asian="Arial" style:font-size-asian="14pt" style:font-name-complex="Arial" style:font-size-complex="14pt"/>
    </style:style>
    <style:style style:name="T65_4" style:family="text">
      <style:text-properties style:font-name="Arial" fo:font-size="14pt" style:font-name-asian="Arial" style:font-size-asian="14pt" style:font-name-complex="Arial" style:font-size-complex="14pt"/>
    </style:style>
    <style:style style:name="T65_5" style:family="text">
      <style:text-properties style:font-name="Arial" fo:font-size="14pt" style:font-name-asian="Arial" style:font-size-asian="14pt" style:font-name-complex="Arial" style:font-size-complex="14pt"/>
    </style:style>
    <style:style style:name="P66" style:family="paragraph" style:parent-style-name="Heading_20_2">
      <style:paragraph-properties fo:text-align="justify" fo:break-before="auto" fo:line-height="115%" fo:margin-top="0.635cm" fo:margin-bottom="0.141cm" style:writing-mode="lr-tb"/>
    </style:style>
    <style:style style:name="T66_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" style:family="text">
      <style:text-properties fo:color="#434343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6_4" style:family="text">
      <style:text-properties fo:color="#434343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6_5" style:family="text">
      <style:text-properties fo:color="#434343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6_6" style:family="text">
      <style:text-properties fo:color="#434343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6_7" style:family="text">
      <style:text-properties style:font-name="Verdana" fo:font-size="12pt" style:font-name-asian="Verdana" style:font-size-asian="12pt" style:font-name-complex="Verdana" style:font-size-complex="12pt"/>
    </style:style>
    <style:style style:name="T66_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0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66_21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66_22" style:family="text">
      <style:text-properties style:font-name="Verdana" fo:font-size="12pt" style:font-name-asian="Verdana" style:font-size-asian="12pt" style:font-name-complex="Verdana" style:font-size-complex="12pt"/>
    </style:style>
    <style:style style:name="T66_23" style:family="text">
      <style:text-properties style:font-name="Verdana" fo:font-size="12pt" style:font-name-asian="Verdana" style:font-size-asian="12pt" style:font-name-complex="Verdana" style:font-size-complex="12pt"/>
    </style:style>
    <style:style style:name="T66_24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5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6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7" style:family="text">
      <style:text-properties style:font-name="Verdana" fo:font-size="12pt" style:font-name-asian="Verdana" style:font-size-asian="12pt" style:font-name-complex="Verdana" style:font-size-complex="12pt"/>
    </style:style>
    <style:style style:name="T66_2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line-height="100%" fo:margin-bottom="0.212cm" style:writing-mode="lr-tb"/>
    </style:style>
    <style:style style:name="T67_1" style:family="text">
      <style:text-properties style:font-name="Verdana" fo:font-size="12pt" style:font-name-asian="Verdana" style:font-size-asian="12pt" style:font-name-complex="Verdana" style:font-size-complex="12pt"/>
    </style:style>
    <style:style style:name="T67_2" style:family="text">
      <style:text-properties style:font-name="Verdana" fo:font-size="12pt" style:font-name-asian="Verdana" style:font-size-asian="12pt" style:font-name-complex="Verdana" style:font-size-complex="12pt"/>
    </style:style>
    <style:style style:name="T67_3" style:family="text">
      <style:text-properties style:font-name="Verdana" fo:font-size="12pt" style:font-name-asian="Verdana" style:font-size-asian="12pt" style:font-name-complex="Verdana" style:font-size-complex="12pt"/>
    </style:style>
    <style:style style:name="T67_4" style:family="text">
      <style:text-properties style:font-name="Verdana" fo:font-size="12pt" style:font-name-asian="Verdana" style:font-size-asian="12pt" style:font-name-complex="Verdana" style:font-size-complex="12pt"/>
    </style:style>
    <style:style style:name="T67_5" style:family="text">
      <style:text-properties style:font-name="Verdana" fo:font-size="12pt" style:font-name-asian="Verdana" style:font-size-asian="12pt" style:font-name-complex="Verdana" style:font-size-complex="12pt"/>
    </style:style>
    <style:style style:name="T67_6" style:family="text">
      <style:text-properties style:font-name="Verdana" fo:font-size="12pt" style:font-name-asian="Verdana" style:font-size-asian="12pt" style:font-name-complex="Verdana" style:font-size-complex="12pt"/>
    </style:style>
    <style:style style:name="T67_7" style:family="text">
      <style:text-properties style:font-name="Verdana" fo:font-size="12pt" style:font-name-asian="Verdana" style:font-size-asian="12pt" style:font-name-complex="Verdana" style:font-size-complex="12pt"/>
    </style:style>
    <style:style style:name="T67_8" style:family="text">
      <style:text-properties style:font-name="Verdana" fo:font-size="12pt" style:font-name-asian="Verdana" style:font-size-asian="12pt" style:font-name-complex="Verdana" style:font-size-complex="12pt"/>
    </style:style>
    <style:style style:name="T67_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3" style:family="text">
      <style:text-properties style:font-name="Verdana" fo:font-size="12pt" style:font-name-asian="Verdana" style:font-size-asian="12pt" style:font-name-complex="Verdana" style:font-size-complex="12pt"/>
    </style:style>
    <style:style style:name="T67_14" style:family="text">
      <style:text-properties style:font-name="Verdana" fo:font-size="12pt" style:font-name-asian="Verdana" style:font-size-asian="12pt" style:font-name-complex="Verdana" style:font-size-complex="12pt"/>
    </style:style>
    <style:style style:name="T67_15" style:family="text">
      <style:text-properties style:font-name="Verdana" fo:font-size="12pt" style:font-name-asian="Verdana" style:font-size-asian="12pt" style:font-name-complex="Verdana" style:font-size-complex="12pt"/>
    </style:style>
    <style:style style:name="T67_16" style:family="text">
      <style:text-properties style:font-name="Verdana" fo:font-size="12pt" style:font-name-asian="Verdana" style:font-size-asian="12pt" style:font-name-complex="Verdana" style:font-size-complex="12pt"/>
    </style:style>
    <style:style style:name="T67_17" style:family="text">
      <style:text-properties style:font-name="Verdana" fo:font-size="12pt" style:font-name-asian="Verdana" style:font-size-asian="12pt" style:font-name-complex="Verdana" style:font-size-complex="12pt"/>
    </style:style>
    <style:style style:name="T67_18" style:family="text">
      <style:text-properties style:font-name="Verdana" fo:font-size="12pt" style:font-name-asian="Verdana" style:font-size-asian="12pt" style:font-name-complex="Verdana" style:font-size-complex="12pt"/>
    </style:style>
    <style:style style:name="T67_19" style:family="text">
      <style:text-properties style:font-name="Verdana" fo:font-size="12pt" style:font-name-asian="Verdana" style:font-size-asian="12pt" style:font-name-complex="Verdana" style:font-size-complex="12pt"/>
    </style:style>
    <style:style style:name="T67_20" style:family="text">
      <style:text-properties style:font-name="Verdana" fo:font-size="12pt" style:font-name-asian="Verdana" style:font-size-asian="12pt" style:font-name-complex="Verdana" style:font-size-complex="12pt"/>
    </style:style>
    <style:style style:name="T67_21" style:family="text">
      <style:text-properties style:font-name="Verdana" fo:font-size="12pt" style:font-name-asian="Verdana" style:font-size-asian="12pt" style:font-name-complex="Verdana" style:font-size-complex="12pt"/>
    </style:style>
    <style:style style:name="T67_22" style:family="text">
      <style:text-properties style:font-name="Verdana" fo:font-size="12pt" style:font-name-asian="Verdana" style:font-size-asian="12pt" style:font-name-complex="Verdana" style:font-size-complex="12pt"/>
    </style:style>
    <style:style style:name="T67_23" style:family="text">
      <style:text-properties style:font-name="Verdana" fo:font-size="12pt" style:font-name-asian="Verdana" style:font-size-asian="12pt" style:font-name-complex="Verdana" style:font-size-complex="12pt"/>
    </style:style>
    <style:style style:name="T67_24" style:family="text">
      <style:text-properties style:font-name="Verdana" fo:font-size="12pt" style:font-name-asian="Verdana" style:font-size-asian="12pt" style:font-name-complex="Verdana" style:font-size-complex="12pt"/>
    </style:style>
    <style:style style:name="T67_25" style:family="text">
      <style:text-properties style:font-name="Verdana" fo:font-size="12pt" style:font-name-asian="Verdana" style:font-size-asian="12pt" style:font-name-complex="Verdana" style:font-size-complex="12pt"/>
    </style:style>
    <style:style style:name="T67_26" style:family="text">
      <style:text-properties style:font-name="Verdana" fo:font-size="12pt" style:font-name-asian="Verdana" style:font-size-asian="12pt" style:font-name-complex="Verdana" style:font-size-complex="12pt"/>
    </style:style>
    <style:style style:name="T67_27" style:family="text">
      <style:text-properties style:font-name="Verdana" fo:font-size="12pt" style:font-name-asian="Verdana" style:font-size-asian="12pt" style:font-name-complex="Verdana" style:font-size-complex="12pt"/>
    </style:style>
    <style:style style:name="T67_28" style:family="text">
      <style:text-properties style:font-name="Verdana" fo:font-size="12pt" style:font-name-asian="Verdana" style:font-size-asian="12pt" style:font-name-complex="Verdana" style:font-size-complex="12pt"/>
    </style:style>
    <style:style style:name="T67_29" style:family="text">
      <style:text-properties style:font-name="Verdana" fo:font-size="12pt" style:font-name-asian="Verdana" style:font-size-asian="12pt" style:font-name-complex="Verdana" style:font-size-complex="12pt"/>
    </style:style>
    <style:style style:name="T67_30" style:family="text">
      <style:text-properties style:font-name="Verdana" fo:font-size="12pt" style:font-name-asian="Verdana" style:font-size-asian="12pt" style:font-name-complex="Verdana" style:font-size-complex="12pt"/>
    </style:style>
    <style:style style:name="T67_31" style:family="text">
      <style:text-properties style:font-name="Verdana" fo:font-size="12pt" style:font-name-asian="Verdana" style:font-size-asian="12pt" style:font-name-complex="Verdana" style:font-size-complex="12pt"/>
    </style:style>
    <style:style style:name="T67_32" style:family="text">
      <style:text-properties style:font-name="Verdana" fo:font-size="12pt" style:font-name-asian="Verdana" style:font-size-asian="12pt" style:font-name-complex="Verdana" style:font-size-complex="12pt"/>
    </style:style>
    <style:style style:name="T67_33" style:family="text">
      <style:text-properties style:font-name="Verdana" fo:font-size="12pt" style:font-name-asian="Verdana" style:font-size-asian="12pt" style:font-name-complex="Verdana" style:font-size-complex="12pt"/>
    </style:style>
    <style:style style:name="T67_34" style:family="text">
      <style:text-properties style:font-name="Verdana" fo:font-size="12pt" style:font-name-asian="Verdana" style:font-size-asian="12pt" style:font-name-complex="Verdana" style:font-size-complex="12pt"/>
    </style:style>
    <style:style style:name="T67_35" style:family="text">
      <style:text-properties style:font-name="Verdana" fo:font-size="12pt" style:font-name-asian="Verdana" style:font-size-asian="12pt" style:font-name-complex="Verdana" style:font-size-complex="12pt"/>
    </style:style>
    <style:style style:name="T67_36" style:family="text">
      <style:text-properties style:font-name="Verdana" fo:font-size="12pt" style:font-name-asian="Verdana" style:font-size-asian="12pt" style:font-name-complex="Verdana" style:font-size-complex="12pt"/>
    </style:style>
    <style:style style:name="T67_37" style:family="text">
      <style:text-properties style:font-name="Verdana" fo:font-size="12pt" style:font-name-asian="Verdana" style:font-size-asian="12pt" style:font-name-complex="Verdana" style:font-size-complex="12pt"/>
    </style:style>
    <style:style style:name="T67_3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3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3" style:family="text">
      <style:text-properties style:font-name="Verdana" fo:font-size="12pt" style:font-name-asian="Verdana" style:font-size-asian="12pt" style:font-name-complex="Verdana" style:font-size-complex="12pt"/>
    </style:style>
    <style:style style:name="T67_44" style:family="text">
      <style:text-properties style:font-name="Verdana" fo:font-size="12pt" style:font-name-asian="Verdana" style:font-size-asian="12pt" style:font-name-complex="Verdana" style:font-size-complex="12pt"/>
    </style:style>
    <style:style style:name="T67_45" style:family="text">
      <style:text-properties style:font-name="Verdana" fo:font-size="12pt" style:font-name-asian="Verdana" style:font-size-asian="12pt" style:font-name-complex="Verdana" style:font-size-complex="12pt"/>
    </style:style>
    <style:style style:name="T67_46" style:family="text">
      <style:text-properties style:font-name="Verdana" fo:font-size="12pt" style:font-name-asian="Verdana" style:font-size-asian="12pt" style:font-name-complex="Verdana" style:font-size-complex="12pt"/>
    </style:style>
    <style:style style:name="T67_47" style:family="text">
      <style:text-properties style:font-name="Verdana" fo:font-size="12pt" style:font-name-asian="Verdana" style:font-size-asian="12pt" style:font-name-complex="Verdana" style:font-size-complex="12pt"/>
    </style:style>
    <style:style style:name="T67_48" style:family="text">
      <style:text-properties style:font-name="Verdana" fo:font-size="12pt" style:font-name-asian="Verdana" style:font-size-asian="12pt" style:font-name-complex="Verdana" style:font-size-complex="12pt"/>
    </style:style>
    <style:style style:name="T67_49" style:family="text">
      <style:text-properties style:font-name="Verdana" fo:font-size="12pt" style:font-name-asian="Verdana" style:font-size-asian="12pt" style:font-name-complex="Verdana" style:font-size-complex="12pt"/>
    </style:style>
    <style:style style:name="T67_50" style:family="text">
      <style:text-properties style:font-name="Verdana" fo:font-size="12pt" style:font-name-asian="Verdana" style:font-size-asian="12pt" style:font-name-complex="Verdana" style:font-size-complex="12pt"/>
    </style:style>
    <style:style style:name="T67_51" style:family="text">
      <style:text-properties style:font-name="Verdana" fo:font-size="12pt" style:font-name-asian="Verdana" style:font-size-asian="12pt" style:font-name-complex="Verdana" style:font-size-complex="12pt"/>
    </style:style>
    <style:style style:name="T67_52" style:family="text">
      <style:text-properties style:font-name="Verdana" fo:font-size="12pt" style:font-name-asian="Verdana" style:font-size-asian="12pt" style:font-name-complex="Verdana" style:font-size-complex="12pt"/>
    </style:style>
    <style:style style:name="T67_53" style:family="text">
      <style:text-properties style:font-name="Verdana" fo:font-size="12pt" style:font-name-asian="Verdana" style:font-size-asian="12pt" style:font-name-complex="Verdana" style:font-size-complex="12pt"/>
    </style:style>
    <style:style style:name="T67_54" style:family="text">
      <style:text-properties style:font-name="Verdana" fo:font-size="12pt" style:font-name-asian="Verdana" style:font-size-asian="12pt" style:font-name-complex="Verdana" style:font-size-complex="12pt"/>
    </style:style>
    <style:style style:name="T67_55" style:family="text">
      <style:text-properties style:font-name="Verdana" fo:font-size="12pt" style:font-name-asian="Verdana" style:font-size-asian="12pt" style:font-name-complex="Verdana" style:font-size-complex="12pt"/>
    </style:style>
    <style:style style:name="P68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5" style:family="text">
      <style:text-properties style:font-name="Verdana" fo:font-size="12pt" style:font-name-asian="Verdana" style:font-size-asian="12pt" style:font-name-complex="Verdana" style:font-size-complex="12pt"/>
    </style:style>
    <style:style style:name="T69_6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69_7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69_8" style:family="text">
      <style:text-properties style:font-name="Verdana" fo:font-size="12pt" style:font-name-asian="Verdana" style:font-size-asian="12pt" style:font-name-complex="Verdana" style:font-size-complex="12pt"/>
    </style:style>
    <style:style style:name="T69_9" style:family="text">
      <style:text-properties style:font-name="Verdana" fo:font-size="12pt" style:font-name-asian="Verdana" style:font-size-asian="12pt" style:font-name-complex="Verdana" style:font-size-complex="12pt"/>
    </style:style>
    <style:style style:name="T69_10" style:family="text">
      <style:text-properties style:font-name="Verdana" fo:font-size="12pt" style:font-name-asian="Verdana" style:font-size-asian="12pt" style:font-name-complex="Verdana" style:font-size-complex="12pt"/>
    </style:style>
    <style:style style:name="T69_11" style:family="text">
      <style:text-properties style:font-name="Verdana" fo:font-size="12pt" style:font-name-asian="Verdana" style:font-size-asian="12pt" style:font-name-complex="Verdana" style:font-size-complex="12pt"/>
    </style:style>
    <style:style style:name="T69_12" style:family="text">
      <style:text-properties style:font-name="Verdana" fo:font-size="12pt" style:font-name-asian="Verdana" style:font-size-asian="12pt" style:font-name-complex="Verdana" style:font-size-complex="12pt"/>
    </style:style>
    <style:style style:name="T69_13" style:family="text">
      <style:text-properties style:font-name="Verdana" fo:font-size="12pt" style:font-name-asian="Verdana" style:font-size-asian="12pt" style:font-name-complex="Verdana" style:font-size-complex="12pt"/>
    </style:style>
    <style:style style:name="T69_14" style:family="text">
      <style:text-properties style:font-name="Verdana" fo:font-size="12pt" style:font-name-asian="Verdana" style:font-size-asian="12pt" style:font-name-complex="Verdana" style:font-size-complex="12pt"/>
    </style:style>
    <style:style style:name="T69_15" style:family="text">
      <style:text-properties style:font-name="Verdana" fo:font-size="12pt" style:font-name-asian="Verdana" style:font-size-asian="12pt" style:font-name-complex="Verdana" style:font-size-complex="12pt"/>
    </style:style>
    <style:style style:name="T69_16" style:family="text">
      <style:text-properties style:font-name="Verdana" fo:font-size="12pt" style:font-name-asian="Verdana" style:font-size-asian="12pt" style:font-name-complex="Verdana" style:font-size-complex="12pt"/>
    </style:style>
    <style:style style:name="T69_17" style:family="text">
      <style:text-properties style:font-name="Verdana" fo:font-size="12pt" style:font-name-asian="Verdana" style:font-size-asian="12pt" style:font-name-complex="Verdana" style:font-size-complex="12pt"/>
    </style:style>
    <style:style style:name="T69_18" style:family="text">
      <style:text-properties style:font-name="Verdana" fo:font-size="12pt" style:font-name-asian="Verdana" style:font-size-asian="12pt" style:font-name-complex="Verdana" style:font-size-complex="12pt"/>
    </style:style>
    <style:style style:name="T69_19" style:family="text">
      <style:text-properties style:font-name="Verdana" fo:font-size="12pt" style:font-name-asian="Verdana" style:font-size-asian="12pt" style:font-name-complex="Verdana" style:font-size-complex="12pt"/>
    </style:style>
    <style:style style:name="T69_20" style:family="text">
      <style:text-properties style:font-name="Verdana" fo:font-size="12pt" style:font-name-asian="Verdana" style:font-size-asian="12pt" style:font-name-complex="Verdana" style:font-size-complex="12pt"/>
    </style:style>
    <style:style style:name="T69_21" style:family="text">
      <style:text-properties style:font-name="Verdana" fo:font-size="12pt" style:font-name-asian="Verdana" style:font-size-asian="12pt" style:font-name-complex="Verdana" style:font-size-complex="12pt"/>
    </style:style>
    <style:style style:name="T69_22" style:family="text">
      <style:text-properties style:font-name="Verdana" fo:font-size="12pt" style:font-name-asian="Verdana" style:font-size-asian="12pt" style:font-name-complex="Verdana" style:font-size-complex="12pt"/>
    </style:style>
    <style:style style:name="T69_23" style:family="text">
      <style:text-properties style:font-name="Verdana" fo:font-size="12pt" style:font-name-asian="Verdana" style:font-size-asian="12pt" style:font-name-complex="Verdana" style:font-size-complex="12pt"/>
    </style:style>
    <style:style style:name="T69_24" style:family="text">
      <style:text-properties style:font-name="Verdana" fo:font-size="12pt" style:font-name-asian="Verdana" style:font-size-asian="12pt" style:font-name-complex="Verdana" style:font-size-complex="12pt"/>
    </style:style>
    <style:style style:name="T69_25" style:family="text">
      <style:text-properties style:font-name="Verdana" fo:font-size="12pt" style:font-name-asian="Verdana" style:font-size-asian="12pt" style:font-name-complex="Verdana" style:font-size-complex="12pt"/>
    </style:style>
    <style:style style:name="T69_26" style:family="text">
      <style:text-properties style:font-name="Verdana" fo:font-size="12pt" style:font-name-asian="Verdana" style:font-size-asian="12pt" style:font-name-complex="Verdana" style:font-size-complex="12pt"/>
    </style:style>
    <style:style style:name="T69_27" style:family="text">
      <style:text-properties style:font-name="Verdana" fo:font-size="12pt" style:font-name-asian="Verdana" style:font-size-asian="12pt" style:font-name-complex="Verdana" style:font-size-complex="12pt"/>
    </style:style>
    <style:style style:name="T69_28" style:family="text">
      <style:text-properties style:font-name="Verdana" fo:font-size="12pt" style:font-name-asian="Verdana" style:font-size-asian="12pt" style:font-name-complex="Verdana" style:font-size-complex="12pt"/>
    </style:style>
    <style:style style:name="T69_29" style:family="text">
      <style:text-properties style:font-name="Verdana" fo:font-size="12pt" style:font-name-asian="Verdana" style:font-size-asian="12pt" style:font-name-complex="Verdana" style:font-size-complex="12pt"/>
    </style:style>
    <style:style style:name="T69_30" style:family="text">
      <style:text-properties style:font-name="Verdana" fo:font-size="12pt" style:font-name-asian="Verdana" style:font-size-asian="12pt" style:font-name-complex="Verdana" style:font-size-complex="12pt"/>
    </style:style>
    <style:style style:name="T69_31" style:family="text">
      <style:text-properties style:font-name="Verdana" fo:font-size="12pt" style:font-name-asian="Verdana" style:font-size-asian="12pt" style:font-name-complex="Verdana" style:font-size-complex="12pt"/>
    </style:style>
    <style:style style:name="T69_32" style:family="text">
      <style:text-properties style:font-name="Verdana" fo:font-size="12pt" style:font-name-asian="Verdana" style:font-size-asian="12pt" style:font-name-complex="Verdana" style:font-size-complex="12pt"/>
    </style:style>
    <style:style style:name="T69_33" style:family="text">
      <style:text-properties style:font-name="Verdana" fo:font-size="12pt" style:font-name-asian="Verdana" style:font-size-asian="12pt" style:font-name-complex="Verdana" style:font-size-complex="12pt"/>
    </style:style>
    <style:style style:name="T69_34" style:family="text">
      <style:text-properties style:font-name="Verdana" fo:font-size="12pt" style:font-name-asian="Verdana" style:font-size-asian="12pt" style:font-name-complex="Verdana" style:font-size-complex="12pt"/>
    </style:style>
    <style:style style:name="T69_35" style:family="text">
      <style:text-properties style:font-name="Verdana" fo:font-size="12pt" style:font-name-asian="Verdana" style:font-size-asian="12pt" style:font-name-complex="Verdana" style:font-size-complex="12pt"/>
    </style:style>
    <style:style style:name="T69_36" style:family="text">
      <style:text-properties style:font-name="Verdana" fo:font-size="12pt" style:font-name-asian="Verdana" style:font-size-asian="12pt" style:font-name-complex="Verdana" style:font-size-complex="12pt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style:font-name="Verdana" fo:font-size="12pt" style:font-name-asian="Verdana" style:font-size-asian="12pt" style:font-name-complex="Verdana" style:font-size-complex="12pt"/>
    </style:style>
    <style:style style:name="T70_2" style:family="text">
      <style:text-properties style:font-name="Verdana" fo:font-size="12pt" style:font-name-asian="Verdana" style:font-size-asian="12pt" style:font-name-complex="Verdana" style:font-size-complex="12pt"/>
    </style:style>
    <style:style style:name="T70_3" style:family="text">
      <style:text-properties style:font-name="Verdana" fo:font-size="12pt" style:font-name-asian="Verdana" style:font-size-asian="12pt" style:font-name-complex="Verdana" style:font-size-complex="12pt"/>
    </style:style>
    <style:style style:name="T70_4" style:family="text">
      <style:text-properties style:font-name="Verdana" fo:font-size="12pt" style:font-name-asian="Verdana" style:font-size-asian="12pt" style:font-name-complex="Verdana" style:font-size-complex="12pt"/>
    </style:style>
    <style:style style:name="T70_5" style:family="text">
      <style:text-properties style:font-name="Verdana" fo:font-size="12pt" style:font-name-asian="Verdana" style:font-size-asian="12pt" style:font-name-complex="Verdana" style:font-size-complex="12pt"/>
    </style:style>
    <style:style style:name="T70_6" style:family="text">
      <style:text-properties style:font-name="Verdana" fo:font-size="12pt" style:font-name-asian="Verdana" style:font-size-asian="12pt" style:font-name-complex="Verdana" style:font-size-complex="12pt"/>
    </style:style>
    <style:style style:name="T70_7" style:family="text">
      <style:text-properties style:font-name="Verdana" fo:font-size="12pt" style:font-name-asian="Verdana" style:font-size-asian="12pt" style:font-name-complex="Verdana" style:font-size-complex="12pt"/>
    </style:style>
    <style:style style:name="T70_8" style:family="text">
      <style:text-properties style:font-name="Verdana" fo:font-size="12pt" style:font-name-asian="Verdana" style:font-size-asian="12pt" style:font-name-complex="Verdana" style:font-size-complex="12pt"/>
    </style:style>
    <style:style style:name="T70_9" style:family="text">
      <style:text-properties style:font-name="Verdana" fo:font-size="12pt" style:font-name-asian="Verdana" style:font-size-asian="12pt" style:font-name-complex="Verdana" style:font-size-complex="12pt"/>
    </style:style>
    <style:style style:name="T70_10" style:family="text">
      <style:text-properties style:font-name="Verdana" fo:font-size="12pt" style:font-name-asian="Verdana" style:font-size-asian="12pt" style:font-name-complex="Verdana" style:font-size-complex="12pt"/>
    </style:style>
    <style:style style:name="T70_11" style:family="text">
      <style:text-properties style:font-name="Verdana" fo:font-size="12pt" style:font-name-asian="Verdana" style:font-size-asian="12pt" style:font-name-complex="Verdana" style:font-size-complex="12pt"/>
    </style:style>
    <style:style style:name="T70_12" style:family="text">
      <style:text-properties style:font-name="Verdana" fo:font-size="12pt" style:font-name-asian="Verdana" style:font-size-asian="12pt" style:font-name-complex="Verdana" style:font-size-complex="12pt"/>
    </style:style>
    <style:style style:name="T70_13" style:family="text">
      <style:text-properties style:font-name="Verdana" fo:font-size="12pt" style:font-name-asian="Verdana" style:font-size-asian="12pt" style:font-name-complex="Verdana" style:font-size-complex="12pt"/>
    </style:style>
    <style:style style:name="T70_14" style:family="text">
      <style:text-properties style:font-name="Verdana" fo:font-size="12pt" style:font-name-asian="Verdana" style:font-size-asian="12pt" style:font-name-complex="Verdana" style:font-size-complex="12pt"/>
    </style:style>
    <style:style style:name="T70_15" style:family="text">
      <style:text-properties style:font-name="Verdana" fo:font-size="12pt" style:font-name-asian="Verdana" style:font-size-asian="12pt" style:font-name-complex="Verdana" style:font-size-complex="12pt"/>
    </style:style>
    <style:style style:name="T70_16" style:family="text">
      <style:text-properties style:font-name="Verdana" fo:font-size="12pt" style:font-name-asian="Verdana" style:font-size-asian="12pt" style:font-name-complex="Verdana" style:font-size-complex="12pt"/>
    </style:style>
    <style:style style:name="T70_17" style:family="text">
      <style:text-properties style:font-name="Verdana" fo:font-size="12pt" style:font-name-asian="Verdana" style:font-size-asian="12pt" style:font-name-complex="Verdana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Verdana" fo:font-size="12pt" style:font-name-asian="Verdana" style:font-size-asian="12pt" style:font-name-complex="Verdana" style:font-size-complex="12pt"/>
    </style:style>
    <style:style style:name="T71_2" style:family="text">
      <style:text-properties style:font-name="Verdana" fo:font-size="12pt" style:font-name-asian="Verdana" style:font-size-asian="12pt" style:font-name-complex="Verdana" style:font-size-complex="12pt"/>
    </style:style>
    <style:style style:name="T71_3" style:family="text">
      <style:text-properties style:font-name="Verdana" fo:font-size="12pt" style:font-name-asian="Verdana" style:font-size-asian="12pt" style:font-name-complex="Verdana" style:font-size-complex="12pt"/>
    </style:style>
    <style:style style:name="T71_4" style:family="text">
      <style:text-properties style:font-name="Verdana" fo:font-size="12pt" style:font-name-asian="Verdana" style:font-size-asian="12pt" style:font-name-complex="Verdana" style:font-size-complex="12pt"/>
    </style:style>
    <style:style style:name="T71_5" style:family="text">
      <style:text-properties style:font-name="Verdana" fo:font-size="12pt" style:font-name-asian="Verdana" style:font-size-asian="12pt" style:font-name-complex="Verdana" style:font-size-complex="12pt"/>
    </style:style>
    <style:style style:name="T71_6" style:family="text">
      <style:text-properties style:font-name="Verdana" fo:font-size="12pt" style:font-name-asian="Verdana" style:font-size-asian="12pt" style:font-name-complex="Verdana" style:font-size-complex="12pt"/>
    </style:style>
    <style:style style:name="T71_7" style:family="text">
      <style:text-properties style:font-name="Verdana" fo:font-size="12pt" style:font-name-asian="Verdana" style:font-size-asian="12pt" style:font-name-complex="Verdana" style:font-size-complex="12pt"/>
    </style:style>
    <style:style style:name="T71_8" style:family="text">
      <style:text-properties style:font-name="Verdana" fo:font-size="12pt" style:font-name-asian="Verdana" style:font-size-asian="12pt" style:font-name-complex="Verdana" style:font-size-complex="12pt"/>
    </style:style>
    <style:style style:name="T71_9" style:family="text">
      <style:text-properties style:font-name="Verdana" fo:font-size="12pt" style:font-name-asian="Verdana" style:font-size-asian="12pt" style:font-name-complex="Verdana" style:font-size-complex="12pt"/>
    </style:style>
    <style:style style:name="T71_10" style:family="text">
      <style:text-properties style:font-name="Verdana" fo:font-size="12pt" style:font-name-asian="Verdana" style:font-size-asian="12pt" style:font-name-complex="Verdana" style:font-size-complex="12pt"/>
    </style:style>
    <style:style style:name="P72" style:family="paragraph" style:parent-style-name="Standard">
      <style:paragraph-properties fo:break-before="auto" fo:line-height="100%" fo:margin-top="0cm" fo:margin-bottom="0cm" style:writing-mode="lr-tb"/>
    </style:style>
    <style:style style:name="T72_1" style:family="text">
      <style:text-properties style:font-name="Verdana" fo:font-size="12pt" style:font-name-asian="Verdana" style:font-size-asian="12pt" style:font-name-complex="Verdana" style:font-size-complex="12pt"/>
    </style:style>
    <style:style style:name="T72_2" style:family="text">
      <style:text-properties style:font-name="Verdana" fo:font-size="12pt" style:font-name-asian="Verdana" style:font-size-asian="12pt" style:font-name-complex="Verdana" style:font-size-complex="12pt"/>
    </style:style>
    <style:style style:name="T72_3" style:family="text">
      <style:text-properties style:font-name="Verdana" fo:font-size="12pt" style:font-name-asian="Verdana" style:font-size-asian="12pt" style:font-name-complex="Verdana" style:font-size-complex="12pt"/>
    </style:style>
    <style:style style:name="T72_4" style:family="text">
      <style:text-properties style:font-name="Verdana" fo:font-size="12pt" style:font-name-asian="Verdana" style:font-size-asian="12pt" style:font-name-complex="Verdana" style:font-size-complex="12pt"/>
    </style:style>
    <style:style style:name="T72_5" style:family="text">
      <style:text-properties style:font-name="Verdana" fo:font-size="12pt" style:font-name-asian="Verdana" style:font-size-asian="12pt" style:font-name-complex="Verdana" style:font-size-complex="12pt"/>
    </style:style>
    <style:style style:name="T72_6" style:family="text">
      <style:text-properties style:font-name="Verdana" fo:font-size="12pt" style:font-name-asian="Verdana" style:font-size-asian="12pt" style:font-name-complex="Verdana" style:font-size-complex="12pt"/>
    </style:style>
    <style:style style:name="T72_7" style:family="text">
      <style:text-properties style:font-name="Verdana" fo:font-size="12pt" style:font-name-asian="Verdana" style:font-size-asian="12pt" style:font-name-complex="Verdana" style:font-size-complex="12pt"/>
    </style:style>
    <style:style style:name="T72_8" style:family="text">
      <style:text-properties style:font-name="Verdana" fo:font-size="12pt" style:font-name-asian="Verdana" style:font-size-asian="12pt" style:font-name-complex="Verdana" style:font-size-complex="12pt"/>
    </style:style>
    <style:style style:name="T72_9" style:family="text">
      <style:text-properties style:font-name="Verdana" fo:font-size="12pt" style:font-name-asian="Verdana" style:font-size-asian="12pt" style:font-name-complex="Verdana" style:font-size-complex="12pt"/>
    </style:style>
    <style:style style:name="T72_10" style:family="text">
      <style:text-properties style:font-name="Verdana" fo:font-size="12pt" style:font-name-asian="Verdana" style:font-size-asian="12pt" style:font-name-complex="Verdana" style:font-size-complex="12pt"/>
    </style:style>
    <style:style style:name="T72_11" style:family="text">
      <style:text-properties style:font-name="Verdana" fo:font-size="12pt" style:font-name-asian="Verdana" style:font-size-asian="12pt" style:font-name-complex="Verdana" style:font-size-complex="12pt"/>
    </style:style>
    <style:style style:name="T72_12" style:family="text">
      <style:text-properties style:font-name="Verdana" fo:font-size="12pt" style:font-name-asian="Verdana" style:font-size-asian="12pt" style:font-name-complex="Verdana" style:font-size-complex="12pt"/>
    </style:style>
    <style:style style:name="T72_13" style:family="text">
      <style:text-properties style:font-name="Verdana" fo:font-size="12pt" style:font-name-asian="Verdana" style:font-size-asian="12pt" style:font-name-complex="Verdana" style:font-size-complex="12pt"/>
    </style:style>
    <style:style style:name="T72_14" style:family="text">
      <style:text-properties style:font-name="Verdana" fo:font-size="12pt" style:font-name-asian="Verdana" style:font-size-asian="12pt" style:font-name-complex="Verdana" style:font-size-complex="12pt"/>
    </style:style>
    <style:style style:name="T72_15" style:family="text">
      <style:text-properties style:font-name="Verdana" fo:font-size="12pt" style:font-name-asian="Verdana" style:font-size-asian="12pt" style:font-name-complex="Verdana" style:font-size-complex="12pt"/>
    </style:style>
    <style:style style:name="T72_16" style:family="text">
      <style:text-properties style:font-name="Verdana" fo:font-size="12pt" style:font-name-asian="Verdana" style:font-size-asian="12pt" style:font-name-complex="Verdana" style:font-size-complex="12pt"/>
    </style:style>
    <style:style style:name="T72_17" style:family="text">
      <style:text-properties style:font-name="Verdana" fo:font-size="12pt" style:font-name-asian="Verdana" style:font-size-asian="12pt" style:font-name-complex="Verdana" style:font-size-complex="12pt"/>
    </style:style>
    <style:style style:name="T72_18" style:family="text">
      <style:text-properties style:font-name="Verdana" fo:font-size="12pt" style:font-name-asian="Verdana" style:font-size-asian="12pt" style:font-name-complex="Verdana" style:font-size-complex="12pt"/>
    </style:style>
    <style:style style:name="T72_19" style:family="text">
      <style:text-properties style:font-name="Verdana" fo:font-size="12pt" style:font-name-asian="Verdana" style:font-size-asian="12pt" style:font-name-complex="Verdana" style:font-size-complex="12pt"/>
    </style:style>
    <style:style style:name="P73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4" style:family="paragraph" style:parent-style-name="Standard">
      <style:paragraph-properties fo:break-before="auto" fo:line-height="100%" fo:margin-bottom="0.212cm" style:writing-mode="lr-tb"/>
    </style:style>
    <style:style style:name="T74_1" style:family="text">
      <style:text-properties style:font-name="Verdana" fo:font-size="12pt" style:font-name-asian="Verdana" style:font-size-asian="12pt" style:font-name-complex="Verdana" style:font-size-complex="12pt"/>
    </style:style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5" style:family="text">
      <style:text-properties style:font-name="Verdana" fo:font-size="12pt" style:font-name-asian="Verdana" style:font-size-asian="12pt" style:font-name-complex="Verdana" style:font-size-complex="12pt"/>
    </style:style>
    <style:style style:name="T7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4" style:family="text">
      <style:text-properties style:font-name="Verdana" fo:font-size="12pt" style:font-name-asian="Verdana" style:font-size-asian="12pt" style:font-name-complex="Verdana" style:font-size-complex="12pt"/>
    </style:style>
    <style:style style:name="T75_15" style:family="text">
      <style:text-properties style:font-name="Verdana" fo:font-size="12pt" style:font-name-asian="Verdana" style:font-size-asian="12pt" style:font-name-complex="Verdana" style:font-size-complex="12pt"/>
    </style:style>
    <style:style style:name="T75_16" style:family="text">
      <style:text-properties style:font-name="Verdana" fo:font-size="12pt" style:font-name-asian="Verdana" style:font-size-asian="12pt" style:font-name-complex="Verdana" style:font-size-complex="12pt"/>
    </style:style>
    <style:style style:name="T75_17" style:family="text">
      <style:text-properties style:font-name="Verdana" fo:font-size="12pt" style:font-name-asian="Verdana" style:font-size-asian="12pt" style:font-name-complex="Verdana" style:font-size-complex="12pt"/>
    </style:style>
    <style:style style:name="T75_18" style:family="text">
      <style:text-properties style:font-name="Verdana" fo:font-size="12pt" style:font-name-asian="Verdana" style:font-size-asian="12pt" style:font-name-complex="Verdana" style:font-size-complex="12pt"/>
    </style:style>
    <style:style style:name="T75_19" style:family="text">
      <style:text-properties style:font-name="Verdana" fo:font-size="12pt" style:font-name-asian="Verdana" style:font-size-asian="12pt" style:font-name-complex="Verdana" style:font-size-complex="12pt"/>
    </style:style>
    <style:style style:name="T75_20" style:family="text">
      <style:text-properties style:font-name="Verdana" fo:font-size="12pt" style:font-name-asian="Verdana" style:font-size-asian="12pt" style:font-name-complex="Verdana" style:font-size-complex="12pt"/>
    </style:style>
    <style:style style:name="T75_21" style:family="text">
      <style:text-properties style:font-name="Verdana" fo:font-size="12pt" style:font-name-asian="Verdana" style:font-size-asian="12pt" style:font-name-complex="Verdana" style:font-size-complex="12pt"/>
    </style:style>
    <style:style style:name="T75_22" style:family="text">
      <style:text-properties style:font-name="Verdana" fo:font-size="12pt" style:font-name-asian="Verdana" style:font-size-asian="12pt" style:font-name-complex="Verdana" style:font-size-complex="12pt"/>
    </style:style>
    <style:style style:name="T75_23" style:family="text">
      <style:text-properties style:font-name="Verdana" fo:font-size="12pt" style:font-name-asian="Verdana" style:font-size-asian="12pt" style:font-name-complex="Verdana" style:font-size-complex="12pt"/>
    </style:style>
    <style:style style:name="T75_24" style:family="text">
      <style:text-properties style:font-name="Verdana" fo:font-size="12pt" style:font-name-asian="Verdana" style:font-size-asian="12pt" style:font-name-complex="Verdana" style:font-size-complex="12pt"/>
    </style:style>
    <style:style style:name="T75_25" style:family="text">
      <style:text-properties style:font-name="Verdana" fo:font-size="12pt" style:font-name-asian="Verdana" style:font-size-asian="12pt" style:font-name-complex="Verdana" style:font-size-complex="12pt"/>
    </style:style>
    <style:style style:name="T75_26" style:family="text">
      <style:text-properties style:font-name="Verdana" fo:font-size="12pt" style:font-name-asian="Verdana" style:font-size-asian="12pt" style:font-name-complex="Verdana" style:font-size-complex="12pt"/>
    </style:style>
    <style:style style:name="T75_27" style:family="text">
      <style:text-properties style:font-name="Verdana" fo:font-size="12pt" style:font-name-asian="Verdana" style:font-size-asian="12pt" style:font-name-complex="Verdana" style:font-size-complex="12pt"/>
    </style:style>
    <style:style style:name="T75_28" style:family="text">
      <style:text-properties style:font-name="Verdana" fo:font-size="12pt" style:font-name-asian="Verdana" style:font-size-asian="12pt" style:font-name-complex="Verdana" style:font-size-complex="12pt"/>
    </style:style>
    <style:style style:name="T75_29" style:family="text">
      <style:text-properties style:font-name="Verdana" fo:font-size="12pt" style:font-name-asian="Verdana" style:font-size-asian="12pt" style:font-name-complex="Verdana" style:font-size-complex="12pt"/>
    </style:style>
    <style:style style:name="T75_30" style:family="text">
      <style:text-properties style:font-name="Verdana" fo:font-size="12pt" style:font-name-asian="Verdana" style:font-size-asian="12pt" style:font-name-complex="Verdana" style:font-size-complex="12pt"/>
    </style:style>
    <style:style style:name="T75_31" style:family="text">
      <style:text-properties style:font-name="Verdana" fo:font-size="12pt" style:font-name-asian="Verdana" style:font-size-asian="12pt" style:font-name-complex="Verdana" style:font-size-complex="12pt"/>
    </style:style>
    <style:style style:name="T75_32" style:family="text">
      <style:text-properties style:font-name="Verdana" fo:font-size="12pt" style:font-name-asian="Verdana" style:font-size-asian="12pt" style:font-name-complex="Verdana" style:font-size-complex="12pt"/>
    </style:style>
    <style:style style:name="T75_33" style:family="text">
      <style:text-properties style:font-name="Verdana" fo:font-size="12pt" style:font-name-asian="Verdana" style:font-size-asian="12pt" style:font-name-complex="Verdana" style:font-size-complex="12pt"/>
    </style:style>
    <style:style style:name="T75_34" style:family="text">
      <style:text-properties style:font-name="Verdana" fo:font-size="12pt" style:font-name-asian="Verdana" style:font-size-asian="12pt" style:font-name-complex="Verdana" style:font-size-complex="12pt"/>
    </style:style>
    <style:style style:name="T75_35" style:family="text">
      <style:text-properties style:font-name="Verdana" fo:font-size="12pt" style:font-name-asian="Verdana" style:font-size-asian="12pt" style:font-name-complex="Verdana" style:font-size-complex="12pt"/>
    </style:style>
    <style:style style:name="T75_36" style:family="text">
      <style:text-properties style:font-name="Verdana" fo:font-size="12pt" style:font-name-asian="Verdana" style:font-size-asian="12pt" style:font-name-complex="Verdana" style:font-size-complex="12pt"/>
    </style:style>
    <style:style style:name="T75_37" style:family="text">
      <style:text-properties style:font-name="Verdana" fo:font-size="12pt" style:font-name-asian="Verdana" style:font-size-asian="12pt" style:font-name-complex="Verdana" style:font-size-complex="12pt"/>
    </style:style>
    <style:style style:name="T75_38" style:family="text">
      <style:text-properties style:font-name="Verdana" fo:font-size="12pt" style:font-name-asian="Verdana" style:font-size-asian="12pt" style:font-name-complex="Verdana" style:font-size-complex="12pt"/>
    </style:style>
    <style:style style:name="T75_39" style:family="text">
      <style:text-properties style:font-name="Verdana" fo:font-size="12pt" style:font-name-asian="Verdana" style:font-size-asian="12pt" style:font-name-complex="Verdana" style:font-size-complex="12pt"/>
    </style:style>
    <style:style style:name="T75_40" style:family="text">
      <style:text-properties style:font-name="Verdana" fo:font-size="12pt" style:font-name-asian="Verdana" style:font-size-asian="12pt" style:font-name-complex="Verdana" style:font-size-complex="12pt"/>
    </style:style>
    <style:style style:name="T75_41" style:family="text">
      <style:text-properties style:font-name="Verdana" fo:font-size="12pt" style:font-name-asian="Verdana" style:font-size-asian="12pt" style:font-name-complex="Verdana" style:font-size-complex="12pt"/>
    </style:style>
    <style:style style:name="T75_42" style:family="text">
      <style:text-properties style:font-name="Verdana" fo:font-size="12pt" style:font-name-asian="Verdana" style:font-size-asian="12pt" style:font-name-complex="Verdana" style:font-size-complex="12pt"/>
    </style:style>
    <style:style style:name="T75_43" style:family="text">
      <style:text-properties style:font-name="Verdana" fo:font-size="12pt" style:font-name-asian="Verdana" style:font-size-asian="12pt" style:font-name-complex="Verdana" style:font-size-complex="12pt"/>
    </style:style>
    <style:style style:name="T75_44" style:family="text">
      <style:text-properties style:font-name="Verdana" fo:font-size="12pt" style:font-name-asian="Verdana" style:font-size-asian="12pt" style:font-name-complex="Verdana" style:font-size-complex="12pt"/>
    </style:style>
    <style:style style:name="T75_45" style:family="text">
      <style:text-properties style:font-name="Verdana" fo:font-size="12pt" style:font-name-asian="Verdana" style:font-size-asian="12pt" style:font-name-complex="Verdana" style:font-size-complex="12pt"/>
    </style:style>
    <style:style style:name="T75_46" style:family="text">
      <style:text-properties style:font-name="Verdana" fo:font-size="12pt" style:font-name-asian="Verdana" style:font-size-asian="12pt" style:font-name-complex="Verdana" style:font-size-complex="12pt"/>
    </style:style>
    <style:style style:name="T75_47" style:family="text">
      <style:text-properties style:font-name="Verdana" fo:font-size="12pt" style:font-name-asian="Verdana" style:font-size-asian="12pt" style:font-name-complex="Verdana" style:font-size-complex="12pt"/>
    </style:style>
    <style:style style:name="T75_48" style:family="text">
      <style:text-properties style:font-name="Verdana" fo:font-size="12pt" style:font-name-asian="Verdana" style:font-size-asian="12pt" style:font-name-complex="Verdana" style:font-size-complex="12pt"/>
    </style:style>
    <style:style style:name="T75_49" style:family="text">
      <style:text-properties style:font-name="Verdana" fo:font-size="12pt" style:font-name-asian="Verdana" style:font-size-asian="12pt" style:font-name-complex="Verdana" style:font-size-complex="12pt"/>
    </style:style>
    <style:style style:name="T75_50" style:family="text">
      <style:text-properties style:font-name="Verdana" fo:font-size="12pt" style:font-name-asian="Verdana" style:font-size-asian="12pt" style:font-name-complex="Verdana" style:font-size-complex="12pt"/>
    </style:style>
    <style:style style:name="T75_51" style:family="text">
      <style:text-properties style:font-name="Verdana" fo:font-size="12pt" style:font-name-asian="Verdana" style:font-size-asian="12pt" style:font-name-complex="Verdana" style:font-size-complex="12pt"/>
    </style:style>
    <style:style style:name="T75_52" style:family="text">
      <style:text-properties style:font-name="Verdana" fo:font-size="12pt" style:font-name-asian="Verdana" style:font-size-asian="12pt" style:font-name-complex="Verdana" style:font-size-complex="12pt"/>
    </style:style>
    <style:style style:name="T75_53" style:family="text">
      <style:text-properties style:font-name="Verdana" fo:font-size="12pt" style:font-name-asian="Verdana" style:font-size-asian="12pt" style:font-name-complex="Verdana" style:font-size-complex="12pt"/>
    </style:style>
    <style:style style:name="T75_54" style:family="text">
      <style:text-properties style:font-name="Verdana" fo:font-size="12pt" style:font-name-asian="Verdana" style:font-size-asian="12pt" style:font-name-complex="Verdana" style:font-size-complex="12pt"/>
    </style:style>
    <style:style style:name="T75_55" style:family="text">
      <style:text-properties style:font-name="Verdana" fo:font-size="12pt" style:font-name-asian="Verdana" style:font-size-asian="12pt" style:font-name-complex="Verdana" style:font-size-complex="12pt"/>
    </style:style>
    <style:style style:name="T75_56" style:family="text">
      <style:text-properties style:font-name="Verdana" fo:font-size="12pt" style:font-name-asian="Verdana" style:font-size-asian="12pt" style:font-name-complex="Verdana" style:font-size-complex="12pt"/>
    </style:style>
    <style:style style:name="T75_57" style:family="text">
      <style:text-properties style:font-name="Verdana" fo:font-size="12pt" style:font-name-asian="Verdana" style:font-size-asian="12pt" style:font-name-complex="Verdana" style:font-size-complex="12pt"/>
    </style:style>
    <style:style style:name="T75_58" style:family="text">
      <style:text-properties style:font-name="Verdana" fo:font-size="12pt" style:font-name-asian="Verdana" style:font-size-asian="12pt" style:font-name-complex="Verdana" style:font-size-complex="12pt"/>
    </style:style>
    <style:style style:name="P7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5" style:family="text">
      <style:text-properties style:font-name="Verdana" fo:font-size="12pt" style:font-name-asian="Verdana" style:font-size-asian="12pt" style:font-name-complex="Verdana" style:font-size-complex="12pt"/>
    </style:style>
    <style:style style:name="T78_6" style:family="text">
      <style:text-properties style:font-name="Verdana" fo:font-size="12pt" style:font-name-asian="Verdana" style:font-size-asian="12pt" style:font-name-complex="Verdana" style:font-size-complex="12pt"/>
    </style:style>
    <style:style style:name="T78_7" style:family="text">
      <style:text-properties style:font-name="Verdana" fo:font-size="12pt" style:font-name-asian="Verdana" style:font-size-asian="12pt" style:font-name-complex="Verdana" style:font-size-complex="12pt"/>
    </style:style>
    <style:style style:name="T78_8" style:family="text">
      <style:text-properties style:font-name="Verdana" fo:font-size="12pt" style:font-name-asian="Verdana" style:font-size-asian="12pt" style:font-name-complex="Verdana" style:font-size-complex="12pt"/>
    </style:style>
    <style:style style:name="T78_9" style:family="text">
      <style:text-properties style:font-name="Verdana" fo:font-size="12pt" style:font-name-asian="Verdana" style:font-size-asian="12pt" style:font-name-complex="Verdana" style:font-size-complex="12pt"/>
    </style:style>
    <style:style style:name="T78_10" style:family="text">
      <style:text-properties style:font-name="Verdana" fo:font-size="12pt" style:font-name-asian="Verdana" style:font-size-asian="12pt" style:font-name-complex="Verdana" style:font-size-complex="12pt"/>
    </style:style>
    <style:style style:name="T78_11" style:family="text">
      <style:text-properties style:font-name="Verdana" fo:font-size="12pt" style:font-name-asian="Verdana" style:font-size-asian="12pt" style:font-name-complex="Verdana" style:font-size-complex="12pt"/>
    </style:style>
    <style:style style:name="T78_12" style:family="text">
      <style:text-properties style:font-name="Verdana" fo:font-size="12pt" style:font-name-asian="Verdana" style:font-size-asian="12pt" style:font-name-complex="Verdana" style:font-size-complex="12pt"/>
    </style:style>
    <style:style style:name="T78_13" style:family="text">
      <style:text-properties style:font-name="Verdana" fo:font-size="12pt" style:font-name-asian="Verdana" style:font-size-asian="12pt" style:font-name-complex="Verdana" style:font-size-complex="12pt"/>
    </style:style>
    <style:style style:name="T78_14" style:family="text">
      <style:text-properties style:font-name="Verdana" fo:font-size="12pt" style:font-name-asian="Verdana" style:font-size-asian="12pt" style:font-name-complex="Verdana" style:font-size-complex="12pt"/>
    </style:style>
    <style:style style:name="T78_15" style:family="text">
      <style:text-properties style:font-name="Verdana" fo:font-size="12pt" style:font-name-asian="Verdana" style:font-size-asian="12pt" style:font-name-complex="Verdana" style:font-size-complex="12pt"/>
    </style:style>
    <style:style style:name="T78_16" style:family="text">
      <style:text-properties style:font-name="Verdana" fo:font-size="12pt" style:font-name-asian="Verdana" style:font-size-asian="12pt" style:font-name-complex="Verdana" style:font-size-complex="12pt"/>
    </style:style>
    <style:style style:name="T78_17" style:family="text">
      <style:text-properties style:font-name="Verdana" fo:font-size="12pt" style:font-name-asian="Verdana" style:font-size-asian="12pt" style:font-name-complex="Verdana" style:font-size-complex="12pt"/>
    </style:style>
    <style:style style:name="T78_18" style:family="text">
      <style:text-properties style:font-name="Verdana" fo:font-size="12pt" style:font-name-asian="Verdana" style:font-size-asian="12pt" style:font-name-complex="Verdana" style:font-size-complex="12pt"/>
    </style:style>
    <style:style style:name="T78_19" style:family="text">
      <style:text-properties style:font-name="Verdana" fo:font-size="12pt" style:font-name-asian="Verdana" style:font-size-asian="12pt" style:font-name-complex="Verdana" style:font-size-complex="12pt"/>
    </style:style>
    <style:style style:name="T78_20" style:family="text">
      <style:text-properties style:font-name="Verdana" fo:font-size="12pt" style:font-name-asian="Verdana" style:font-size-asian="12pt" style:font-name-complex="Verdana" style:font-size-complex="12pt"/>
    </style:style>
    <style:style style:name="T78_21" style:family="text">
      <style:text-properties style:font-name="Verdana" fo:font-size="12pt" style:font-name-asian="Verdana" style:font-size-asian="12pt" style:font-name-complex="Verdana" style:font-size-complex="12pt"/>
    </style:style>
    <style:style style:name="P7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9" style:family="text">
      <style:text-properties style:font-name="Verdana" fo:font-size="12pt" style:font-name-asian="Verdana" style:font-size-asian="12pt" style:font-name-complex="Verdana" style:font-size-complex="12pt"/>
    </style:style>
    <style:style style:name="T80_10" style:family="text">
      <style:text-properties style:font-name="Verdana" fo:font-size="12pt" style:font-name-asian="Verdana" style:font-size-asian="12pt" style:font-name-complex="Verdana" style:font-size-complex="12pt"/>
    </style:style>
    <style:style style:name="T80_11" style:family="text">
      <style:text-properties style:font-name="Verdana" fo:font-size="12pt" style:font-name-asian="Verdana" style:font-size-asian="12pt" style:font-name-complex="Verdana" style:font-size-complex="12pt"/>
    </style:style>
    <style:style style:name="T80_12" style:family="text">
      <style:text-properties style:font-name="Verdana" fo:font-size="12pt" style:font-name-asian="Verdana" style:font-size-asian="12pt" style:font-name-complex="Verdana" style:font-size-complex="12pt"/>
    </style:style>
    <style:style style:name="T80_13" style:family="text">
      <style:text-properties style:font-name="Verdana" fo:font-size="12pt" style:font-name-asian="Verdana" style:font-size-asian="12pt" style:font-name-complex="Verdana" style:font-size-complex="12pt"/>
    </style:style>
    <style:style style:name="T80_14" style:family="text">
      <style:text-properties style:font-name="Verdana" fo:font-size="12pt" style:font-name-asian="Verdana" style:font-size-asian="12pt" style:font-name-complex="Verdana" style:font-size-complex="12pt"/>
    </style:style>
    <style:style style:name="T80_15" style:family="text">
      <style:text-properties style:font-name="Verdana" fo:font-size="12pt" style:font-name-asian="Verdana" style:font-size-asian="12pt" style:font-name-complex="Verdana" style:font-size-complex="12pt"/>
    </style:style>
    <style:style style:name="T80_16" style:family="text">
      <style:text-properties style:font-name="Verdana" fo:font-size="12pt" style:font-name-asian="Verdana" style:font-size-asian="12pt" style:font-name-complex="Verdana" style:font-size-complex="12pt"/>
    </style:style>
    <style:style style:name="T80_17" style:family="text">
      <style:text-properties style:font-name="Verdana" fo:font-size="12pt" style:font-name-asian="Verdana" style:font-size-asian="12pt" style:font-name-complex="Verdana" style:font-size-complex="12pt"/>
    </style:style>
    <style:style style:name="T80_18" style:family="text">
      <style:text-properties style:font-name="Verdana" fo:font-size="12pt" style:font-name-asian="Verdana" style:font-size-asian="12pt" style:font-name-complex="Verdana" style:font-size-complex="12pt"/>
    </style:style>
    <style:style style:name="T80_19" style:family="text">
      <style:text-properties style:font-name="Verdana" fo:font-size="12pt" style:font-name-asian="Verdana" style:font-size-asian="12pt" style:font-name-complex="Verdana" style:font-size-complex="12pt"/>
    </style:style>
    <style:style style:name="T80_20" style:family="text">
      <style:text-properties style:font-name="Verdana" fo:font-size="12pt" style:font-name-asian="Verdana" style:font-size-asian="12pt" style:font-name-complex="Verdana" style:font-size-complex="12pt"/>
    </style:style>
    <style:style style:name="T80_21" style:family="text">
      <style:text-properties style:font-name="Verdana" fo:font-size="12pt" style:font-name-asian="Verdana" style:font-size-asian="12pt" style:font-name-complex="Verdana" style:font-size-complex="12pt"/>
    </style:style>
    <style:style style:name="T80_22" style:family="text">
      <style:text-properties style:font-name="Verdana" fo:font-size="12pt" style:font-name-asian="Verdana" style:font-size-asian="12pt" style:font-name-complex="Verdana" style:font-size-complex="12pt"/>
    </style:style>
    <style:style style:name="T80_23" style:family="text">
      <style:text-properties style:font-name="Verdana" fo:font-size="12pt" style:font-name-asian="Verdana" style:font-size-asian="12pt" style:font-name-complex="Verdana" style:font-size-complex="12pt"/>
    </style:style>
    <style:style style:name="T80_24" style:family="text">
      <style:text-properties style:font-name="Verdana" fo:font-size="12pt" style:font-name-asian="Verdana" style:font-size-asian="12pt" style:font-name-complex="Verdana" style:font-size-complex="12pt"/>
    </style:style>
    <style:style style:name="T80_25" style:family="text">
      <style:text-properties style:font-name="Verdana" fo:font-size="12pt" style:font-name-asian="Verdana" style:font-size-asian="12pt" style:font-name-complex="Verdana" style:font-size-complex="12pt"/>
    </style:style>
    <style:style style:name="T80_26" style:family="text">
      <style:text-properties style:font-name="Verdana" fo:font-size="12pt" style:font-name-asian="Verdana" style:font-size-asian="12pt" style:font-name-complex="Verdana" style:font-size-complex="12pt"/>
    </style:style>
    <style:style style:name="T80_27" style:family="text">
      <style:text-properties style:font-name="Verdana" fo:font-size="12pt" style:font-name-asian="Verdana" style:font-size-asian="12pt" style:font-name-complex="Verdana" style:font-size-complex="12pt"/>
    </style:style>
    <style:style style:name="T80_28" style:family="text">
      <style:text-properties style:font-name="Verdana" fo:font-size="12pt" style:font-name-asian="Verdana" style:font-size-asian="12pt" style:font-name-complex="Verdana" style:font-size-complex="12pt"/>
    </style:style>
    <style:style style:name="T80_29" style:family="text">
      <style:text-properties style:font-name="Verdana" fo:font-size="12pt" style:font-name-asian="Verdana" style:font-size-asian="12pt" style:font-name-complex="Verdana" style:font-size-complex="12pt"/>
    </style:style>
    <style:style style:name="T80_30" style:family="text">
      <style:text-properties style:font-name="Verdana" fo:font-size="12pt" style:font-name-asian="Verdana" style:font-size-asian="12pt" style:font-name-complex="Verdana" style:font-size-complex="12pt"/>
    </style:style>
    <style:style style:name="T80_31" style:family="text">
      <style:text-properties style:font-name="Verdana" fo:font-size="12pt" style:font-name-asian="Verdana" style:font-size-asian="12pt" style:font-name-complex="Verdana" style:font-size-complex="12pt"/>
    </style:style>
    <style:style style:name="T80_32" style:family="text">
      <style:text-properties style:font-name="Verdana" fo:font-size="12pt" style:font-name-asian="Verdana" style:font-size-asian="12pt" style:font-name-complex="Verdana" style:font-size-complex="12pt"/>
    </style:style>
    <style:style style:name="T80_33" style:family="text">
      <style:text-properties style:font-name="Verdana" fo:font-size="12pt" style:font-name-asian="Verdana" style:font-size-asian="12pt" style:font-name-complex="Verdana" style:font-size-complex="12pt"/>
    </style:style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Heading_20_2">
      <style:paragraph-properties fo:break-before="auto" fo:line-height="115%" fo:margin-top="0.635cm" fo:margin-bottom="0.141cm" style:writing-mode="lr-tb"/>
    </style:style>
    <style:style style:name="T82_1" style:family="text">
      <style:text-properties style:font-name="Arial" fo:font-size="14pt" style:font-name-asian="Arial" style:font-size-asian="14pt" style:font-name-complex="Arial" style:font-size-complex="14pt"/>
    </style:style>
    <style:style style:name="T82_2" style:family="text">
      <style:text-properties style:font-name="Arial" fo:font-size="14pt" style:font-name-asian="Arial" style:font-size-asian="14pt" style:font-name-complex="Arial" style:font-size-complex="14pt"/>
    </style:style>
    <style:style style:name="T82_3" style:family="text">
      <style:text-properties style:font-name="Arial" fo:font-size="14pt" style:font-name-asian="Arial" style:font-size-asian="14pt" style:font-name-complex="Arial" style:font-size-complex="14pt"/>
    </style:style>
    <style:style style:name="T82_4" style:family="text">
      <style:text-properties style:font-name="Arial" fo:font-size="14pt" style:font-name-asian="Arial" style:font-size-asian="14pt" style:font-name-complex="Arial" style:font-size-complex="14pt"/>
    </style:style>
    <style:style style:name="T82_5" style:family="text">
      <style:text-properties style:font-name="Arial" fo:font-size="14pt" style:font-name-asian="Arial" style:font-size-asian="14pt" style:font-name-complex="Arial" style:font-size-complex="14pt"/>
    </style:style>
    <style:style style:name="T82_6" style:family="text">
      <style:text-properties style:font-name="Arial" fo:font-size="14pt" style:font-name-asian="Arial" style:font-size-asian="14pt" style:font-name-complex="Arial" style:font-size-complex="14pt"/>
    </style:style>
    <style:style style:name="T82_7" style:family="text">
      <style:text-properties style:font-name="Arial" fo:font-size="14pt" style:font-name-asian="Arial" style:font-size-asian="14pt" style:font-name-complex="Arial" style:font-size-complex="14pt"/>
    </style:style>
    <style:style style:name="P83" style:family="paragraph" style:parent-style-name="Standard">
      <style:paragraph-properties fo:break-before="auto" fo:line-height="100%" fo:margin-bottom="0.212cm" style:writing-mode="lr-tb"/>
      <style:text-properties style:font-name="Arial" fo:font-size="14pt" style:font-name-asian="Arial" style:font-size-asian="14pt" style:font-name-complex="Arial" style:font-size-complex="14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5" style:family="text">
      <style:text-properties style:font-name="Verdana" fo:font-size="12pt" style:font-name-asian="Verdana" style:font-size-asian="12pt" style:font-name-complex="Verdana" style:font-size-complex="12pt"/>
    </style:style>
    <style:style style:name="T84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5" style:family="text">
      <style:text-properties style:font-name="Verdana" fo:font-size="12pt" style:font-name-asian="Verdana" style:font-size-asian="12pt" style:font-name-complex="Verdana" style:font-size-complex="12pt"/>
    </style:style>
    <style:style style:name="T85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6" style:family="paragraph" style:parent-style-name="Standard">
      <style:paragraph-properties fo:break-before="auto" fo:line-height="100%" fo:margin-bottom="0.212cm" style:writing-mode="lr-tb"/>
    </style:style>
    <style:style style:name="T86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5" style:family="text">
      <style:text-properties style:font-name="Verdana" fo:font-size="12pt" style:font-name-asian="Verdana" style:font-size-asian="12pt" style:font-name-complex="Verdana" style:font-size-complex="12pt"/>
    </style:style>
    <style:style style:name="T8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7" style:family="paragraph" style:parent-style-name="Standard">
      <style:paragraph-properties fo:break-before="auto" fo:line-height="100%" fo:margin-bottom="0.212cm" style:writing-mode="lr-tb"/>
    </style:style>
    <style:style style:name="T87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9" style:family="text">
      <style:text-properties style:font-name="Verdana" fo:font-size="12pt" style:font-name-asian="Verdana" style:font-size-asian="12pt" style:font-name-complex="Verdana" style:font-size-complex="12pt"/>
    </style:style>
    <style:style style:name="T87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8" style:family="paragraph" style:parent-style-name="Title">
      <style:paragraph-properties fo:text-align="center" fo:break-before="auto" fo:line-height="115%" style:writing-mode="lr-tb"/>
    </style:style>
    <style:style style:name="P89" style:family="paragraph" style:parent-style-name="Title">
      <style:paragraph-properties fo:text-align="center" fo:break-before="page" fo:line-height="115%" style:writing-mode="lr-tb"/>
    </style:style>
    <style:style style:name="T89_1" style:family="text"/>
    <style:style style:name="P90" style:family="paragraph" style:parent-style-name="Heading_20_2">
      <style:paragraph-properties fo:break-before="auto" fo:line-height="100%" fo:margin-top="0.423cm" fo:margin-bottom="0.212cm" style:writing-mode="lr-tb"/>
    </style:style>
    <style:style style:name="T90_1" style:family="text">
      <style:text-properties style:font-name="Arial" fo:font-size="14pt" style:font-name-asian="Arial" style:font-size-asian="14pt" style:font-name-complex="Arial" style:font-size-complex="14pt"/>
    </style:style>
    <style:style style:name="P91" style:family="paragraph" style:parent-style-name="Standard">
      <style:paragraph-properties fo:break-before="auto" fo:line-height="100%" fo:margin-bottom="0.212cm" style:writing-mode="lr-tb"/>
    </style:style>
    <style:style style:name="T91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92" style:family="paragraph" style:parent-style-name="Standard">
      <style:paragraph-properties fo:break-before="auto" fo:line-height="138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>
      <style:text-properties fo:font-style="italic" style:font-style-asian="italic" style:font-style-complex="italic"/>
    </style:style>
    <style:style style:name="T93_32" style:family="text">
      <style:text-properties fo:font-style="italic" style:font-style-asian="italic" style:font-style-complex="italic"/>
    </style:style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>
      <style:text-properties fo:font-style="italic" style:font-style-asian="italic" style:font-style-complex="italic"/>
    </style:style>
    <style:style style:name="T93_39" style:family="text">
      <style:text-properties fo:font-style="italic" style:font-style-asian="italic" style:font-style-complex="italic"/>
    </style:style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P94" style:family="paragraph" style:parent-style-name="Heading_20_2">
      <style:paragraph-properties fo:break-before="auto" fo:line-height="100%" fo:margin-top="0.423cm" fo:border-bottom="#808080 0.053cm solid" fo:margin-bottom="0.141cm" style:writing-mode="lr-tb"/>
    </style:style>
    <style:style style:name="T94_1" style:family="text">
      <style:text-properties style:font-name="Arial" fo:font-size="14pt" style:font-name-asian="Arial" style:font-size-asian="14pt" style:font-name-complex="Arial" style:font-size-complex="14pt"/>
    </style:style>
    <style:style style:name="T94_2" style:family="text">
      <style:text-properties style:font-name="Arial" fo:font-size="14pt" style:font-name-asian="Arial" style:font-size-asian="14pt" style:font-name-complex="Arial" style:font-size-complex="14pt"/>
    </style:style>
    <style:style style:name="T94_3" style:family="text">
      <style:text-properties style:font-name="Arial" fo:font-size="14pt" style:font-name-asian="Arial" style:font-size-asian="14pt" style:font-name-complex="Arial" style:font-size-complex="14pt"/>
    </style:style>
    <style:style style:name="T94_4" style:family="text">
      <style:text-properties style:font-name="Arial" fo:font-size="14pt" style:font-name-asian="Arial" style:font-size-asian="14pt" style:font-name-complex="Arial" style:font-size-complex="14pt"/>
    </style:style>
    <style:style style:name="T94_5" style:family="text">
      <style:text-properties style:font-name="Arial" fo:font-size="14pt" style:font-name-asian="Arial" style:font-size-asian="14pt" style:font-name-complex="Arial" style:font-size-complex="14pt"/>
    </style:style>
    <style:style style:name="P95" style:family="paragraph" style:parent-style-name="Standard">
      <style:paragraph-properties fo:break-before="auto" fo:line-height="100%" fo:margin-bottom="0.212cm" style:writing-mode="lr-tb"/>
    </style:style>
    <style:style style:name="T95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96" style:family="paragraph" style:parent-style-name="Standard">
      <style:paragraph-properties fo:text-align="justify" fo:break-before="auto" fo:line-height="100%" fo:margin-bottom="0.212cm" style:writing-mode="lr-tb"/>
    </style:style>
    <style:style style:name="T9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6_3" style:family="text">
      <style:text-properties style:font-name="Verdana" fo:font-size="12pt" style:font-name-asian="Verdana" style:font-size-asian="12pt" style:font-name-complex="Verdana" style:font-size-complex="12pt"/>
    </style:style>
    <style:style style:name="T96_4" style:family="text">
      <style:text-properties style:font-name="Verdana" fo:font-size="12pt" style:font-name-asian="Verdana" style:font-size-asian="12pt" style:font-name-complex="Verdana" style:font-size-complex="12pt"/>
    </style:style>
    <style:style style:name="T96_5" style:family="text">
      <style:text-properties style:font-name="Verdana" fo:font-size="12pt" style:font-name-asian="Verdana" style:font-size-asian="12pt" style:font-name-complex="Verdana" style:font-size-complex="12pt"/>
    </style:style>
    <style:style style:name="T96_6" style:family="text">
      <style:text-properties style:font-name="Verdana" fo:font-size="12pt" style:font-name-asian="Verdana" style:font-size-asian="12pt" style:font-name-complex="Verdana" style:font-size-complex="12pt"/>
    </style:style>
    <style:style style:name="T96_7" style:family="text">
      <style:text-properties style:font-name="Verdana" fo:font-size="12pt" style:font-name-asian="Verdana" style:font-size-asian="12pt" style:font-name-complex="Verdana" style:font-size-complex="12pt"/>
    </style:style>
    <style:style style:name="T96_8" style:family="text">
      <style:text-properties style:font-name="Verdana" fo:font-size="12pt" style:font-name-asian="Verdana" style:font-size-asian="12pt" style:font-name-complex="Verdana" style:font-size-complex="12pt"/>
    </style:style>
    <style:style style:name="T96_9" style:family="text">
      <style:text-properties style:font-name="Verdana" fo:font-size="12pt" style:font-name-asian="Verdana" style:font-size-asian="12pt" style:font-name-complex="Verdana" style:font-size-complex="12pt"/>
    </style:style>
    <style:style style:name="T96_10" style:family="text">
      <style:text-properties style:font-name="Verdana" fo:font-size="12pt" style:font-name-asian="Verdana" style:font-size-asian="12pt" style:font-name-complex="Verdana" style:font-size-complex="12pt"/>
    </style:style>
    <style:style style:name="T96_11" style:family="text">
      <style:text-properties style:font-name="Verdana" fo:font-size="12pt" style:font-name-asian="Verdana" style:font-size-asian="12pt" style:font-name-complex="Verdana" style:font-size-complex="12pt"/>
    </style:style>
    <style:style style:name="T96_12" style:family="text">
      <style:text-properties style:font-name="Verdana" fo:font-size="12pt" style:font-name-asian="Verdana" style:font-size-asian="12pt" style:font-name-complex="Verdana" style:font-size-complex="12pt"/>
    </style:style>
    <style:style style:name="T96_13" style:family="text">
      <style:text-properties style:font-name="Verdana" fo:font-size="12pt" style:font-name-asian="Verdana" style:font-size-asian="12pt" style:font-name-complex="Verdana" style:font-size-complex="12pt"/>
    </style:style>
    <style:style style:name="T96_14" style:family="text">
      <style:text-properties style:font-name="Verdana" fo:font-size="12pt" style:font-name-asian="Verdana" style:font-size-asian="12pt" style:font-name-complex="Verdana" style:font-size-complex="12pt"/>
    </style:style>
    <style:style style:name="T96_15" style:family="text">
      <style:text-properties style:font-name="Verdana" fo:font-size="12pt" style:font-name-asian="Verdana" style:font-size-asian="12pt" style:font-name-complex="Verdana" style:font-size-complex="12pt"/>
    </style:style>
    <style:style style:name="T96_16" style:family="text">
      <style:text-properties style:font-name="Verdana" fo:font-size="12pt" style:font-name-asian="Verdana" style:font-size-asian="12pt" style:font-name-complex="Verdana" style:font-size-complex="12pt"/>
    </style:style>
    <style:style style:name="T96_17" style:family="text">
      <style:text-properties style:font-name="Verdana" fo:font-size="12pt" style:font-name-asian="Verdana" style:font-size-asian="12pt" style:font-name-complex="Verdana" style:font-size-complex="12pt"/>
    </style:style>
    <style:style style:name="T96_18" style:family="text">
      <style:text-properties style:font-name="Verdana" fo:font-size="12pt" style:font-name-asian="Verdana" style:font-size-asian="12pt" style:font-name-complex="Verdana" style:font-size-complex="12pt"/>
    </style:style>
    <style:style style:name="T96_19" style:family="text">
      <style:text-properties style:font-name="Verdana" fo:font-size="12pt" style:font-name-asian="Verdana" style:font-size-asian="12pt" style:font-name-complex="Verdana" style:font-size-complex="12pt"/>
    </style:style>
    <style:style style:name="T96_20" style:family="text">
      <style:text-properties style:font-name="Verdana" fo:font-size="12pt" style:font-name-asian="Verdana" style:font-size-asian="12pt" style:font-name-complex="Verdana" style:font-size-complex="12pt"/>
    </style:style>
    <style:style style:name="T96_21" style:family="text">
      <style:text-properties style:font-name="Verdana" fo:font-size="12pt" style:font-name-asian="Verdana" style:font-size-asian="12pt" style:font-name-complex="Verdana" style:font-size-complex="12pt"/>
    </style:style>
    <style:style style:name="T96_22" style:family="text">
      <style:text-properties style:font-name="Verdana" fo:font-size="12pt" style:font-name-asian="Verdana" style:font-size-asian="12pt" style:font-name-complex="Verdana" style:font-size-complex="12pt"/>
    </style:style>
    <style:style style:name="T96_23" style:family="text">
      <style:text-properties style:font-name="Verdana" fo:font-size="12pt" style:font-name-asian="Verdana" style:font-size-asian="12pt" style:font-name-complex="Verdana" style:font-size-complex="12pt"/>
    </style:style>
    <style:style style:name="T96_24" style:family="text">
      <style:text-properties style:font-name="Verdana" fo:font-size="12pt" style:font-name-asian="Verdana" style:font-size-asian="12pt" style:font-name-complex="Verdana" style:font-size-complex="12pt"/>
    </style:style>
    <style:style style:name="T96_25" style:family="text">
      <style:text-properties style:font-name="Verdana" fo:font-size="12pt" style:font-name-asian="Verdana" style:font-size-asian="12pt" style:font-name-complex="Verdana" style:font-size-complex="12pt"/>
    </style:style>
    <style:style style:name="T96_26" style:family="text">
      <style:text-properties style:font-name="Verdana" fo:font-size="12pt" style:font-name-asian="Verdana" style:font-size-asian="12pt" style:font-name-complex="Verdana" style:font-size-complex="12pt"/>
    </style:style>
    <style:style style:name="T96_27" style:family="text">
      <style:text-properties style:font-name="Verdana" fo:font-size="12pt" style:font-name-asian="Verdana" style:font-size-asian="12pt" style:font-name-complex="Verdana" style:font-size-complex="12pt"/>
    </style:style>
    <style:style style:name="T96_28" style:family="text">
      <style:text-properties style:font-name="Verdana" fo:font-size="12pt" style:font-name-asian="Verdana" style:font-size-asian="12pt" style:font-name-complex="Verdana" style:font-size-complex="12pt"/>
    </style:style>
    <style:style style:name="T96_29" style:family="text">
      <style:text-properties style:font-name="Verdana" fo:font-size="12pt" style:font-name-asian="Verdana" style:font-size-asian="12pt" style:font-name-complex="Verdana" style:font-size-complex="12pt"/>
    </style:style>
    <style:style style:name="T96_30" style:family="text">
      <style:text-properties style:font-name="Verdana" fo:font-size="12pt" style:font-name-asian="Verdana" style:font-size-asian="12pt" style:font-name-complex="Verdana" style:font-size-complex="12pt"/>
    </style:style>
    <style:style style:name="T96_31" style:family="text">
      <style:text-properties style:font-name="Verdana" fo:font-size="12pt" style:font-name-asian="Verdana" style:font-size-asian="12pt" style:font-name-complex="Verdana" style:font-size-complex="12pt"/>
    </style:style>
    <style:style style:name="T96_32" style:family="text">
      <style:text-properties style:font-name="Verdana" fo:font-size="12pt" style:font-name-asian="Verdana" style:font-size-asian="12pt" style:font-name-complex="Verdana" style:font-size-complex="12pt"/>
    </style:style>
    <style:style style:name="T96_33" style:family="text">
      <style:text-properties style:font-name="Verdana" fo:font-size="12pt" style:font-name-asian="Verdana" style:font-size-asian="12pt" style:font-name-complex="Verdana" style:font-size-complex="12pt"/>
    </style:style>
    <style:style style:name="T96_34" style:family="text">
      <style:text-properties style:font-name="Verdana" fo:font-size="12pt" style:font-name-asian="Verdana" style:font-size-asian="12pt" style:font-name-complex="Verdana" style:font-size-complex="12pt"/>
    </style:style>
    <style:style style:name="T96_35" style:family="text">
      <style:text-properties style:font-name="Verdana" fo:font-size="12pt" style:font-name-asian="Verdana" style:font-size-asian="12pt" style:font-name-complex="Verdana" style:font-size-complex="12pt"/>
    </style:style>
    <style:style style:name="T96_36" style:family="text">
      <style:text-properties style:font-name="Verdana" fo:font-size="12pt" style:font-name-asian="Verdana" style:font-size-asian="12pt" style:font-name-complex="Verdana" style:font-size-complex="12pt"/>
    </style:style>
    <style:style style:name="T96_37" style:family="text">
      <style:text-properties style:font-name="Verdana" fo:font-size="12pt" style:font-name-asian="Verdana" style:font-size-asian="12pt" style:font-name-complex="Verdana" style:font-size-complex="12pt"/>
    </style:style>
    <style:style style:name="T96_38" style:family="text">
      <style:text-properties style:font-name="Verdana" fo:font-size="12pt" style:font-name-asian="Verdana" style:font-size-asian="12pt" style:font-name-complex="Verdana" style:font-size-complex="12pt"/>
    </style:style>
    <style:style style:name="T96_39" style:family="text">
      <style:text-properties style:font-name="Verdana" fo:font-size="12pt" style:font-name-asian="Verdana" style:font-size-asian="12pt" style:font-name-complex="Verdana" style:font-size-complex="12pt"/>
    </style:style>
    <style:style style:name="T96_40" style:family="text">
      <style:text-properties style:font-name="Verdana" fo:font-size="12pt" style:font-name-asian="Verdana" style:font-size-asian="12pt" style:font-name-complex="Verdana" style:font-size-complex="12pt"/>
    </style:style>
    <style:style style:name="T96_41" style:family="text">
      <style:text-properties style:font-name="Verdana" fo:font-size="12pt" style:font-name-asian="Verdana" style:font-size-asian="12pt" style:font-name-complex="Verdana" style:font-size-complex="12pt"/>
    </style:style>
    <style:style style:name="T96_42" style:family="text">
      <style:text-properties style:font-name="Verdana" fo:font-size="12pt" style:font-name-asian="Verdana" style:font-size-asian="12pt" style:font-name-complex="Verdana" style:font-size-complex="12pt"/>
    </style:style>
    <style:style style:name="T96_43" style:family="text">
      <style:text-properties style:font-name="Verdana" fo:font-size="12pt" style:font-name-asian="Verdana" style:font-size-asian="12pt" style:font-name-complex="Verdana" style:font-size-complex="12pt"/>
    </style:style>
    <style:style style:name="T96_44" style:family="text">
      <style:text-properties style:font-name="Verdana" fo:font-size="12pt" style:font-name-asian="Verdana" style:font-size-asian="12pt" style:font-name-complex="Verdana" style:font-size-complex="12pt"/>
    </style:style>
    <style:style style:name="T96_45" style:family="text">
      <style:text-properties style:font-name="Verdana" fo:font-size="12pt" style:font-name-asian="Verdana" style:font-size-asian="12pt" style:font-name-complex="Verdana" style:font-size-complex="12pt"/>
    </style:style>
    <style:style style:name="T96_46" style:family="text">
      <style:text-properties style:font-name="Verdana" fo:font-size="12pt" style:font-name-asian="Verdana" style:font-size-asian="12pt" style:font-name-complex="Verdana" style:font-size-complex="12pt"/>
    </style:style>
    <style:style style:name="T96_47" style:family="text">
      <style:text-properties style:font-name="Verdana" fo:font-size="12pt" style:font-name-asian="Verdana" style:font-size-asian="12pt" style:font-name-complex="Verdana" style:font-size-complex="12pt"/>
    </style:style>
    <style:style style:name="T96_48" style:family="text">
      <style:text-properties style:font-name="Verdana" fo:font-size="12pt" style:font-name-asian="Verdana" style:font-size-asian="12pt" style:font-name-complex="Verdana" style:font-size-complex="12pt"/>
    </style:style>
    <style:style style:name="T96_49" style:family="text">
      <style:text-properties style:font-name="Verdana" fo:font-size="12pt" style:font-name-asian="Verdana" style:font-size-asian="12pt" style:font-name-complex="Verdana" style:font-size-complex="12pt"/>
    </style:style>
    <style:style style:name="T96_50" style:family="text">
      <style:text-properties style:font-name="Verdana" fo:font-size="12pt" style:font-name-asian="Verdana" style:font-size-asian="12pt" style:font-name-complex="Verdana" style:font-size-complex="12pt"/>
    </style:style>
    <style:style style:name="T96_51" style:family="text">
      <style:text-properties style:font-name="Verdana" fo:font-size="12pt" style:font-name-asian="Verdana" style:font-size-asian="12pt" style:font-name-complex="Verdana" style:font-size-complex="12pt"/>
    </style:style>
    <style:style style:name="T96_52" style:family="text">
      <style:text-properties style:font-name="Verdana" fo:font-size="12pt" style:font-name-asian="Verdana" style:font-size-asian="12pt" style:font-name-complex="Verdana" style:font-size-complex="12pt"/>
    </style:style>
    <style:style style:name="T96_53" style:family="text">
      <style:text-properties style:font-name="Verdana" fo:font-size="12pt" style:font-name-asian="Verdana" style:font-size-asian="12pt" style:font-name-complex="Verdana" style:font-size-complex="12pt"/>
    </style:style>
    <style:style style:name="T96_54" style:family="text">
      <style:text-properties style:font-name="Verdana" fo:font-size="12pt" style:font-name-asian="Verdana" style:font-size-asian="12pt" style:font-name-complex="Verdana" style:font-size-complex="12pt"/>
    </style:style>
    <style:style style:name="T96_55" style:family="text">
      <style:text-properties style:font-name="Verdana" fo:font-size="12pt" style:font-name-asian="Verdana" style:font-size-asian="12pt" style:font-name-complex="Verdana" style:font-size-complex="12pt"/>
    </style:style>
    <style:style style:name="T96_56" style:family="text">
      <style:text-properties style:font-name="Verdana" fo:font-size="12pt" style:font-name-asian="Verdana" style:font-size-asian="12pt" style:font-name-complex="Verdana" style:font-size-complex="12pt"/>
    </style:style>
    <style:style style:name="T96_57" style:family="text">
      <style:text-properties style:font-name="Verdana" fo:font-size="12pt" style:font-name-asian="Verdana" style:font-size-asian="12pt" style:font-name-complex="Verdana" style:font-size-complex="12pt"/>
    </style:style>
    <style:style style:name="P97" style:family="paragraph" style:parent-style-name="Standard">
      <style:paragraph-properties fo:text-align="justify" fo:break-before="auto" fo:line-height="100%" fo:margin-bottom="0.212cm" style:writing-mode="lr-tb"/>
    </style:style>
    <style:style style:name="T97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7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7_3" style:family="text">
      <style:text-properties style:font-name="Verdana" fo:font-size="12pt" style:font-name-asian="Verdana" style:font-size-asian="12pt" style:font-name-complex="Verdana" style:font-size-complex="12pt"/>
    </style:style>
    <style:style style:name="T97_4" style:family="text">
      <style:text-properties style:font-name="Verdana" fo:font-size="12pt" style:font-name-asian="Verdana" style:font-size-asian="12pt" style:font-name-complex="Verdana" style:font-size-complex="12pt"/>
    </style:style>
    <style:style style:name="T97_5" style:family="text">
      <style:text-properties style:font-name="Verdana" fo:font-size="12pt" style:font-name-asian="Verdana" style:font-size-asian="12pt" style:font-name-complex="Verdana" style:font-size-complex="12pt"/>
    </style:style>
    <style:style style:name="T97_6" style:family="text">
      <style:text-properties style:font-name="Verdana" fo:font-size="12pt" style:font-name-asian="Verdana" style:font-size-asian="12pt" style:font-name-complex="Verdana" style:font-size-complex="12pt"/>
    </style:style>
    <style:style style:name="T97_7" style:family="text">
      <style:text-properties style:font-name="Verdana" fo:font-size="12pt" style:font-name-asian="Verdana" style:font-size-asian="12pt" style:font-name-complex="Verdana" style:font-size-complex="12pt"/>
    </style:style>
    <style:style style:name="T97_8" style:family="text">
      <style:text-properties style:font-name="Verdana" fo:font-size="12pt" style:font-name-asian="Verdana" style:font-size-asian="12pt" style:font-name-complex="Verdana" style:font-size-complex="12pt"/>
    </style:style>
    <style:style style:name="T97_9" style:family="text">
      <style:text-properties style:font-name="Verdana" fo:font-size="12pt" style:font-name-asian="Verdana" style:font-size-asian="12pt" style:font-name-complex="Verdana" style:font-size-complex="12pt"/>
    </style:style>
    <style:style style:name="T97_10" style:family="text">
      <style:text-properties style:font-name="Verdana" fo:font-size="12pt" style:font-name-asian="Verdana" style:font-size-asian="12pt" style:font-name-complex="Verdana" style:font-size-complex="12pt"/>
    </style:style>
    <style:style style:name="T97_11" style:family="text">
      <style:text-properties style:font-name="Verdana" fo:font-size="12pt" style:font-name-asian="Verdana" style:font-size-asian="12pt" style:font-name-complex="Verdana" style:font-size-complex="12pt"/>
    </style:style>
    <style:style style:name="T97_12" style:family="text">
      <style:text-properties style:font-name="Verdana" fo:font-size="12pt" style:font-name-asian="Verdana" style:font-size-asian="12pt" style:font-name-complex="Verdana" style:font-size-complex="12pt"/>
    </style:style>
    <style:style style:name="T97_13" style:family="text">
      <style:text-properties style:font-name="Verdana" fo:font-size="12pt" style:font-name-asian="Verdana" style:font-size-asian="12pt" style:font-name-complex="Verdana" style:font-size-complex="12pt"/>
    </style:style>
    <style:style style:name="T97_14" style:family="text">
      <style:text-properties style:font-name="Verdana" fo:font-size="12pt" style:font-name-asian="Verdana" style:font-size-asian="12pt" style:font-name-complex="Verdana" style:font-size-complex="12pt"/>
    </style:style>
    <style:style style:name="T97_15" style:family="text">
      <style:text-properties style:font-name="Verdana" fo:font-size="12pt" style:font-name-asian="Verdana" style:font-size-asian="12pt" style:font-name-complex="Verdana" style:font-size-complex="12pt"/>
    </style:style>
    <style:style style:name="T97_16" style:family="text">
      <style:text-properties style:font-name="Verdana" fo:font-size="12pt" style:font-name-asian="Verdana" style:font-size-asian="12pt" style:font-name-complex="Verdana" style:font-size-complex="12pt"/>
    </style:style>
    <style:style style:name="T97_17" style:family="text">
      <style:text-properties style:font-name="Verdana" fo:font-size="12pt" style:font-name-asian="Verdana" style:font-size-asian="12pt" style:font-name-complex="Verdana" style:font-size-complex="12pt"/>
    </style:style>
    <style:style style:name="T97_18" style:family="text">
      <style:text-properties style:font-name="Verdana" fo:font-size="12pt" style:font-name-asian="Verdana" style:font-size-asian="12pt" style:font-name-complex="Verdana" style:font-size-complex="12pt"/>
    </style:style>
    <style:style style:name="T97_19" style:family="text">
      <style:text-properties style:font-name="Verdana" fo:font-size="12pt" style:font-name-asian="Verdana" style:font-size-asian="12pt" style:font-name-complex="Verdana" style:font-size-complex="12pt"/>
    </style:style>
    <style:style style:name="T97_20" style:family="text">
      <style:text-properties style:font-name="Verdana" fo:font-size="12pt" style:font-name-asian="Verdana" style:font-size-asian="12pt" style:font-name-complex="Verdana" style:font-size-complex="12pt"/>
    </style:style>
    <style:style style:name="T97_21" style:family="text">
      <style:text-properties style:font-name="Verdana" fo:font-size="12pt" style:font-name-asian="Verdana" style:font-size-asian="12pt" style:font-name-complex="Verdana" style:font-size-complex="12pt"/>
    </style:style>
    <style:style style:name="T97_22" style:family="text">
      <style:text-properties style:font-name="Verdana" fo:font-size="12pt" style:font-name-asian="Verdana" style:font-size-asian="12pt" style:font-name-complex="Verdana" style:font-size-complex="12pt"/>
    </style:style>
    <style:style style:name="T97_23" style:family="text">
      <style:text-properties style:font-name="Verdana" fo:font-size="12pt" style:font-name-asian="Verdana" style:font-size-asian="12pt" style:font-name-complex="Verdana" style:font-size-complex="12pt"/>
    </style:style>
    <style:style style:name="T97_24" style:family="text">
      <style:text-properties style:font-name="Verdana" fo:font-size="12pt" style:font-name-asian="Verdana" style:font-size-asian="12pt" style:font-name-complex="Verdana" style:font-size-complex="12pt"/>
    </style:style>
    <style:style style:name="T97_25" style:family="text">
      <style:text-properties style:font-name="Verdana" fo:font-size="12pt" style:font-name-asian="Verdana" style:font-size-asian="12pt" style:font-name-complex="Verdana" style:font-size-complex="12pt"/>
    </style:style>
    <style:style style:name="T97_26" style:family="text">
      <style:text-properties style:font-name="Verdana" fo:font-size="12pt" style:font-name-asian="Verdana" style:font-size-asian="12pt" style:font-name-complex="Verdana" style:font-size-complex="12pt"/>
    </style:style>
    <style:style style:name="T97_27" style:family="text">
      <style:text-properties style:font-name="Verdana" fo:font-size="12pt" style:font-name-asian="Verdana" style:font-size-asian="12pt" style:font-name-complex="Verdana" style:font-size-complex="12pt"/>
    </style:style>
    <style:style style:name="T97_28" style:family="text">
      <style:text-properties style:font-name="Verdana" fo:font-size="12pt" style:font-name-asian="Verdana" style:font-size-asian="12pt" style:font-name-complex="Verdana" style:font-size-complex="12pt"/>
    </style:style>
    <style:style style:name="T97_29" style:family="text">
      <style:text-properties style:font-name="Verdana" fo:font-size="12pt" style:font-name-asian="Verdana" style:font-size-asian="12pt" style:font-name-complex="Verdana" style:font-size-complex="12pt"/>
    </style:style>
    <style:style style:name="T97_30" style:family="text">
      <style:text-properties style:font-name="Verdana" fo:font-size="12pt" style:font-name-asian="Verdana" style:font-size-asian="12pt" style:font-name-complex="Verdana" style:font-size-complex="12pt"/>
    </style:style>
    <style:style style:name="T97_31" style:family="text">
      <style:text-properties style:font-name="Verdana" fo:font-size="12pt" style:font-name-asian="Verdana" style:font-size-asian="12pt" style:font-name-complex="Verdana" style:font-size-complex="12pt"/>
    </style:style>
    <style:style style:name="T97_32" style:family="text">
      <style:text-properties style:font-name="Verdana" fo:font-size="12pt" style:font-name-asian="Verdana" style:font-size-asian="12pt" style:font-name-complex="Verdana" style:font-size-complex="12pt"/>
    </style:style>
    <style:style style:name="T97_33" style:family="text">
      <style:text-properties style:font-name="Verdana" fo:font-size="12pt" style:font-name-asian="Verdana" style:font-size-asian="12pt" style:font-name-complex="Verdana" style:font-size-complex="12pt"/>
    </style:style>
    <style:style style:name="T97_34" style:family="text">
      <style:text-properties style:font-name="Verdana" fo:font-size="12pt" style:font-name-asian="Verdana" style:font-size-asian="12pt" style:font-name-complex="Verdana" style:font-size-complex="12pt"/>
    </style:style>
    <style:style style:name="T97_35" style:family="text">
      <style:text-properties style:font-name="Verdana" fo:font-size="12pt" style:font-name-asian="Verdana" style:font-size-asian="12pt" style:font-name-complex="Verdana" style:font-size-complex="12pt"/>
    </style:style>
    <style:style style:name="T97_36" style:family="text">
      <style:text-properties style:font-name="Verdana" fo:font-size="12pt" style:font-name-asian="Verdana" style:font-size-asian="12pt" style:font-name-complex="Verdana" style:font-size-complex="12pt"/>
    </style:style>
    <style:style style:name="T97_37" style:family="text">
      <style:text-properties style:font-name="Verdana" fo:font-size="12pt" style:font-name-asian="Verdana" style:font-size-asian="12pt" style:font-name-complex="Verdana" style:font-size-complex="12pt"/>
    </style:style>
    <style:style style:name="T97_38" style:family="text">
      <style:text-properties style:font-name="Verdana" fo:font-size="12pt" style:font-name-asian="Verdana" style:font-size-asian="12pt" style:font-name-complex="Verdana" style:font-size-complex="12pt"/>
    </style:style>
    <style:style style:name="T97_39" style:family="text">
      <style:text-properties style:font-name="Verdana" fo:font-size="12pt" style:font-name-asian="Verdana" style:font-size-asian="12pt" style:font-name-complex="Verdana" style:font-size-complex="12pt"/>
    </style:style>
    <style:style style:name="T97_40" style:family="text">
      <style:text-properties style:font-name="Verdana" fo:font-size="12pt" style:font-name-asian="Verdana" style:font-size-asian="12pt" style:font-name-complex="Verdana" style:font-size-complex="12pt"/>
    </style:style>
    <style:style style:name="T97_41" style:family="text">
      <style:text-properties style:font-name="Verdana" fo:font-size="12pt" style:font-name-asian="Verdana" style:font-size-asian="12pt" style:font-name-complex="Verdana" style:font-size-complex="12pt"/>
    </style:style>
    <style:style style:name="T97_42" style:family="text">
      <style:text-properties style:font-name="Verdana" fo:font-size="12pt" style:font-name-asian="Verdana" style:font-size-asian="12pt" style:font-name-complex="Verdana" style:font-size-complex="12pt"/>
    </style:style>
    <style:style style:name="T97_43" style:family="text">
      <style:text-properties style:font-name="Verdana" fo:font-size="12pt" style:font-name-asian="Verdana" style:font-size-asian="12pt" style:font-name-complex="Verdana" style:font-size-complex="12pt"/>
    </style:style>
    <style:style style:name="T97_44" style:family="text">
      <style:text-properties style:font-name="Verdana" fo:font-size="12pt" style:font-name-asian="Verdana" style:font-size-asian="12pt" style:font-name-complex="Verdana" style:font-size-complex="12pt"/>
    </style:style>
    <style:style style:name="T97_45" style:family="text">
      <style:text-properties style:font-name="Verdana" fo:font-size="12pt" style:font-name-asian="Verdana" style:font-size-asian="12pt" style:font-name-complex="Verdana" style:font-size-complex="12pt"/>
    </style:style>
    <style:style style:name="T97_46" style:family="text">
      <style:text-properties style:font-name="Verdana" fo:font-size="12pt" style:font-name-asian="Verdana" style:font-size-asian="12pt" style:font-name-complex="Verdana" style:font-size-complex="12pt"/>
    </style:style>
    <style:style style:name="T97_47" style:family="text">
      <style:text-properties style:font-name="Verdana" fo:font-size="12pt" style:font-name-asian="Verdana" style:font-size-asian="12pt" style:font-name-complex="Verdana" style:font-size-complex="12pt"/>
    </style:style>
    <style:style style:name="T97_48" style:family="text">
      <style:text-properties style:font-name="Verdana" fo:font-size="12pt" style:font-name-asian="Verdana" style:font-size-asian="12pt" style:font-name-complex="Verdana" style:font-size-complex="12pt"/>
    </style:style>
    <style:style style:name="T97_49" style:family="text">
      <style:text-properties style:font-name="Verdana" fo:font-size="12pt" style:font-name-asian="Verdana" style:font-size-asian="12pt" style:font-name-complex="Verdana" style:font-size-complex="12pt"/>
    </style:style>
    <style:style style:name="T97_50" style:family="text">
      <style:text-properties style:font-name="Verdana" fo:font-size="12pt" style:font-name-asian="Verdana" style:font-size-asian="12pt" style:font-name-complex="Verdana" style:font-size-complex="12pt"/>
    </style:style>
    <style:style style:name="T97_51" style:family="text">
      <style:text-properties style:font-name="Verdana" fo:font-size="12pt" style:font-name-asian="Verdana" style:font-size-asian="12pt" style:font-name-complex="Verdana" style:font-size-complex="12pt"/>
    </style:style>
    <style:style style:name="T97_52" style:family="text">
      <style:text-properties style:font-name="Verdana" fo:font-size="12pt" style:font-name-asian="Verdana" style:font-size-asian="12pt" style:font-name-complex="Verdana" style:font-size-complex="12pt"/>
    </style:style>
    <style:style style:name="T97_53" style:family="text">
      <style:text-properties style:font-name="Verdana" fo:font-size="12pt" style:font-name-asian="Verdana" style:font-size-asian="12pt" style:font-name-complex="Verdana" style:font-size-complex="12pt"/>
    </style:style>
    <style:style style:name="T97_54" style:family="text">
      <style:text-properties style:font-name="Verdana" fo:font-size="12pt" style:font-name-asian="Verdana" style:font-size-asian="12pt" style:font-name-complex="Verdana" style:font-size-complex="12pt"/>
    </style:style>
    <style:style style:name="T97_55" style:family="text">
      <style:text-properties style:font-name="Verdana" fo:font-size="12pt" style:font-name-asian="Verdana" style:font-size-asian="12pt" style:font-name-complex="Verdana" style:font-size-complex="12pt"/>
    </style:style>
    <style:style style:name="T97_56" style:family="text">
      <style:text-properties style:font-name="Verdana" fo:font-size="12pt" style:font-name-asian="Verdana" style:font-size-asian="12pt" style:font-name-complex="Verdana" style:font-size-complex="12pt"/>
    </style:style>
    <style:style style:name="T97_57" style:family="text">
      <style:text-properties style:font-name="Verdana" fo:font-size="12pt" style:font-name-asian="Verdana" style:font-size-asian="12pt" style:font-name-complex="Verdana" style:font-size-complex="12pt"/>
    </style:style>
    <style:style style:name="T97_58" style:family="text">
      <style:text-properties style:font-name="Verdana" fo:font-size="12pt" style:font-name-asian="Verdana" style:font-size-asian="12pt" style:font-name-complex="Verdana" style:font-size-complex="12pt"/>
    </style:style>
    <style:style style:name="T97_59" style:family="text">
      <style:text-properties style:font-name="Verdana" fo:font-size="12pt" style:font-name-asian="Verdana" style:font-size-asian="12pt" style:font-name-complex="Verdana" style:font-size-complex="12pt"/>
    </style:style>
    <style:style style:name="T97_60" style:family="text">
      <style:text-properties style:font-name="Verdana" fo:font-size="12pt" style:font-name-asian="Verdana" style:font-size-asian="12pt" style:font-name-complex="Verdana" style:font-size-complex="12pt"/>
    </style:style>
    <style:style style:name="T97_61" style:family="text">
      <style:text-properties style:font-name="Verdana" fo:font-size="12pt" style:font-name-asian="Verdana" style:font-size-asian="12pt" style:font-name-complex="Verdana" style:font-size-complex="12pt"/>
    </style:style>
    <style:style style:name="T97_62" style:family="text">
      <style:text-properties style:font-name="Verdana" fo:font-size="12pt" style:font-name-asian="Verdana" style:font-size-asian="12pt" style:font-name-complex="Verdana" style:font-size-complex="12pt"/>
    </style:style>
    <style:style style:name="T97_63" style:family="text">
      <style:text-properties style:font-name="Verdana" fo:font-size="12pt" style:font-name-asian="Verdana" style:font-size-asian="12pt" style:font-name-complex="Verdana" style:font-size-complex="12pt"/>
    </style:style>
    <style:style style:name="T97_64" style:family="text">
      <style:text-properties style:font-name="Verdana" fo:font-size="12pt" style:font-name-asian="Verdana" style:font-size-asian="12pt" style:font-name-complex="Verdana" style:font-size-complex="12pt"/>
    </style:style>
    <style:style style:name="T97_65" style:family="text">
      <style:text-properties style:font-name="Verdana" fo:font-size="12pt" style:font-name-asian="Verdana" style:font-size-asian="12pt" style:font-name-complex="Verdana" style:font-size-complex="12pt"/>
    </style:style>
    <style:style style:name="T97_66" style:family="text">
      <style:text-properties style:font-name="Verdana" fo:font-size="12pt" style:font-name-asian="Verdana" style:font-size-asian="12pt" style:font-name-complex="Verdana" style:font-size-complex="12pt"/>
    </style:style>
    <style:style style:name="T97_67" style:family="text">
      <style:text-properties style:font-name="Verdana" fo:font-size="12pt" style:font-name-asian="Verdana" style:font-size-asian="12pt" style:font-name-complex="Verdana" style:font-size-complex="12pt"/>
    </style:style>
    <style:style style:name="T97_68" style:family="text">
      <style:text-properties style:font-name="Verdana" fo:font-size="12pt" style:font-name-asian="Verdana" style:font-size-asian="12pt" style:font-name-complex="Verdana" style:font-size-complex="12pt"/>
    </style:style>
    <style:style style:name="T97_69" style:family="text">
      <style:text-properties style:font-name="Verdana" fo:font-size="12pt" style:font-name-asian="Verdana" style:font-size-asian="12pt" style:font-name-complex="Verdana" style:font-size-complex="12pt"/>
    </style:style>
    <style:style style:name="T97_70" style:family="text">
      <style:text-properties style:font-name="Verdana" fo:font-size="12pt" style:font-name-asian="Verdana" style:font-size-asian="12pt" style:font-name-complex="Verdana" style:font-size-complex="12pt"/>
    </style:style>
    <style:style style:name="T97_71" style:family="text">
      <style:text-properties style:font-name="Verdana" fo:font-size="12pt" style:font-name-asian="Verdana" style:font-size-asian="12pt" style:font-name-complex="Verdana" style:font-size-complex="12pt"/>
    </style:style>
    <style:style style:name="T97_72" style:family="text">
      <style:text-properties style:font-name="Verdana" fo:font-size="12pt" style:font-name-asian="Verdana" style:font-size-asian="12pt" style:font-name-complex="Verdana" style:font-size-complex="12pt"/>
    </style:style>
    <style:style style:name="T97_73" style:family="text">
      <style:text-properties style:font-name="Verdana" fo:font-size="12pt" style:font-name-asian="Verdana" style:font-size-asian="12pt" style:font-name-complex="Verdana" style:font-size-complex="12pt"/>
    </style:style>
    <style:style style:name="T97_74" style:family="text">
      <style:text-properties style:font-name="Verdana" fo:font-size="12pt" style:font-name-asian="Verdana" style:font-size-asian="12pt" style:font-name-complex="Verdana" style:font-size-complex="12pt"/>
    </style:style>
    <style:style style:name="T97_75" style:family="text">
      <style:text-properties style:font-name="Verdana" fo:font-size="12pt" style:font-name-asian="Verdana" style:font-size-asian="12pt" style:font-name-complex="Verdana" style:font-size-complex="12pt"/>
    </style:style>
    <style:style style:name="T97_76" style:family="text">
      <style:text-properties style:font-name="Verdana" fo:font-size="12pt" style:font-name-asian="Verdana" style:font-size-asian="12pt" style:font-name-complex="Verdana" style:font-size-complex="12pt"/>
    </style:style>
    <style:style style:name="T97_77" style:family="text">
      <style:text-properties style:font-name="Verdana" fo:font-size="12pt" style:font-name-asian="Verdana" style:font-size-asian="12pt" style:font-name-complex="Verdana" style:font-size-complex="12pt"/>
    </style:style>
    <style:style style:name="T97_78" style:family="text">
      <style:text-properties style:font-name="Verdana" fo:font-size="12pt" style:font-name-asian="Verdana" style:font-size-asian="12pt" style:font-name-complex="Verdana" style:font-size-complex="12pt"/>
    </style:style>
    <style:style style:name="T97_79" style:family="text">
      <style:text-properties style:font-name="Verdana" fo:font-size="12pt" style:font-name-asian="Verdana" style:font-size-asian="12pt" style:font-name-complex="Verdana" style:font-size-complex="12pt"/>
    </style:style>
    <style:style style:name="T97_80" style:family="text">
      <style:text-properties style:font-name="Verdana" fo:font-size="12pt" style:font-name-asian="Verdana" style:font-size-asian="12pt" style:font-name-complex="Verdana" style:font-size-complex="12pt"/>
    </style:style>
    <style:style style:name="T97_81" style:family="text">
      <style:text-properties style:font-name="Verdana" fo:font-size="12pt" style:font-name-asian="Verdana" style:font-size-asian="12pt" style:font-name-complex="Verdana" style:font-size-complex="12pt"/>
    </style:style>
    <style:style style:name="T97_82" style:family="text">
      <style:text-properties style:font-name="Verdana" fo:font-size="12pt" style:font-name-asian="Verdana" style:font-size-asian="12pt" style:font-name-complex="Verdana" style:font-size-complex="12pt"/>
    </style:style>
    <style:style style:name="T97_83" style:family="text">
      <style:text-properties style:font-name="Verdana" fo:font-size="12pt" style:font-name-asian="Verdana" style:font-size-asian="12pt" style:font-name-complex="Verdana" style:font-size-complex="12pt"/>
    </style:style>
    <style:style style:name="T97_84" style:family="text">
      <style:text-properties style:font-name="Verdana" fo:font-size="12pt" style:font-name-asian="Verdana" style:font-size-asian="12pt" style:font-name-complex="Verdana" style:font-size-complex="12pt"/>
    </style:style>
    <style:style style:name="T97_85" style:family="text">
      <style:text-properties style:font-name="Verdana" fo:font-size="12pt" style:font-name-asian="Verdana" style:font-size-asian="12pt" style:font-name-complex="Verdana" style:font-size-complex="12pt"/>
    </style:style>
    <style:style style:name="T97_86" style:family="text">
      <style:text-properties style:font-name="Verdana" fo:font-size="12pt" style:font-name-asian="Verdana" style:font-size-asian="12pt" style:font-name-complex="Verdana" style:font-size-complex="12pt"/>
    </style:style>
    <style:style style:name="T97_87" style:family="text">
      <style:text-properties style:font-name="Verdana" fo:font-size="12pt" style:font-name-asian="Verdana" style:font-size-asian="12pt" style:font-name-complex="Verdana" style:font-size-complex="12pt"/>
    </style:style>
    <style:style style:name="T97_88" style:family="text">
      <style:text-properties style:font-name="Verdana" fo:font-size="12pt" style:font-name-asian="Verdana" style:font-size-asian="12pt" style:font-name-complex="Verdana" style:font-size-complex="12pt"/>
    </style:style>
    <style:style style:name="T97_89" style:family="text">
      <style:text-properties style:font-name="Verdana" fo:font-size="12pt" style:font-name-asian="Verdana" style:font-size-asian="12pt" style:font-name-complex="Verdana" style:font-size-complex="12pt"/>
    </style:style>
    <style:style style:name="T97_90" style:family="text">
      <style:text-properties style:font-name="Verdana" fo:font-size="12pt" style:font-name-asian="Verdana" style:font-size-asian="12pt" style:font-name-complex="Verdana" style:font-size-complex="12pt"/>
    </style:style>
    <style:style style:name="T97_91" style:family="text">
      <style:text-properties style:font-name="Verdana" fo:font-size="12pt" style:font-name-asian="Verdana" style:font-size-asian="12pt" style:font-name-complex="Verdana" style:font-size-complex="12pt"/>
    </style:style>
    <style:style style:name="T97_92" style:family="text">
      <style:text-properties style:font-name="Verdana" fo:font-size="12pt" style:font-name-asian="Verdana" style:font-size-asian="12pt" style:font-name-complex="Verdana" style:font-size-complex="12pt"/>
    </style:style>
    <style:style style:name="T97_93" style:family="text">
      <style:text-properties style:font-name="Verdana" fo:font-size="12pt" style:font-name-asian="Verdana" style:font-size-asian="12pt" style:font-name-complex="Verdana" style:font-size-complex="12pt"/>
    </style:style>
    <style:style style:name="T97_94" style:family="text">
      <style:text-properties style:font-name="Verdana" fo:font-size="12pt" style:font-name-asian="Verdana" style:font-size-asian="12pt" style:font-name-complex="Verdana" style:font-size-complex="12pt"/>
    </style:style>
    <style:style style:name="T97_95" style:family="text">
      <style:text-properties style:font-name="Verdana" fo:font-size="12pt" style:font-name-asian="Verdana" style:font-size-asian="12pt" style:font-name-complex="Verdana" style:font-size-complex="12pt"/>
    </style:style>
    <style:style style:name="T97_96" style:family="text">
      <style:text-properties style:font-name="Verdana" fo:font-size="12pt" style:font-name-asian="Verdana" style:font-size-asian="12pt" style:font-name-complex="Verdana" style:font-size-complex="12pt"/>
    </style:style>
    <style:style style:name="T97_97" style:family="text">
      <style:text-properties style:font-name="Verdana" fo:font-size="12pt" style:font-name-asian="Verdana" style:font-size-asian="12pt" style:font-name-complex="Verdana" style:font-size-complex="12pt"/>
    </style:style>
    <style:style style:name="T97_98" style:family="text">
      <style:text-properties style:font-name="Verdana" fo:font-size="12pt" style:font-name-asian="Verdana" style:font-size-asian="12pt" style:font-name-complex="Verdana" style:font-size-complex="12pt"/>
    </style:style>
    <style:style style:name="T97_99" style:family="text">
      <style:text-properties style:font-name="Verdana" fo:font-size="12pt" style:font-name-asian="Verdana" style:font-size-asian="12pt" style:font-name-complex="Verdana" style:font-size-complex="12pt"/>
    </style:style>
    <style:style style:name="T97_100" style:family="text">
      <style:text-properties style:font-name="Verdana" fo:font-size="12pt" style:font-name-asian="Verdana" style:font-size-asian="12pt" style:font-name-complex="Verdana" style:font-size-complex="12pt"/>
    </style:style>
    <style:style style:name="T97_101" style:family="text">
      <style:text-properties style:font-name="Verdana" fo:font-size="12pt" style:font-name-asian="Verdana" style:font-size-asian="12pt" style:font-name-complex="Verdana" style:font-size-complex="12pt"/>
    </style:style>
    <style:style style:name="P98" style:family="paragraph" style:parent-style-name="Standard">
      <style:paragraph-properties fo:text-align="justify" fo:break-before="auto" fo:line-height="100%" fo:margin-bottom="0.212cm" style:writing-mode="lr-tb"/>
    </style:style>
    <style:style style:name="T9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3" style:family="text">
      <style:text-properties style:font-name="Verdana" fo:font-size="12pt" style:font-name-asian="Verdana" style:font-size-asian="12pt" style:font-name-complex="Verdana" style:font-size-complex="12pt"/>
    </style:style>
    <style:style style:name="T98_4" style:family="text">
      <style:text-properties style:font-name="Verdana" fo:font-size="12pt" style:font-name-asian="Verdana" style:font-size-asian="12pt" style:font-name-complex="Verdana" style:font-size-complex="12pt"/>
    </style:style>
    <style:style style:name="T98_5" style:family="text">
      <style:text-properties style:font-name="Verdana" fo:font-size="12pt" style:font-name-asian="Verdana" style:font-size-asian="12pt" style:font-name-complex="Verdana" style:font-size-complex="12pt"/>
    </style:style>
    <style:style style:name="T98_6" style:family="text">
      <style:text-properties style:font-name="Verdana" fo:font-size="12pt" style:font-name-asian="Verdana" style:font-size-asian="12pt" style:font-name-complex="Verdana" style:font-size-complex="12pt"/>
    </style:style>
    <style:style style:name="T98_7" style:family="text">
      <style:text-properties style:font-name="Verdana" fo:font-size="12pt" style:font-name-asian="Verdana" style:font-size-asian="12pt" style:font-name-complex="Verdana" style:font-size-complex="12pt"/>
    </style:style>
    <style:style style:name="T98_8" style:family="text">
      <style:text-properties style:font-name="Verdana" fo:font-size="12pt" style:font-name-asian="Verdana" style:font-size-asian="12pt" style:font-name-complex="Verdana" style:font-size-complex="12pt"/>
    </style:style>
    <style:style style:name="T98_9" style:family="text">
      <style:text-properties style:font-name="Verdana" fo:font-size="12pt" style:font-name-asian="Verdana" style:font-size-asian="12pt" style:font-name-complex="Verdana" style:font-size-complex="12pt"/>
    </style:style>
    <style:style style:name="T98_10" style:family="text">
      <style:text-properties style:font-name="Verdana" fo:font-size="12pt" style:font-name-asian="Verdana" style:font-size-asian="12pt" style:font-name-complex="Verdana" style:font-size-complex="12pt"/>
    </style:style>
    <style:style style:name="T98_11" style:family="text">
      <style:text-properties style:font-name="Verdana" fo:font-size="12pt" style:font-name-asian="Verdana" style:font-size-asian="12pt" style:font-name-complex="Verdana" style:font-size-complex="12pt"/>
    </style:style>
    <style:style style:name="T98_12" style:family="text">
      <style:text-properties style:font-name="Verdana" fo:font-size="12pt" style:font-name-asian="Verdana" style:font-size-asian="12pt" style:font-name-complex="Verdana" style:font-size-complex="12pt"/>
    </style:style>
    <style:style style:name="T98_13" style:family="text">
      <style:text-properties style:font-name="Verdana" fo:font-size="12pt" style:font-name-asian="Verdana" style:font-size-asian="12pt" style:font-name-complex="Verdana" style:font-size-complex="12pt"/>
    </style:style>
    <style:style style:name="T98_14" style:family="text">
      <style:text-properties style:font-name="Verdana" fo:font-size="12pt" style:font-name-asian="Verdana" style:font-size-asian="12pt" style:font-name-complex="Verdana" style:font-size-complex="12pt"/>
    </style:style>
    <style:style style:name="T98_15" style:family="text">
      <style:text-properties style:font-name="Verdana" fo:font-size="12pt" style:font-name-asian="Verdana" style:font-size-asian="12pt" style:font-name-complex="Verdana" style:font-size-complex="12pt"/>
    </style:style>
    <style:style style:name="T98_16" style:family="text">
      <style:text-properties style:font-name="Verdana" fo:font-size="12pt" style:font-name-asian="Verdana" style:font-size-asian="12pt" style:font-name-complex="Verdana" style:font-size-complex="12pt"/>
    </style:style>
    <style:style style:name="T98_17" style:family="text">
      <style:text-properties style:font-name="Verdana" fo:font-size="12pt" style:font-name-asian="Verdana" style:font-size-asian="12pt" style:font-name-complex="Verdana" style:font-size-complex="12pt"/>
    </style:style>
    <style:style style:name="T98_18" style:family="text">
      <style:text-properties style:font-name="Verdana" fo:font-size="12pt" style:font-name-asian="Verdana" style:font-size-asian="12pt" style:font-name-complex="Verdana" style:font-size-complex="12pt"/>
    </style:style>
    <style:style style:name="T98_19" style:family="text">
      <style:text-properties style:font-name="Verdana" fo:font-size="12pt" style:font-name-asian="Verdana" style:font-size-asian="12pt" style:font-name-complex="Verdana" style:font-size-complex="12pt"/>
    </style:style>
    <style:style style:name="T98_20" style:family="text">
      <style:text-properties style:font-name="Verdana" fo:font-size="12pt" style:font-name-asian="Verdana" style:font-size-asian="12pt" style:font-name-complex="Verdana" style:font-size-complex="12pt"/>
    </style:style>
    <style:style style:name="T98_21" style:family="text">
      <style:text-properties style:font-name="Verdana" fo:font-size="12pt" style:font-name-asian="Verdana" style:font-size-asian="12pt" style:font-name-complex="Verdana" style:font-size-complex="12pt"/>
    </style:style>
    <style:style style:name="T98_22" style:family="text">
      <style:text-properties style:font-name="Verdana" fo:font-size="12pt" style:font-name-asian="Verdana" style:font-size-asian="12pt" style:font-name-complex="Verdana" style:font-size-complex="12pt"/>
    </style:style>
    <style:style style:name="T98_23" style:family="text">
      <style:text-properties style:font-name="Verdana" fo:font-size="12pt" style:font-name-asian="Verdana" style:font-size-asian="12pt" style:font-name-complex="Verdana" style:font-size-complex="12pt"/>
    </style:style>
    <style:style style:name="T98_24" style:family="text">
      <style:text-properties style:font-name="Verdana" fo:font-size="12pt" style:font-name-asian="Verdana" style:font-size-asian="12pt" style:font-name-complex="Verdana" style:font-size-complex="12pt"/>
    </style:style>
    <style:style style:name="T98_25" style:family="text">
      <style:text-properties style:font-name="Verdana" fo:font-size="12pt" style:font-name-asian="Verdana" style:font-size-asian="12pt" style:font-name-complex="Verdana" style:font-size-complex="12pt"/>
    </style:style>
    <style:style style:name="T98_26" style:family="text">
      <style:text-properties style:font-name="Verdana" fo:font-size="12pt" style:font-name-asian="Verdana" style:font-size-asian="12pt" style:font-name-complex="Verdana" style:font-size-complex="12pt"/>
    </style:style>
    <style:style style:name="T98_27" style:family="text">
      <style:text-properties style:font-name="Verdana" fo:font-size="12pt" style:font-name-asian="Verdana" style:font-size-asian="12pt" style:font-name-complex="Verdana" style:font-size-complex="12pt"/>
    </style:style>
    <style:style style:name="T98_28" style:family="text">
      <style:text-properties style:font-name="Verdana" fo:font-size="12pt" style:font-name-asian="Verdana" style:font-size-asian="12pt" style:font-name-complex="Verdana" style:font-size-complex="12pt"/>
    </style:style>
    <style:style style:name="T98_29" style:family="text">
      <style:text-properties style:font-name="Verdana" fo:font-size="12pt" style:font-name-asian="Verdana" style:font-size-asian="12pt" style:font-name-complex="Verdana" style:font-size-complex="12pt"/>
    </style:style>
    <style:style style:name="T98_30" style:family="text">
      <style:text-properties style:font-name="Verdana" fo:font-size="12pt" style:font-name-asian="Verdana" style:font-size-asian="12pt" style:font-name-complex="Verdana" style:font-size-complex="12pt"/>
    </style:style>
    <style:style style:name="T98_31" style:family="text">
      <style:text-properties style:font-name="Verdana" fo:font-size="12pt" style:font-name-asian="Verdana" style:font-size-asian="12pt" style:font-name-complex="Verdana" style:font-size-complex="12pt"/>
    </style:style>
    <style:style style:name="T98_32" style:family="text">
      <style:text-properties style:font-name="Verdana" fo:font-size="12pt" style:font-name-asian="Verdana" style:font-size-asian="12pt" style:font-name-complex="Verdana" style:font-size-complex="12pt"/>
    </style:style>
    <style:style style:name="T98_33" style:family="text">
      <style:text-properties style:font-name="Verdana" fo:font-size="12pt" style:font-name-asian="Verdana" style:font-size-asian="12pt" style:font-name-complex="Verdana" style:font-size-complex="12pt"/>
    </style:style>
    <style:style style:name="T98_34" style:family="text">
      <style:text-properties style:font-name="Verdana" fo:font-size="12pt" style:font-name-asian="Verdana" style:font-size-asian="12pt" style:font-name-complex="Verdana" style:font-size-complex="12pt"/>
    </style:style>
    <style:style style:name="T98_35" style:family="text">
      <style:text-properties style:font-name="Verdana" fo:font-size="12pt" style:font-name-asian="Verdana" style:font-size-asian="12pt" style:font-name-complex="Verdana" style:font-size-complex="12pt"/>
    </style:style>
    <style:style style:name="T98_36" style:family="text">
      <style:text-properties style:font-name="Verdana" fo:font-size="12pt" style:font-name-asian="Verdana" style:font-size-asian="12pt" style:font-name-complex="Verdana" style:font-size-complex="12pt"/>
    </style:style>
    <style:style style:name="T98_37" style:family="text">
      <style:text-properties style:font-name="Verdana" fo:font-size="12pt" style:font-name-asian="Verdana" style:font-size-asian="12pt" style:font-name-complex="Verdana" style:font-size-complex="12pt"/>
    </style:style>
    <style:style style:name="T98_38" style:family="text">
      <style:text-properties style:font-name="Verdana" fo:font-size="12pt" style:font-name-asian="Verdana" style:font-size-asian="12pt" style:font-name-complex="Verdana" style:font-size-complex="12pt"/>
    </style:style>
    <style:style style:name="T98_39" style:family="text">
      <style:text-properties style:font-name="Verdana" fo:font-size="12pt" style:font-name-asian="Verdana" style:font-size-asian="12pt" style:font-name-complex="Verdana" style:font-size-complex="12pt"/>
    </style:style>
    <style:style style:name="P99" style:family="paragraph" style:parent-style-name="Standard">
      <style:paragraph-properties fo:text-align="justify" fo:break-before="auto" fo:line-height="100%" fo:margin-bottom="0.212cm" style:writing-mode="lr-tb"/>
    </style:style>
    <style:style style:name="T9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9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9_3" style:family="text">
      <style:text-properties style:font-name="Verdana" fo:font-size="12pt" style:font-name-asian="Verdana" style:font-size-asian="12pt" style:font-name-complex="Verdana" style:font-size-complex="12pt"/>
    </style:style>
    <style:style style:name="T99_4" style:family="text">
      <style:text-properties style:font-name="Verdana" fo:font-size="12pt" style:font-name-asian="Verdana" style:font-size-asian="12pt" style:font-name-complex="Verdana" style:font-size-complex="12pt"/>
    </style:style>
    <style:style style:name="T99_5" style:family="text">
      <style:text-properties style:font-name="Verdana" fo:font-size="12pt" style:font-name-asian="Verdana" style:font-size-asian="12pt" style:font-name-complex="Verdana" style:font-size-complex="12pt"/>
    </style:style>
    <style:style style:name="T99_6" style:family="text">
      <style:text-properties style:font-name="Verdana" fo:font-size="12pt" style:font-name-asian="Verdana" style:font-size-asian="12pt" style:font-name-complex="Verdana" style:font-size-complex="12pt"/>
    </style:style>
    <style:style style:name="T99_7" style:family="text">
      <style:text-properties style:font-name="Verdana" fo:font-size="12pt" style:font-name-asian="Verdana" style:font-size-asian="12pt" style:font-name-complex="Verdana" style:font-size-complex="12pt"/>
    </style:style>
    <style:style style:name="T99_8" style:family="text">
      <style:text-properties style:font-name="Verdana" fo:font-size="12pt" style:font-name-asian="Verdana" style:font-size-asian="12pt" style:font-name-complex="Verdana" style:font-size-complex="12pt"/>
    </style:style>
    <style:style style:name="T99_9" style:family="text">
      <style:text-properties style:font-name="Verdana" fo:font-size="12pt" style:font-name-asian="Verdana" style:font-size-asian="12pt" style:font-name-complex="Verdana" style:font-size-complex="12pt"/>
    </style:style>
    <style:style style:name="T9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9_34" style:family="text">
      <style:text-properties style:font-name="Verdana" fo:font-size="12pt" style:font-name-asian="Verdana" style:font-size-asian="12pt" style:font-name-complex="Verdana" style:font-size-complex="12pt"/>
    </style:style>
    <style:style style:name="T99_35" style:family="text">
      <style:text-properties style:font-name="Verdana" fo:font-size="12pt" style:font-name-asian="Verdana" style:font-size-asian="12pt" style:font-name-complex="Verdana" style:font-size-complex="12pt"/>
    </style:style>
    <style:style style:name="T99_36" style:family="text">
      <style:text-properties style:font-name="Verdana" fo:font-size="12pt" style:font-name-asian="Verdana" style:font-size-asian="12pt" style:font-name-complex="Verdana" style:font-size-complex="12pt"/>
    </style:style>
    <style:style style:name="T99_37" style:family="text">
      <style:text-properties style:font-name="Verdana" fo:font-size="12pt" style:font-name-asian="Verdana" style:font-size-asian="12pt" style:font-name-complex="Verdana" style:font-size-complex="12pt"/>
    </style:style>
    <style:style style:name="T99_38" style:family="text">
      <style:text-properties style:font-name="Verdana" fo:font-size="12pt" style:font-name-asian="Verdana" style:font-size-asian="12pt" style:font-name-complex="Verdana" style:font-size-complex="12pt"/>
    </style:style>
    <style:style style:name="T99_39" style:family="text">
      <style:text-properties style:font-name="Verdana" fo:font-size="12pt" style:font-name-asian="Verdana" style:font-size-asian="12pt" style:font-name-complex="Verdana" style:font-size-complex="12pt"/>
    </style:style>
    <style:style style:name="T99_40" style:family="text">
      <style:text-properties style:font-name="Verdana" fo:font-size="12pt" style:font-name-asian="Verdana" style:font-size-asian="12pt" style:font-name-complex="Verdana" style:font-size-complex="12pt"/>
    </style:style>
    <style:style style:name="T99_41" style:family="text">
      <style:text-properties style:font-name="Verdana" fo:font-size="12pt" style:font-name-asian="Verdana" style:font-size-asian="12pt" style:font-name-complex="Verdana" style:font-size-complex="12pt"/>
    </style:style>
    <style:style style:name="T99_42" style:family="text">
      <style:text-properties style:font-name="Verdana" fo:font-size="12pt" style:font-name-asian="Verdana" style:font-size-asian="12pt" style:font-name-complex="Verdana" style:font-size-complex="12pt"/>
    </style:style>
    <style:style style:name="T99_43" style:family="text">
      <style:text-properties style:font-name="Verdana" fo:font-size="12pt" style:font-name-asian="Verdana" style:font-size-asian="12pt" style:font-name-complex="Verdana" style:font-size-complex="12pt"/>
    </style:style>
    <style:style style:name="T99_44" style:family="text">
      <style:text-properties style:font-name="Verdana" fo:font-size="12pt" style:font-name-asian="Verdana" style:font-size-asian="12pt" style:font-name-complex="Verdana" style:font-size-complex="12pt"/>
    </style:style>
    <style:style style:name="T99_45" style:family="text">
      <style:text-properties style:font-name="Verdana" fo:font-size="12pt" style:font-name-asian="Verdana" style:font-size-asian="12pt" style:font-name-complex="Verdana" style:font-size-complex="12pt"/>
    </style:style>
    <style:style style:name="T99_46" style:family="text">
      <style:text-properties style:font-name="Verdana" fo:font-size="12pt" style:font-name-asian="Verdana" style:font-size-asian="12pt" style:font-name-complex="Verdana" style:font-size-complex="12pt"/>
    </style:style>
    <style:style style:name="T99_47" style:family="text">
      <style:text-properties style:font-name="Verdana" fo:font-size="12pt" style:font-name-asian="Verdana" style:font-size-asian="12pt" style:font-name-complex="Verdana" style:font-size-complex="12pt"/>
    </style:style>
    <style:style style:name="T99_48" style:family="text">
      <style:text-properties style:font-name="Verdana" fo:font-size="12pt" style:font-name-asian="Verdana" style:font-size-asian="12pt" style:font-name-complex="Verdana" style:font-size-complex="12pt"/>
    </style:style>
    <style:style style:name="T99_49" style:family="text">
      <style:text-properties style:font-name="Verdana" fo:font-size="12pt" style:font-name-asian="Verdana" style:font-size-asian="12pt" style:font-name-complex="Verdana" style:font-size-complex="12pt"/>
    </style:style>
    <style:style style:name="T99_50" style:family="text">
      <style:text-properties style:font-name="Verdana" fo:font-size="12pt" style:font-name-asian="Verdana" style:font-size-asian="12pt" style:font-name-complex="Verdana" style:font-size-complex="12pt"/>
    </style:style>
    <style:style style:name="T99_51" style:family="text">
      <style:text-properties style:font-name="Verdana" fo:font-size="12pt" style:font-name-asian="Verdana" style:font-size-asian="12pt" style:font-name-complex="Verdana" style:font-size-complex="12pt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Heading_20_2">
      <style:paragraph-properties fo:break-before="auto" fo:line-height="115%" fo:margin-top="0.635cm" fo:margin-bottom="0.141cm" style:writing-mode="lr-tb"/>
    </style:style>
    <style:style style:name="T101_1" style:family="text">
      <style:text-properties style:font-name="Arial" fo:font-size="14pt" style:font-name-asian="Arial" style:font-size-asian="14pt" style:font-name-complex="Arial" style:font-size-complex="14pt"/>
    </style:style>
    <style:style style:name="T101_2" style:family="text">
      <style:text-properties style:font-name="Arial" fo:font-size="14pt" style:font-name-asian="Arial" style:font-size-asian="14pt" style:font-name-complex="Arial" style:font-size-complex="14pt"/>
    </style:style>
    <style:style style:name="T101_3" style:family="text">
      <style:text-properties style:font-name="Arial" fo:font-size="14pt" style:font-name-asian="Arial" style:font-size-asian="14pt" style:font-name-complex="Arial" style:font-size-complex="14pt"/>
    </style:style>
    <style:style style:name="T101_4" style:family="text">
      <style:text-properties style:font-name="Arial" fo:font-size="14pt" style:font-name-asian="Arial" style:font-size-asian="14pt" style:font-name-complex="Arial" style:font-size-complex="14pt"/>
    </style:style>
    <style:style style:name="T101_5" style:family="text">
      <style:text-properties style:font-name="Arial" fo:font-size="14pt" style:font-name-asian="Arial" style:font-size-asian="14pt" style:font-name-complex="Arial" style:font-size-complex="14pt"/>
    </style:style>
    <style:style style:name="P102" style:family="paragraph" style:parent-style-name="Standard">
      <style:paragraph-properties fo:text-align="justify" fo:break-before="auto" fo:line-height="100%" fo:margin-bottom="0.212cm" style:writing-mode="lr-tb"/>
    </style:style>
    <style:style style:name="T102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102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5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6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7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2_8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3" style:family="paragraph" style:parent-style-name="Standard">
      <style:paragraph-properties fo:text-align="justify" fo:break-before="auto" fo:line-height="100%" style:writing-mode="lr-tb"/>
    </style:style>
    <style:style style:name="P104" style:family="paragraph" style:parent-style-name="Heading_20_2">
      <style:paragraph-properties fo:break-before="auto" fo:line-height="115%" fo:margin-top="0.635cm" fo:margin-bottom="0.141cm" style:writing-mode="lr-tb"/>
    </style:style>
    <style:style style:name="T104_1" style:family="text">
      <style:text-properties style:font-name="Arial" fo:font-size="14pt" style:font-name-asian="Arial" style:font-size-asian="14pt" style:font-name-complex="Arial" style:font-size-complex="14pt"/>
    </style:style>
    <style:style style:name="T104_2" style:family="text">
      <style:text-properties style:font-name="Arial" fo:font-size="14pt" style:font-name-asian="Arial" style:font-size-asian="14pt" style:font-name-complex="Arial" style:font-size-complex="14pt"/>
    </style:style>
    <style:style style:name="T104_3" style:family="text">
      <style:text-properties style:font-name="Arial" fo:font-size="14pt" style:font-name-asian="Arial" style:font-size-asian="14pt" style:font-name-complex="Arial" style:font-size-complex="14pt"/>
    </style:style>
    <style:style style:name="T104_4" style:family="text">
      <style:text-properties style:font-name="Arial" fo:font-size="14pt" style:font-name-asian="Arial" style:font-size-asian="14pt" style:font-name-complex="Arial" style:font-size-complex="14pt"/>
    </style:style>
    <style:style style:name="T104_5" style:family="text">
      <style:text-properties style:font-name="Arial" fo:font-size="14pt" style:font-name-asian="Arial" style:font-size-asian="14pt" style:font-name-complex="Arial" style:font-size-complex="14pt"/>
    </style:style>
    <style:style style:name="P105" style:family="paragraph" style:parent-style-name="Standard">
      <style:paragraph-properties fo:text-align="justify" fo:break-before="auto" fo:line-height="100%" fo:margin-bottom="0.212cm" style:writing-mode="lr-tb"/>
    </style:style>
    <style:style style:name="T105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105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5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6" style:family="paragraph" style:parent-style-name="Standard">
      <style:paragraph-properties fo:text-align="justify" fo:break-before="auto" fo:line-height="100%" style:writing-mode="lr-tb"/>
    </style:style>
    <style:style style:name="P107" style:family="paragraph" style:parent-style-name="Heading_20_2">
      <style:paragraph-properties fo:break-before="auto" fo:line-height="115%" fo:margin-top="0.635cm" fo:margin-bottom="0.141cm" style:writing-mode="lr-tb"/>
    </style:style>
    <style:style style:name="T107_1" style:family="text">
      <style:text-properties style:font-name="Arial" fo:font-size="14pt" style:font-name-asian="Arial" style:font-size-asian="14pt" style:font-name-complex="Arial" style:font-size-complex="14pt"/>
    </style:style>
    <style:style style:name="T107_2" style:family="text">
      <style:text-properties style:font-name="Arial" fo:font-size="14pt" style:font-name-asian="Arial" style:font-size-asian="14pt" style:font-name-complex="Arial" style:font-size-complex="14pt"/>
    </style:style>
    <style:style style:name="T107_3" style:family="text">
      <style:text-properties style:font-name="Arial" fo:font-size="14pt" style:font-name-asian="Arial" style:font-size-asian="14pt" style:font-name-complex="Arial" style:font-size-complex="14pt"/>
    </style:style>
    <style:style style:name="T107_4" style:family="text">
      <style:text-properties style:font-name="Arial" fo:font-size="14pt" style:font-name-asian="Arial" style:font-size-asian="14pt" style:font-name-complex="Arial" style:font-size-complex="14pt"/>
    </style:style>
    <style:style style:name="T107_5" style:family="text">
      <style:text-properties style:font-name="Arial" fo:font-size="14pt" style:font-name-asian="Arial" style:font-size-asian="14pt" style:font-name-complex="Arial" style:font-size-complex="14pt"/>
    </style:style>
    <style:style style:name="P108" style:family="paragraph" style:parent-style-name="Standard">
      <style:paragraph-properties fo:text-align="justify" fo:break-before="auto" fo:line-height="100%" fo:margin-bottom="0.212cm" style:writing-mode="lr-tb"/>
    </style:style>
    <style:style style:name="T10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8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9" style:family="paragraph" style:parent-style-name="Standard">
      <style:paragraph-properties fo:text-align="justify" fo:break-before="auto" fo:line-height="100%" style:writing-mode="lr-tb"/>
    </style:style>
    <style:style style:name="P110" style:family="paragraph" style:parent-style-name="Heading_20_2">
      <style:paragraph-properties fo:break-before="auto" fo:line-height="115%" fo:margin-top="0.635cm" fo:margin-bottom="0.141cm" style:writing-mode="lr-tb"/>
    </style:style>
    <style:style style:name="T110_1" style:family="text">
      <style:text-properties style:font-name="Arial" fo:font-size="14pt" style:font-name-asian="Arial" style:font-size-asian="14pt" style:font-name-complex="Arial" style:font-size-complex="14pt"/>
    </style:style>
    <style:style style:name="T110_2" style:family="text">
      <style:text-properties style:font-name="Arial" fo:font-size="14pt" style:font-name-asian="Arial" style:font-size-asian="14pt" style:font-name-complex="Arial" style:font-size-complex="14pt"/>
    </style:style>
    <style:style style:name="T110_3" style:family="text">
      <style:text-properties style:font-name="Arial" fo:font-size="14pt" style:font-name-asian="Arial" style:font-size-asian="14pt" style:font-name-complex="Arial" style:font-size-complex="14pt"/>
    </style:style>
    <style:style style:name="T110_4" style:family="text">
      <style:text-properties style:font-name="Arial" fo:font-size="14pt" style:font-name-asian="Arial" style:font-size-asian="14pt" style:font-name-complex="Arial" style:font-size-complex="14pt"/>
    </style:style>
    <style:style style:name="T110_5" style:family="text">
      <style:text-properties style:font-name="Arial" fo:font-size="14pt" style:font-name-asian="Arial" style:font-size-asian="14pt" style:font-name-complex="Arial" style:font-size-complex="14pt"/>
    </style:style>
    <style:style style:name="P111" style:family="paragraph" style:parent-style-name="Standard">
      <style:paragraph-properties fo:text-align="justify" fo:break-before="auto" fo:line-height="100%" style:writing-mode="lr-tb"/>
    </style:style>
    <style:style style:name="T111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1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2" style:family="paragraph" style:parent-style-name="Heading_20_2">
      <style:paragraph-properties fo:break-before="auto" fo:line-height="115%" fo:margin-top="0.635cm" fo:margin-bottom="0.141cm" style:writing-mode="lr-tb"/>
    </style:style>
    <style:style style:name="T112_1" style:family="text">
      <style:text-properties style:font-name="Arial" fo:font-size="14pt" style:font-name-asian="Arial" style:font-size-asian="14pt" style:font-name-complex="Arial" style:font-size-complex="14pt"/>
    </style:style>
    <style:style style:name="T112_2" style:family="text">
      <style:text-properties style:font-name="Arial" fo:font-size="14pt" style:font-name-asian="Arial" style:font-size-asian="14pt" style:font-name-complex="Arial" style:font-size-complex="14pt"/>
    </style:style>
    <style:style style:name="T112_3" style:family="text">
      <style:text-properties style:font-name="Arial" fo:font-size="14pt" style:font-name-asian="Arial" style:font-size-asian="14pt" style:font-name-complex="Arial" style:font-size-complex="14pt"/>
    </style:style>
    <style:style style:name="T112_4" style:family="text">
      <style:text-properties style:font-name="Arial" fo:font-size="14pt" style:font-name-asian="Arial" style:font-size-asian="14pt" style:font-name-complex="Arial" style:font-size-complex="14pt"/>
    </style:style>
    <style:style style:name="T112_5" style:family="text">
      <style:text-properties style:font-name="Arial" fo:font-size="14pt" style:font-name-asian="Arial" style:font-size-asian="14pt" style:font-name-complex="Arial" style:font-size-complex="14pt"/>
    </style:style>
    <style:style style:name="P113" style:family="paragraph" style:parent-style-name="Standard">
      <style:paragraph-properties fo:break-before="auto" fo:line-height="100%" fo:margin-bottom="0.212cm" style:writing-mode="lr-tb"/>
    </style:style>
    <style:style style:name="T113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13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13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13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3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3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4" style:family="paragraph" style:parent-style-name="Standard">
      <style:paragraph-properties fo:text-align="justify" fo:break-before="auto" fo:line-height="120%" fo:margin-bottom="0.212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T114_131" style:family="text"/>
    <style:style style:name="T114_132" style:family="text"/>
    <style:style style:name="T114_133" style:family="text"/>
    <style:style style:name="T114_134" style:family="text"/>
    <style:style style:name="T114_135" style:family="text"/>
    <style:style style:name="T114_136" style:family="text"/>
    <style:style style:name="T114_137" style:family="text"/>
    <style:style style:name="T114_138" style:family="text"/>
    <style:style style:name="T114_139" style:family="text"/>
    <style:style style:name="T114_140" style:family="text"/>
    <style:style style:name="T114_141" style:family="text"/>
    <style:style style:name="T114_142" style:family="text"/>
    <style:style style:name="T114_143" style:family="text"/>
    <style:style style:name="T114_144" style:family="text"/>
    <style:style style:name="T114_145" style:family="text"/>
    <style:style style:name="T114_146" style:family="text"/>
    <style:style style:name="T114_147" style:family="text"/>
    <style:style style:name="T114_148" style:family="text"/>
    <style:style style:name="T114_149" style:family="text"/>
    <style:style style:name="T114_150" style:family="text"/>
    <style:style style:name="T114_151" style:family="text"/>
    <style:style style:name="T114_152" style:family="text"/>
    <style:style style:name="T114_153" style:family="text"/>
    <style:style style:name="T114_154" style:family="text"/>
    <style:style style:name="T114_155" style:family="text"/>
    <style:style style:name="T114_156" style:family="text"/>
    <style:style style:name="T114_157" style:family="text"/>
    <style:style style:name="T114_158" style:family="text"/>
    <style:style style:name="T114_159" style:family="text"/>
    <style:style style:name="T114_160" style:family="text"/>
    <style:style style:name="T114_161" style:family="text"/>
    <style:style style:name="T114_162" style:family="text"/>
    <style:style style:name="T114_163" style:family="text"/>
    <style:style style:name="T114_164" style:family="text"/>
    <style:style style:name="T114_165" style:family="text"/>
    <style:style style:name="T114_166" style:family="text"/>
    <style:style style:name="P115" style:family="paragraph" style:parent-style-name="Standard">
      <style:paragraph-properties fo:text-align="justify" fo:break-before="auto" fo:line-height="120%" fo:margin-bottom="0.212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>
      <style:text-properties fo:font-style="italic" style:font-style-asian="italic" style:font-style-complex="italic"/>
    </style:style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P116" style:family="paragraph" style:parent-style-name="Standard">
      <style:paragraph-properties fo:text-align="justify" fo:break-before="auto" fo:line-height="100%" style:writing-mode="lr-tb"/>
    </style:style>
    <style:style style:name="P117" style:family="paragraph" style:parent-style-name="Heading_20_2">
      <style:paragraph-properties fo:break-before="auto" fo:line-height="115%" fo:margin-top="0.635cm" fo:margin-bottom="0.141cm" style:writing-mode="lr-tb"/>
    </style:style>
    <style:style style:name="T117_1" style:family="text">
      <style:text-properties style:font-name="Arial" fo:font-size="14pt" style:font-name-asian="Arial" style:font-size-asian="14pt" style:font-name-complex="Arial" style:font-size-complex="14pt"/>
    </style:style>
    <style:style style:name="P118" style:family="paragraph" style:parent-style-name="Standard">
      <style:paragraph-properties fo:text-align="justify" fo:break-before="auto" fo:line-height="100%" fo:margin-bottom="0.212cm" style:writing-mode="lr-tb"/>
    </style:style>
    <style:style style:name="T11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8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9" style:family="paragraph" style:parent-style-name="Standard">
      <style:paragraph-properties fo:text-align="justify" fo:break-before="auto" fo:line-height="120%" fo:margin-top="0cm" style:writing-mode="lr-tb"/>
    </style:style>
    <style:style style:name="T11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19_2" style:family="text">
      <style:text-properties fo:font-style="italic" style:font-style-asian="italic" style:font-style-complex="italic"/>
    </style:style>
    <style:style style:name="T119_3" style:family="text">
      <style:text-properties fo:font-style="italic" style:font-style-asian="italic" style:font-style-complex="italic"/>
    </style:style>
    <style:style style:name="P120" style:family="paragraph" style:parent-style-name="Standard">
      <style:paragraph-properties fo:text-align="justify" fo:break-before="auto" fo:line-height="120%" fo:margin-top="0cm" style:writing-mode="lr-tb"/>
    </style:style>
    <style:style style:name="T120_1" style:family="text">
      <style:text-properties fo:font-style="italic" style:font-style-asian="italic" style:font-style-complex="italic"/>
    </style:style>
    <style:style style:name="T120_2" style:family="text">
      <style:text-properties fo:font-style="italic" style:font-style-asian="italic" style:font-style-complex="italic"/>
    </style:style>
    <style:style style:name="P121" style:family="paragraph" style:parent-style-name="Standard">
      <style:paragraph-properties fo:text-align="justify" fo:break-before="auto" fo:line-height="120%" fo:margin-top="0cm" style:writing-mode="lr-tb"/>
    </style:style>
    <style:style style:name="T121_1" style:family="text">
      <style:text-properties fo:font-style="italic" style:font-style-asian="italic" style:font-style-complex="italic"/>
    </style:style>
    <style:style style:name="T121_2" style:family="text">
      <style:text-properties fo:font-style="italic" style:font-style-asian="italic" style:font-style-complex="italic"/>
    </style:style>
    <style:style style:name="P122" style:family="paragraph" style:parent-style-name="Standard">
      <style:paragraph-properties fo:text-align="justify" fo:break-before="auto" fo:line-height="120%" fo:margin-top="0cm" style:writing-mode="lr-tb"/>
    </style:style>
    <style:style style:name="T122_1" style:family="text">
      <style:text-properties fo:font-style="italic" style:font-style-asian="italic" style:font-style-complex="italic"/>
    </style:style>
    <style:style style:name="T122_2" style:family="text">
      <style:text-properties fo:font-style="italic" style:font-style-asian="italic" style:font-style-complex="italic"/>
    </style:style>
    <style:style style:name="P123" style:family="paragraph" style:parent-style-name="Standard">
      <style:paragraph-properties fo:text-align="justify" fo:break-before="auto" fo:line-height="120%" fo:margin-top="0cm" style:writing-mode="lr-tb"/>
    </style:style>
    <style:style style:name="T123_1" style:family="text">
      <style:text-properties fo:font-style="italic" style:font-style-asian="italic" style:font-style-complex="italic"/>
    </style:style>
    <style:style style:name="T123_2" style:family="text">
      <style:text-properties fo:font-style="italic" style:font-style-asian="italic" style:font-style-complex="italic"/>
    </style:style>
    <style:style style:name="P124" style:family="paragraph" style:parent-style-name="Standard">
      <style:paragraph-properties fo:text-align="justify" fo:break-before="auto" fo:line-height="120%" fo:margin-top="0cm" style:writing-mode="lr-tb"/>
    </style:style>
    <style:style style:name="T124_1" style:family="text">
      <style:text-properties fo:font-style="italic" style:font-style-asian="italic" style:font-style-complex="italic"/>
    </style:style>
    <style:style style:name="T124_2" style:family="text">
      <style:text-properties fo:font-style="italic" style:font-style-asian="italic" style:font-style-complex="italic"/>
    </style:style>
    <style:style style:name="P125" style:family="paragraph" style:parent-style-name="Standard">
      <style:paragraph-properties fo:text-align="justify" fo:break-before="auto" fo:line-height="120%" fo:margin-top="0cm" style:writing-mode="lr-tb"/>
    </style:style>
    <style:style style:name="T125_1" style:family="text">
      <style:text-properties fo:font-style="italic" style:font-style-asian="italic" style:font-style-complex="italic"/>
    </style:style>
    <style:style style:name="T125_2" style:family="text">
      <style:text-properties fo:font-style="italic" style:font-style-asian="italic" style:font-style-complex="italic"/>
    </style:style>
    <style:style style:name="P126" style:family="paragraph" style:parent-style-name="Standard">
      <style:paragraph-properties fo:text-align="justify" fo:break-before="auto" fo:line-height="120%" fo:margin-top="0cm" style:writing-mode="lr-tb"/>
    </style:style>
    <style:style style:name="T126_1" style:family="text">
      <style:text-properties fo:font-style="italic" style:font-style-asian="italic" style:font-style-complex="italic"/>
    </style:style>
    <style:style style:name="T126_2" style:family="text">
      <style:text-properties fo:font-style="italic" style:font-style-asian="italic" style:font-style-complex="italic"/>
    </style:style>
    <style:style style:name="P127" style:family="paragraph" style:parent-style-name="Standard">
      <style:paragraph-properties fo:text-align="justify" fo:break-before="auto" fo:line-height="120%" fo:margin-top="0cm" style:writing-mode="lr-tb"/>
    </style:style>
    <style:style style:name="T127_1" style:family="text">
      <style:text-properties fo:font-style="italic" style:font-style-asian="italic" style:font-style-complex="italic"/>
    </style:style>
    <style:style style:name="T127_2" style:family="text">
      <style:text-properties fo:font-style="italic" style:font-style-asian="italic" style:font-style-complex="italic"/>
    </style:style>
    <style:style style:name="P128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128_1" style:family="text">
      <style:text-properties fo:font-style="italic" style:font-style-asian="italic" style:font-style-complex="italic"/>
    </style:style>
    <style:style style:name="T128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28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29" style:family="paragraph" style:parent-style-name="Standard">
      <style:paragraph-properties fo:text-align="justify" fo:break-before="auto" fo:line-height="100%" style:writing-mode="lr-tb"/>
    </style:style>
    <style:style style:name="P130" style:family="paragraph" style:parent-style-name="Heading_20_1">
      <style:paragraph-properties fo:break-before="auto" fo:line-height="115%" fo:margin-top="0.847cm" style:writing-mode="lr-tb"/>
    </style:style>
    <style:style style:name="P131" style:family="paragraph" style:parent-style-name="Heading_20_1">
      <style:paragraph-properties fo:break-before="page" fo:line-height="115%" fo:margin-top="0.847cm" fo:border-bottom="#808080 0.053cm solid" fo:margin-bottom="0.212cm" style:writing-mode="lr-tb"/>
    </style:style>
    <style:style style:name="T13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31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31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31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31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fo:margin-bottom="0.212cm" style:writing-mode="lr-tb"/>
    </style:style>
    <style:style style:name="T132_1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" style:family="text">
      <style:text-properties style:font-name="Verdana" fo:font-size="12pt" style:font-name-asian="Verdana" style:font-size-asian="12pt" style:font-name-complex="Verdana" style:font-size-complex="12pt"/>
    </style:style>
    <style:style style:name="T132_3" style:family="text">
      <style:text-properties style:font-name="Verdana" fo:font-size="12pt" style:font-name-asian="Verdana" style:font-size-asian="12pt" style:font-name-complex="Verdana" style:font-size-complex="12pt"/>
    </style:style>
    <style:style style:name="T132_4" style:family="text">
      <style:text-properties style:font-name="Verdana" fo:font-size="12pt" style:font-name-asian="Verdana" style:font-size-asian="12pt" style:font-name-complex="Verdana" style:font-size-complex="12pt"/>
    </style:style>
    <style:style style:name="T132_5" style:family="text">
      <style:text-properties style:font-name="Verdana" fo:font-size="12pt" style:font-name-asian="Verdana" style:font-size-asian="12pt" style:font-name-complex="Verdana" style:font-size-complex="12pt"/>
    </style:style>
    <style:style style:name="T132_6" style:family="text">
      <style:text-properties style:font-name="Verdana" fo:font-size="12pt" style:font-name-asian="Verdana" style:font-size-asian="12pt" style:font-name-complex="Verdana" style:font-size-complex="12pt"/>
    </style:style>
    <style:style style:name="T132_7" style:family="text">
      <style:text-properties style:font-name="Verdana" fo:font-size="12pt" style:font-name-asian="Verdana" style:font-size-asian="12pt" style:font-name-complex="Verdana" style:font-size-complex="12pt"/>
    </style:style>
    <style:style style:name="T132_8" style:family="text">
      <style:text-properties style:font-name="Verdana" fo:font-size="12pt" style:font-name-asian="Verdana" style:font-size-asian="12pt" style:font-name-complex="Verdana" style:font-size-complex="12pt"/>
    </style:style>
    <style:style style:name="T132_9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6" style:family="text">
      <style:text-properties style:font-name="Verdana" fo:font-size="12pt" style:font-name-asian="Verdana" style:font-size-asian="12pt" style:font-name-complex="Verdana" style:font-size-complex="12pt"/>
    </style:style>
    <style:style style:name="P133" style:family="paragraph" style:parent-style-name="Standard">
      <style:paragraph-properties fo:break-before="auto" fo:line-height="100%" style:writing-mode="lr-tb"/>
    </style:style>
    <style:style style:name="P134" style:family="paragraph" style:parent-style-name="Heading_20_2">
      <style:paragraph-properties fo:break-before="auto" fo:line-height="100%" fo:margin-top="0.635cm" fo:margin-bottom="0.212cm" style:writing-mode="lr-tb"/>
    </style:style>
    <style:style style:name="T134_1" style:family="text">
      <style:text-properties style:font-name="Arial" fo:font-size="14pt" style:font-name-asian="Arial" style:font-size-asian="14pt" style:font-name-complex="Arial" style:font-size-complex="14pt"/>
    </style:style>
    <style:style style:name="P135" style:family="paragraph" style:parent-style-name="Standard">
      <style:paragraph-properties fo:break-before="auto" fo:line-height="100%" fo:margin-bottom="0.212cm" style:writing-mode="lr-tb"/>
    </style:style>
    <style:style style:name="T135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36" style:family="paragraph" style:parent-style-name="Standard">
      <style:paragraph-properties fo:break-before="auto" fo:text-indent="0.635cm" fo:line-height="100%" fo:margin-top="0cm" style:writing-mode="lr-tb"/>
    </style:style>
    <style:style style:name="T136_1" style:family="text">
      <style:text-properties style:font-name="Verdana" fo:font-size="10pt" style:font-name-asian="Verdana" style:font-size-asian="10pt" style:font-name-complex="Verdana" style:font-size-complex="10pt"/>
    </style:style>
    <style:style style:name="T136_2" style:family="text">
      <style:text-properties style:font-name="Verdana" fo:font-size="10pt" style:font-name-asian="Verdana" style:font-size-asian="10pt" style:font-name-complex="Verdana" style:font-size-complex="10pt"/>
    </style:style>
    <style:style style:name="T136_3" style:family="text">
      <style:text-properties style:font-name="Verdana" fo:font-size="10pt" style:font-name-asian="Verdana" style:font-size-asian="10pt" style:font-name-complex="Verdana" style:font-size-complex="10pt"/>
    </style:style>
    <style:style style:name="T136_4" style:family="text">
      <style:text-properties style:font-name="Verdana" fo:font-size="10pt" style:font-name-asian="Verdana" style:font-size-asian="10pt" style:font-name-complex="Verdana" style:font-size-complex="10pt"/>
    </style:style>
    <style:style style:name="T136_5" style:family="text">
      <style:text-properties style:font-name="Verdana" fo:font-size="10pt" style:font-name-asian="Verdana" style:font-size-asian="10pt" style:font-name-complex="Verdana" style:font-size-complex="10pt"/>
    </style:style>
    <style:style style:name="T136_6" style:family="text">
      <style:text-properties style:font-name="Verdana" fo:font-size="10pt" style:font-name-asian="Verdana" style:font-size-asian="10pt" style:font-name-complex="Verdana" style:font-size-complex="10pt"/>
    </style:style>
    <style:style style:name="T136_7" style:family="text">
      <style:text-properties style:font-name="Verdana" fo:font-size="10pt" style:font-name-asian="Verdana" style:font-size-asian="10pt" style:font-name-complex="Verdana" style:font-size-complex="10pt"/>
    </style:style>
    <style:style style:name="T136_8" style:family="text">
      <style:text-properties style:font-name="Verdana" fo:font-size="10pt" style:font-name-asian="Verdana" style:font-size-asian="10pt" style:font-name-complex="Verdana" style:font-size-complex="10pt"/>
    </style:style>
    <style:style style:name="T136_9" style:family="text">
      <style:text-properties style:font-name="Verdana" fo:font-size="10pt" style:font-name-asian="Verdana" style:font-size-asian="10pt" style:font-name-complex="Verdana" style:font-size-complex="10pt"/>
    </style:style>
    <style:style style:name="T13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6_13" style:family="text">
      <style:text-properties style:font-name="Verdana" fo:font-size="10pt" style:font-name-asian="Verdana" style:font-size-asian="10pt" style:font-name-complex="Verdana" style:font-size-complex="10pt"/>
    </style:style>
    <style:style style:name="P137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37_1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" style:family="text">
      <style:text-properties style:font-name="Verdana" fo:font-size="10pt" style:font-name-asian="Verdana" style:font-size-asian="10pt" style:font-name-complex="Verdana" style:font-size-complex="10pt"/>
    </style:style>
    <style:style style:name="T137_3" style:family="text">
      <style:text-properties style:font-name="Verdana" fo:font-size="10pt" style:font-name-asian="Verdana" style:font-size-asian="10pt" style:font-name-complex="Verdana" style:font-size-complex="10pt"/>
    </style:style>
    <style:style style:name="T137_4" style:family="text">
      <style:text-properties style:font-name="Verdana" fo:font-size="10pt" style:font-name-asian="Verdana" style:font-size-asian="10pt" style:font-name-complex="Verdana" style:font-size-complex="10pt"/>
    </style:style>
    <style:style style:name="T137_5" style:family="text">
      <style:text-properties style:font-name="Verdana" fo:font-size="10pt" style:font-name-asian="Verdana" style:font-size-asian="10pt" style:font-name-complex="Verdana" style:font-size-complex="10pt"/>
    </style:style>
    <style:style style:name="T137_6" style:family="text">
      <style:text-properties style:font-name="Verdana" fo:font-size="10pt" style:font-name-asian="Verdana" style:font-size-asian="10pt" style:font-name-complex="Verdana" style:font-size-complex="10pt"/>
    </style:style>
    <style:style style:name="T137_7" style:family="text">
      <style:text-properties style:font-name="Verdana" fo:font-size="10pt" style:font-name-asian="Verdana" style:font-size-asian="10pt" style:font-name-complex="Verdana" style:font-size-complex="10pt"/>
    </style:style>
    <style:style style:name="T137_8" style:family="text">
      <style:text-properties style:font-name="Verdana" fo:font-size="10pt" style:font-name-asian="Verdana" style:font-size-asian="10pt" style:font-name-complex="Verdana" style:font-size-complex="10pt"/>
    </style:style>
    <style:style style:name="T137_9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6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7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8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9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0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1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2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3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4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5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6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7" style:family="text">
      <style:text-properties style:font-name="Verdana" fo:font-size="10pt" style:font-name-asian="Verdana" style:font-size-asian="10pt" style:font-name-complex="Verdana" style:font-size-complex="10pt"/>
    </style:style>
    <style:style style:name="P138" style:family="paragraph" style:parent-style-name="Standard">
      <style:paragraph-properties fo:break-before="auto" fo:line-height="100%" fo:margin-bottom="0.212cm" style:writing-mode="lr-tb"/>
    </style:style>
    <style:style style:name="T13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39" style:family="paragraph" style:parent-style-name="Standard">
      <style:paragraph-properties fo:break-before="auto" fo:text-indent="0.635cm" fo:line-height="100%" fo:margin-top="0cm" style:writing-mode="lr-tb"/>
    </style:style>
    <style:style style:name="T139_1" style:family="text">
      <style:text-properties style:font-name="Verdana" fo:font-size="10pt" style:font-name-asian="Verdana" style:font-size-asian="10pt" style:font-name-complex="Verdana" style:font-size-complex="10pt"/>
    </style:style>
    <style:style style:name="T139_2" style:family="text">
      <style:text-properties style:font-name="Verdana" fo:font-size="10pt" style:font-name-asian="Verdana" style:font-size-asian="10pt" style:font-name-complex="Verdana" style:font-size-complex="10pt"/>
    </style:style>
    <style:style style:name="T139_3" style:family="text">
      <style:text-properties style:font-name="Verdana" fo:font-size="10pt" style:font-name-asian="Verdana" style:font-size-asian="10pt" style:font-name-complex="Verdana" style:font-size-complex="10pt"/>
    </style:style>
    <style:style style:name="T139_4" style:family="text">
      <style:text-properties style:font-name="Verdana" fo:font-size="10pt" style:font-name-asian="Verdana" style:font-size-asian="10pt" style:font-name-complex="Verdana" style:font-size-complex="10pt"/>
    </style:style>
    <style:style style:name="T139_5" style:family="text">
      <style:text-properties style:font-name="Verdana" fo:font-size="10pt" style:font-name-asian="Verdana" style:font-size-asian="10pt" style:font-name-complex="Verdana" style:font-size-complex="10pt"/>
    </style:style>
    <style:style style:name="T139_6" style:family="text">
      <style:text-properties style:font-name="Verdana" fo:font-size="10pt" style:font-name-asian="Verdana" style:font-size-asian="10pt" style:font-name-complex="Verdana" style:font-size-complex="10pt"/>
    </style:style>
    <style:style style:name="T139_7" style:family="text">
      <style:text-properties style:font-name="Verdana" fo:font-size="10pt" style:font-name-asian="Verdana" style:font-size-asian="10pt" style:font-name-complex="Verdana" style:font-size-complex="10pt"/>
    </style:style>
    <style:style style:name="T139_8" style:family="text">
      <style:text-properties style:font-name="Verdana" fo:font-size="10pt" style:font-name-asian="Verdana" style:font-size-asian="10pt" style:font-name-complex="Verdana" style:font-size-complex="10pt"/>
    </style:style>
    <style:style style:name="T139_9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39_15" style:family="text">
      <style:text-properties style:font-name="Verdana" fo:font-size="10pt" style:font-name-asian="Verdana" style:font-size-asian="10pt" style:font-name-complex="Verdana" style:font-size-complex="10pt"/>
    </style:style>
    <style:style style:name="P140" style:family="paragraph" style:parent-style-name="Standard">
      <style:paragraph-properties fo:break-before="auto" fo:text-indent="0.635cm" fo:line-height="100%" fo:margin-top="0cm" style:writing-mode="lr-tb"/>
    </style:style>
    <style:style style:name="T140_1" style:family="text">
      <style:text-properties style:font-name="Verdana" fo:font-size="10pt" style:font-name-asian="Verdana" style:font-size-asian="10pt" style:font-name-complex="Verdana" style:font-size-complex="10pt"/>
    </style:style>
    <style:style style:name="T140_2" style:family="text">
      <style:text-properties style:font-name="Verdana" fo:font-size="10pt" style:font-name-asian="Verdana" style:font-size-asian="10pt" style:font-name-complex="Verdana" style:font-size-complex="10pt"/>
    </style:style>
    <style:style style:name="T140_3" style:family="text">
      <style:text-properties style:font-name="Verdana" fo:font-size="10pt" style:font-name-asian="Verdana" style:font-size-asian="10pt" style:font-name-complex="Verdana" style:font-size-complex="10pt"/>
    </style:style>
    <style:style style:name="T140_4" style:family="text">
      <style:text-properties style:font-name="Verdana" fo:font-size="10pt" style:font-name-asian="Verdana" style:font-size-asian="10pt" style:font-name-complex="Verdana" style:font-size-complex="10pt"/>
    </style:style>
    <style:style style:name="T140_5" style:family="text">
      <style:text-properties style:font-name="Verdana" fo:font-size="10pt" style:font-name-asian="Verdana" style:font-size-asian="10pt" style:font-name-complex="Verdana" style:font-size-complex="10pt"/>
    </style:style>
    <style:style style:name="P141" style:family="paragraph" style:parent-style-name="Standard">
      <style:paragraph-properties fo:break-before="auto" fo:text-indent="0.635cm" fo:line-height="100%" fo:margin-top="0cm" style:writing-mode="lr-tb"/>
    </style:style>
    <style:style style:name="T141_1" style:family="text">
      <style:text-properties style:font-name="Verdana" fo:font-size="10pt" style:font-name-asian="Verdana" style:font-size-asian="10pt" style:font-name-complex="Verdana" style:font-size-complex="10pt"/>
    </style:style>
    <style:style style:name="T141_2" style:family="text">
      <style:text-properties style:font-name="Verdana" fo:font-size="10pt" style:font-name-asian="Verdana" style:font-size-asian="10pt" style:font-name-complex="Verdana" style:font-size-complex="10pt"/>
    </style:style>
    <style:style style:name="T141_3" style:family="text">
      <style:text-properties style:font-name="Verdana" fo:font-size="10pt" style:font-name-asian="Verdana" style:font-size-asian="10pt" style:font-name-complex="Verdana" style:font-size-complex="10pt"/>
    </style:style>
    <style:style style:name="T141_4" style:family="text">
      <style:text-properties style:font-name="Verdana" fo:font-size="10pt" style:font-name-asian="Verdana" style:font-size-asian="10pt" style:font-name-complex="Verdana" style:font-size-complex="10pt"/>
    </style:style>
    <style:style style:name="T141_5" style:family="text">
      <style:text-properties style:font-name="Verdana" fo:font-size="10pt" style:font-name-asian="Verdana" style:font-size-asian="10pt" style:font-name-complex="Verdana" style:font-size-complex="10pt"/>
    </style:style>
    <style:style style:name="T141_6" style:family="text">
      <style:text-properties style:font-name="Verdana" fo:font-size="10pt" style:font-name-asian="Verdana" style:font-size-asian="10pt" style:font-name-complex="Verdana" style:font-size-complex="10pt"/>
    </style:style>
    <style:style style:name="T141_7" style:family="text">
      <style:text-properties style:font-name="Verdana" fo:font-size="10pt" style:font-name-asian="Verdana" style:font-size-asian="10pt" style:font-name-complex="Verdana" style:font-size-complex="10pt"/>
    </style:style>
    <style:style style:name="T141_8" style:family="text">
      <style:text-properties style:font-name="Verdana" fo:font-size="10pt" style:font-name-asian="Verdana" style:font-size-asian="10pt" style:font-name-complex="Verdana" style:font-size-complex="10pt"/>
    </style:style>
    <style:style style:name="T141_9" style:family="text">
      <style:text-properties style:font-name="Verdana" fo:font-size="10pt" style:font-name-asian="Verdana" style:font-size-asian="10pt" style:font-name-complex="Verdana" style:font-size-complex="10pt"/>
    </style:style>
    <style:style style:name="T14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4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41_13" style:family="text">
      <style:text-properties style:font-name="Verdana" fo:font-size="10pt" style:font-name-asian="Verdana" style:font-size-asian="10pt" style:font-name-complex="Verdana" style:font-size-complex="10pt"/>
    </style:style>
    <style:style style:name="P142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42_1" style:family="text">
      <style:text-properties style:font-name="Verdana" fo:font-size="10pt" style:font-name-asian="Verdana" style:font-size-asian="10pt" style:font-name-complex="Verdana" style:font-size-complex="10pt"/>
    </style:style>
    <style:style style:name="T142_2" style:family="text">
      <style:text-properties style:font-name="Verdana" fo:font-size="10pt" style:font-name-asian="Verdana" style:font-size-asian="10pt" style:font-name-complex="Verdana" style:font-size-complex="10pt"/>
    </style:style>
    <style:style style:name="T142_3" style:family="text">
      <style:text-properties style:font-name="Verdana" fo:font-size="10pt" style:font-name-asian="Verdana" style:font-size-asian="10pt" style:font-name-complex="Verdana" style:font-size-complex="10pt"/>
    </style:style>
    <style:style style:name="T142_4" style:family="text">
      <style:text-properties style:font-name="Verdana" fo:font-size="10pt" style:font-name-asian="Verdana" style:font-size-asian="10pt" style:font-name-complex="Verdana" style:font-size-complex="10pt"/>
    </style:style>
    <style:style style:name="T142_5" style:family="text">
      <style:text-properties style:font-name="Verdana" fo:font-size="10pt" style:font-name-asian="Verdana" style:font-size-asian="10pt" style:font-name-complex="Verdana" style:font-size-complex="10pt"/>
    </style:style>
    <style:style style:name="T142_6" style:family="text">
      <style:text-properties style:font-name="Verdana" fo:font-size="10pt" style:font-name-asian="Verdana" style:font-size-asian="10pt" style:font-name-complex="Verdana" style:font-size-complex="10pt"/>
    </style:style>
    <style:style style:name="T142_7" style:family="text">
      <style:text-properties style:font-name="Verdana" fo:font-size="10pt" style:font-name-asian="Verdana" style:font-size-asian="10pt" style:font-name-complex="Verdana" style:font-size-complex="10pt"/>
    </style:style>
    <style:style style:name="T142_8" style:family="text">
      <style:text-properties style:font-name="Verdana" fo:font-size="10pt" style:font-name-asian="Verdana" style:font-size-asian="10pt" style:font-name-complex="Verdana" style:font-size-complex="10pt"/>
    </style:style>
    <style:style style:name="T142_9" style:family="text">
      <style:text-properties style:font-name="Verdana" fo:font-size="10pt" style:font-name-asian="Verdana" style:font-size-asian="10pt" style:font-name-complex="Verdana" style:font-size-complex="10pt"/>
    </style:style>
    <style:style style:name="T14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4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42_13" style:family="text">
      <style:text-properties style:font-name="Verdana" fo:font-size="10pt" style:font-name-asian="Verdana" style:font-size-asian="10pt" style:font-name-complex="Verdana" style:font-size-complex="10pt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Heading_20_2">
      <style:paragraph-properties fo:break-before="auto" fo:line-height="100%" fo:margin-top="0.635cm" fo:margin-bottom="0.212cm" style:writing-mode="lr-tb"/>
    </style:style>
    <style:style style:name="T144_1" style:family="text">
      <style:text-properties style:font-name="Arial" fo:font-size="14pt" style:font-name-asian="Arial" style:font-size-asian="14pt" style:font-name-complex="Arial" style:font-size-complex="14pt"/>
    </style:style>
    <style:style style:name="P145" style:family="paragraph" style:parent-style-name="Standard">
      <style:paragraph-properties fo:break-before="auto" fo:line-height="100%" fo:margin-bottom="0.212cm" style:writing-mode="lr-tb"/>
    </style:style>
    <style:style style:name="T145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5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5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5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5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46" style:family="paragraph" style:parent-style-name="Standard">
      <style:paragraph-properties fo:break-before="auto" fo:text-indent="0.635cm" fo:line-height="100%" fo:margin-top="0cm" style:writing-mode="lr-tb"/>
    </style:style>
    <style:style style:name="T146_1" style:family="text">
      <style:text-properties style:font-name="Verdana" fo:font-size="10pt" style:font-name-asian="Verdana" style:font-size-asian="10pt" style:font-name-complex="Verdana" style:font-size-complex="10pt"/>
    </style:style>
    <style:style style:name="T146_2" style:family="text">
      <style:text-properties style:font-name="Verdana" fo:font-size="10pt" style:font-name-asian="Verdana" style:font-size-asian="10pt" style:font-name-complex="Verdana" style:font-size-complex="10pt"/>
    </style:style>
    <style:style style:name="T146_3" style:family="text">
      <style:text-properties style:font-name="Verdana" fo:font-size="10pt" style:font-name-asian="Verdana" style:font-size-asian="10pt" style:font-name-complex="Verdana" style:font-size-complex="10pt"/>
    </style:style>
    <style:style style:name="T146_4" style:family="text">
      <style:text-properties style:font-name="Verdana" fo:font-size="10pt" style:font-name-asian="Verdana" style:font-size-asian="10pt" style:font-name-complex="Verdana" style:font-size-complex="10pt"/>
    </style:style>
    <style:style style:name="T146_5" style:family="text">
      <style:text-properties style:font-name="Verdana" fo:font-size="10pt" style:font-name-asian="Verdana" style:font-size-asian="10pt" style:font-name-complex="Verdana" style:font-size-complex="10pt"/>
    </style:style>
    <style:style style:name="P147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47_1" style:family="text">
      <style:text-properties style:font-name="Verdana" fo:font-size="10pt" style:font-name-asian="Verdana" style:font-size-asian="10pt" style:font-name-complex="Verdana" style:font-size-complex="10pt"/>
    </style:style>
    <style:style style:name="T147_2" style:family="text">
      <style:text-properties style:font-name="Verdana" fo:font-size="10pt" style:font-name-asian="Verdana" style:font-size-asian="10pt" style:font-name-complex="Verdana" style:font-size-complex="10pt"/>
    </style:style>
    <style:style style:name="T147_3" style:family="text">
      <style:text-properties style:font-name="Verdana" fo:font-size="10pt" style:font-name-asian="Verdana" style:font-size-asian="10pt" style:font-name-complex="Verdana" style:font-size-complex="10pt"/>
    </style:style>
    <style:style style:name="T147_4" style:family="text">
      <style:text-properties style:font-name="Verdana" fo:font-size="10pt" style:font-name-asian="Verdana" style:font-size-asian="10pt" style:font-name-complex="Verdana" style:font-size-complex="10pt"/>
    </style:style>
    <style:style style:name="T147_5" style:family="text">
      <style:text-properties style:font-name="Verdana" fo:font-size="10pt" style:font-name-asian="Verdana" style:font-size-asian="10pt" style:font-name-complex="Verdana" style:font-size-complex="10pt"/>
    </style:style>
    <style:style style:name="T147_6" style:family="text">
      <style:text-properties style:font-name="Verdana" fo:font-size="10pt" style:font-name-asian="Verdana" style:font-size-asian="10pt" style:font-name-complex="Verdana" style:font-size-complex="10pt"/>
    </style:style>
    <style:style style:name="T147_7" style:family="text">
      <style:text-properties style:font-name="Verdana" fo:font-size="10pt" style:font-name-asian="Verdana" style:font-size-asian="10pt" style:font-name-complex="Verdana" style:font-size-complex="10pt"/>
    </style:style>
    <style:style style:name="T147_8" style:family="text">
      <style:text-properties style:font-name="Verdana" fo:font-size="10pt" style:font-name-asian="Verdana" style:font-size-asian="10pt" style:font-name-complex="Verdana" style:font-size-complex="10pt"/>
    </style:style>
    <style:style style:name="T147_9" style:family="text">
      <style:text-properties style:font-name="Verdana" fo:font-size="10pt" style:font-name-asian="Verdana" style:font-size-asian="10pt" style:font-name-complex="Verdana" style:font-size-complex="10pt"/>
    </style:style>
    <style:style style:name="T14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7_11" style:family="text">
      <style:text-properties style:font-name="Verdana" fo:font-size="10pt" style:font-name-asian="Verdana" style:font-size-asian="10pt" style:font-name-complex="Verdana" style:font-size-complex="10pt"/>
    </style:style>
    <style:style style:name="P148" style:family="paragraph" style:parent-style-name="Standard">
      <style:paragraph-properties fo:break-before="auto" fo:line-height="100%" fo:margin-bottom="0.212cm" style:writing-mode="lr-tb"/>
    </style:style>
    <style:style style:name="T14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49" style:family="paragraph" style:parent-style-name="Standard">
      <style:paragraph-properties fo:break-before="auto" fo:text-indent="0.635cm" fo:line-height="100%" fo:margin-top="0cm" style:writing-mode="lr-tb"/>
    </style:style>
    <style:style style:name="T149_1" style:family="text">
      <style:text-properties style:font-name="Verdana" fo:font-size="10pt" style:font-name-asian="Verdana" style:font-size-asian="10pt" style:font-name-complex="Verdana" style:font-size-complex="10pt"/>
    </style:style>
    <style:style style:name="T149_2" style:family="text">
      <style:text-properties style:font-name="Verdana" fo:font-size="10pt" style:font-name-asian="Verdana" style:font-size-asian="10pt" style:font-name-complex="Verdana" style:font-size-complex="10pt"/>
    </style:style>
    <style:style style:name="T149_3" style:family="text">
      <style:text-properties style:font-name="Verdana" fo:font-size="10pt" style:font-name-asian="Verdana" style:font-size-asian="10pt" style:font-name-complex="Verdana" style:font-size-complex="10pt"/>
    </style:style>
    <style:style style:name="T149_4" style:family="text">
      <style:text-properties style:font-name="Verdana" fo:font-size="10pt" style:font-name-asian="Verdana" style:font-size-asian="10pt" style:font-name-complex="Verdana" style:font-size-complex="10pt"/>
    </style:style>
    <style:style style:name="T149_5" style:family="text">
      <style:text-properties style:font-name="Verdana" fo:font-size="10pt" style:font-name-asian="Verdana" style:font-size-asian="10pt" style:font-name-complex="Verdana" style:font-size-complex="10pt"/>
    </style:style>
    <style:style style:name="P150" style:family="paragraph" style:parent-style-name="Standard">
      <style:paragraph-properties fo:break-before="auto" fo:text-indent="0.635cm" fo:line-height="100%" fo:margin-top="0cm" style:writing-mode="lr-tb"/>
    </style:style>
    <style:style style:name="T150_1" style:family="text">
      <style:text-properties style:font-name="Verdana" fo:font-size="10pt" style:font-name-asian="Verdana" style:font-size-asian="10pt" style:font-name-complex="Verdana" style:font-size-complex="10pt"/>
    </style:style>
    <style:style style:name="T150_2" style:family="text">
      <style:text-properties style:font-name="Verdana" fo:font-size="10pt" style:font-name-asian="Verdana" style:font-size-asian="10pt" style:font-name-complex="Verdana" style:font-size-complex="10pt"/>
    </style:style>
    <style:style style:name="T150_3" style:family="text">
      <style:text-properties style:font-name="Verdana" fo:font-size="10pt" style:font-name-asian="Verdana" style:font-size-asian="10pt" style:font-name-complex="Verdana" style:font-size-complex="10pt"/>
    </style:style>
    <style:style style:name="T150_4" style:family="text">
      <style:text-properties style:font-name="Verdana" fo:font-size="10pt" style:font-name-asian="Verdana" style:font-size-asian="10pt" style:font-name-complex="Verdana" style:font-size-complex="10pt"/>
    </style:style>
    <style:style style:name="T150_5" style:family="text">
      <style:text-properties style:font-name="Verdana" fo:font-size="10pt" style:font-name-asian="Verdana" style:font-size-asian="10pt" style:font-name-complex="Verdana" style:font-size-complex="10pt"/>
    </style:style>
    <style:style style:name="T150_6" style:family="text">
      <style:text-properties style:font-name="Verdana" fo:font-size="10pt" style:font-name-asian="Verdana" style:font-size-asian="10pt" style:font-name-complex="Verdana" style:font-size-complex="10pt"/>
    </style:style>
    <style:style style:name="T150_7" style:family="text">
      <style:text-properties style:font-name="Verdana" fo:font-size="10pt" style:font-name-asian="Verdana" style:font-size-asian="10pt" style:font-name-complex="Verdana" style:font-size-complex="10pt"/>
    </style:style>
    <style:style style:name="T150_8" style:family="text">
      <style:text-properties style:font-name="Verdana" fo:font-size="10pt" style:font-name-asian="Verdana" style:font-size-asian="10pt" style:font-name-complex="Verdana" style:font-size-complex="10pt"/>
    </style:style>
    <style:style style:name="T150_9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1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2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3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4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5" style:family="text">
      <style:text-properties style:font-name="Verdana" fo:font-size="10pt" style:font-name-asian="Verdana" style:font-size-asian="10pt" style:font-name-complex="Verdana" style:font-size-complex="10pt"/>
    </style:style>
    <style:style style:name="P151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51_1" style:family="text">
      <style:text-properties style:font-name="Verdana" fo:font-size="10pt" style:font-name-asian="Verdana" style:font-size-asian="10pt" style:font-name-complex="Verdana" style:font-size-complex="10pt"/>
    </style:style>
    <style:style style:name="T151_2" style:family="text">
      <style:text-properties style:font-name="Verdana" fo:font-size="10pt" style:font-name-asian="Verdana" style:font-size-asian="10pt" style:font-name-complex="Verdana" style:font-size-complex="10pt"/>
    </style:style>
    <style:style style:name="T151_3" style:family="text">
      <style:text-properties style:font-name="Verdana" fo:font-size="10pt" style:font-name-asian="Verdana" style:font-size-asian="10pt" style:font-name-complex="Verdana" style:font-size-complex="10pt"/>
    </style:style>
    <style:style style:name="T151_4" style:family="text">
      <style:text-properties style:font-name="Verdana" fo:font-size="10pt" style:font-name-asian="Verdana" style:font-size-asian="10pt" style:font-name-complex="Verdana" style:font-size-complex="10pt"/>
    </style:style>
    <style:style style:name="T151_5" style:family="text">
      <style:text-properties style:font-name="Verdana" fo:font-size="10pt" style:font-name-asian="Verdana" style:font-size-asian="10pt" style:font-name-complex="Verdana" style:font-size-complex="10pt"/>
    </style:style>
    <style:style style:name="T151_6" style:family="text">
      <style:text-properties style:font-name="Verdana" fo:font-size="10pt" style:font-name-asian="Verdana" style:font-size-asian="10pt" style:font-name-complex="Verdana" style:font-size-complex="10pt"/>
    </style:style>
    <style:style style:name="T151_7" style:family="text">
      <style:text-properties style:font-name="Verdana" fo:font-size="10pt" style:font-name-asian="Verdana" style:font-size-asian="10pt" style:font-name-complex="Verdana" style:font-size-complex="10pt"/>
    </style:style>
    <style:style style:name="T151_8" style:family="text">
      <style:text-properties style:font-name="Verdana" fo:font-size="10pt" style:font-name-asian="Verdana" style:font-size-asian="10pt" style:font-name-complex="Verdana" style:font-size-complex="10pt"/>
    </style:style>
    <style:style style:name="T151_9" style:family="text">
      <style:text-properties style:font-name="Verdana" fo:font-size="10pt" style:font-name-asian="Verdana" style:font-size-asian="10pt" style:font-name-complex="Verdana" style:font-size-complex="10pt"/>
    </style:style>
    <style:style style:name="T15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51_11" style:family="text">
      <style:text-properties style:font-name="Verdana" fo:font-size="10pt" style:font-name-asian="Verdana" style:font-size-asian="10pt" style:font-name-complex="Verdana" style:font-size-complex="10pt"/>
    </style:style>
    <style:style style:name="P152" style:family="paragraph" style:parent-style-name="Standard">
      <style:paragraph-properties fo:break-before="auto" fo:line-height="100%" fo:margin-bottom="0.212cm" style:writing-mode="lr-tb"/>
    </style:style>
    <style:style style:name="T152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52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52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52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52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53" style:family="paragraph" style:parent-style-name="Standard">
      <style:paragraph-properties fo:break-before="auto" fo:text-indent="0.635cm" fo:line-height="100%" fo:margin-top="0cm" style:writing-mode="lr-tb"/>
    </style:style>
    <style:style style:name="T153_1" style:family="text">
      <style:text-properties style:font-name="Verdana" fo:font-size="10pt" style:font-name-asian="Verdana" style:font-size-asian="10pt" style:font-name-complex="Verdana" style:font-size-complex="10pt"/>
    </style:style>
    <style:style style:name="T153_2" style:family="text">
      <style:text-properties style:font-name="Verdana" fo:font-size="10pt" style:font-name-asian="Verdana" style:font-size-asian="10pt" style:font-name-complex="Verdana" style:font-size-complex="10pt"/>
    </style:style>
    <style:style style:name="T153_3" style:family="text">
      <style:text-properties style:font-name="Verdana" fo:font-size="10pt" style:font-name-asian="Verdana" style:font-size-asian="10pt" style:font-name-complex="Verdana" style:font-size-complex="10pt"/>
    </style:style>
    <style:style style:name="T153_4" style:family="text">
      <style:text-properties style:font-name="Verdana" fo:font-size="10pt" style:font-name-asian="Verdana" style:font-size-asian="10pt" style:font-name-complex="Verdana" style:font-size-complex="10pt"/>
    </style:style>
    <style:style style:name="T153_5" style:family="text">
      <style:text-properties style:font-name="Verdana" fo:font-size="10pt" style:font-name-asian="Verdana" style:font-size-asian="10pt" style:font-name-complex="Verdana" style:font-size-complex="10pt"/>
    </style:style>
    <style:style style:name="P154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54_1" style:family="text">
      <style:text-properties style:font-name="Verdana" fo:font-size="10pt" style:font-name-asian="Verdana" style:font-size-asian="10pt" style:font-name-complex="Verdana" style:font-size-complex="10pt"/>
    </style:style>
    <style:style style:name="T154_2" style:family="text">
      <style:text-properties style:font-name="Verdana" fo:font-size="10pt" style:font-name-asian="Verdana" style:font-size-asian="10pt" style:font-name-complex="Verdana" style:font-size-complex="10pt"/>
    </style:style>
    <style:style style:name="T154_3" style:family="text">
      <style:text-properties style:font-name="Verdana" fo:font-size="10pt" style:font-name-asian="Verdana" style:font-size-asian="10pt" style:font-name-complex="Verdana" style:font-size-complex="10pt"/>
    </style:style>
    <style:style style:name="T154_4" style:family="text">
      <style:text-properties style:font-name="Verdana" fo:font-size="10pt" style:font-name-asian="Verdana" style:font-size-asian="10pt" style:font-name-complex="Verdana" style:font-size-complex="10pt"/>
    </style:style>
    <style:style style:name="T154_5" style:family="text">
      <style:text-properties style:font-name="Verdana" fo:font-size="10pt" style:font-name-asian="Verdana" style:font-size-asian="10pt" style:font-name-complex="Verdana" style:font-size-complex="10pt"/>
    </style:style>
    <style:style style:name="T154_6" style:family="text">
      <style:text-properties style:font-name="Verdana" fo:font-size="10pt" style:font-name-asian="Verdana" style:font-size-asian="10pt" style:font-name-complex="Verdana" style:font-size-complex="10pt"/>
    </style:style>
    <style:style style:name="T154_7" style:family="text">
      <style:text-properties style:font-name="Verdana" fo:font-size="10pt" style:font-name-asian="Verdana" style:font-size-asian="10pt" style:font-name-complex="Verdana" style:font-size-complex="10pt"/>
    </style:style>
    <style:style style:name="T154_8" style:family="text">
      <style:text-properties style:font-name="Verdana" fo:font-size="10pt" style:font-name-asian="Verdana" style:font-size-asian="10pt" style:font-name-complex="Verdana" style:font-size-complex="10pt"/>
    </style:style>
    <style:style style:name="T154_9" style:family="text">
      <style:text-properties style:font-name="Verdana" fo:font-size="10pt" style:font-name-asian="Verdana" style:font-size-asian="10pt" style:font-name-complex="Verdana" style:font-size-complex="10pt"/>
    </style:style>
    <style:style style:name="T15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54_11" style:family="text">
      <style:text-properties style:font-name="Verdana" fo:font-size="10pt" style:font-name-asian="Verdana" style:font-size-asian="10pt" style:font-name-complex="Verdana" style:font-size-complex="10pt"/>
    </style:style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Heading_20_1">
      <style:paragraph-properties fo:break-before="auto" fo:line-height="100%" fo:margin-top="0.423cm" fo:margin-bottom="0.212cm" style:writing-mode="lr-tb"/>
    </style:style>
    <style:style style:name="T156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00%" fo:margin-bottom="0.212cm" style:writing-mode="lr-tb"/>
    </style:style>
    <style:style style:name="T157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58" style:family="paragraph" style:parent-style-name="Standard">
      <style:paragraph-properties fo:break-before="auto" fo:text-indent="0.635cm" fo:line-height="100%" fo:margin-top="0cm" style:writing-mode="lr-tb"/>
    </style:style>
    <style:style style:name="T158_1" style:family="text">
      <style:text-properties style:font-name="Verdana" fo:font-size="10pt" style:font-name-asian="Verdana" style:font-size-asian="10pt" style:font-name-complex="Verdana" style:font-size-complex="10pt"/>
    </style:style>
    <style:style style:name="T158_2" style:family="text">
      <style:text-properties style:font-name="Verdana" fo:font-size="10pt" style:font-name-asian="Verdana" style:font-size-asian="10pt" style:font-name-complex="Verdana" style:font-size-complex="10pt"/>
    </style:style>
    <style:style style:name="T158_3" style:family="text">
      <style:text-properties style:font-name="Verdana" fo:font-size="10pt" style:font-name-asian="Verdana" style:font-size-asian="10pt" style:font-name-complex="Verdana" style:font-size-complex="10pt"/>
    </style:style>
    <style:style style:name="T158_4" style:family="text">
      <style:text-properties style:font-name="Verdana" fo:font-size="10pt" style:font-name-asian="Verdana" style:font-size-asian="10pt" style:font-name-complex="Verdana" style:font-size-complex="10pt"/>
    </style:style>
    <style:style style:name="T158_5" style:family="text">
      <style:text-properties style:font-name="Verdana" fo:font-size="10pt" style:font-name-asian="Verdana" style:font-size-asian="10pt" style:font-name-complex="Verdana" style:font-size-complex="10pt"/>
    </style:style>
    <style:style style:name="T158_6" style:family="text">
      <style:text-properties style:font-name="Verdana" fo:font-size="10pt" style:font-name-asian="Verdana" style:font-size-asian="10pt" style:font-name-complex="Verdana" style:font-size-complex="10pt"/>
    </style:style>
    <style:style style:name="T158_7" style:family="text">
      <style:text-properties style:font-name="Verdana" fo:font-size="10pt" style:font-name-asian="Verdana" style:font-size-asian="10pt" style:font-name-complex="Verdana" style:font-size-complex="10pt"/>
    </style:style>
    <style:style style:name="T158_8" style:family="text">
      <style:text-properties style:font-name="Verdana" fo:font-size="10pt" style:font-name-asian="Verdana" style:font-size-asian="10pt" style:font-name-complex="Verdana" style:font-size-complex="10pt"/>
    </style:style>
    <style:style style:name="T158_9" style:family="text">
      <style:text-properties style:font-name="Verdana" fo:font-size="10pt" style:font-name-asian="Verdana" style:font-size-asian="10pt" style:font-name-complex="Verdana" style:font-size-complex="10pt"/>
    </style:style>
    <style:style style:name="P159" style:family="paragraph" style:parent-style-name="Standard">
      <style:paragraph-properties fo:break-before="auto" fo:text-indent="0.635cm" fo:line-height="100%" fo:margin-top="0cm" fo:margin-bottom="0cm" style:writing-mode="lr-tb"/>
    </style:style>
    <style:style style:name="T159_1" style:family="text">
      <style:text-properties style:font-name="Verdana" fo:font-size="10pt" style:font-name-asian="Verdana" style:font-size-asian="10pt" style:font-name-complex="Verdana" style:font-size-complex="10pt"/>
    </style:style>
    <style:style style:name="T159_2" style:family="text">
      <style:text-properties style:font-name="Verdana" fo:font-size="10pt" style:font-name-asian="Verdana" style:font-size-asian="10pt" style:font-name-complex="Verdana" style:font-size-complex="10pt"/>
    </style:style>
    <style:style style:name="T159_3" style:family="text">
      <style:text-properties style:font-name="Verdana" fo:font-size="10pt" style:font-name-asian="Verdana" style:font-size-asian="10pt" style:font-name-complex="Verdana" style:font-size-complex="10pt"/>
    </style:style>
    <style:style style:name="T159_4" style:family="text">
      <style:text-properties style:font-name="Verdana" fo:font-size="10pt" style:font-name-asian="Verdana" style:font-size-asian="10pt" style:font-name-complex="Verdana" style:font-size-complex="10pt"/>
    </style:style>
    <style:style style:name="T159_5" style:family="text">
      <style:text-properties style:font-name="Verdana" fo:font-size="10pt" style:font-name-asian="Verdana" style:font-size-asian="10pt" style:font-name-complex="Verdana" style:font-size-complex="10pt"/>
    </style:style>
    <style:style style:name="T159_6" style:family="text">
      <style:text-properties style:font-name="Verdana" fo:font-size="10pt" style:font-name-asian="Verdana" style:font-size-asian="10pt" style:font-name-complex="Verdana" style:font-size-complex="10pt"/>
    </style:style>
    <style:style style:name="T159_7" style:family="text">
      <style:text-properties style:font-name="Verdana" fo:font-size="10pt" style:font-name-asian="Verdana" style:font-size-asian="10pt" style:font-name-complex="Verdana" style:font-size-complex="10pt"/>
    </style:style>
    <style:style style:name="P16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1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3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4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5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66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</office:automatic-styles>
  <office:body>
    <office:text>
      <text:p text:style-name="P1"><text:span text:style-name="T1_1"><text:s/></text:span></text:p>
      <text:p text:style-name="P2"><text:span text:style-name="T2_1">FIUBA</text:span><text:span text:style-name="T2_2"><text:s/>-<text:s/>75.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</text:span><text:span text:style-name="T3_7">III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FonTruco</text:span></text:p>
      <text:p text:style-name="P5"><text:span text:style-name="T5_1">2</text:span><text:span text:style-name="T5_2">do</text:span><text:span text:style-name="T5_3"><text:s/></text:span><text:span text:style-name="T5_4">cuatrimestre</text:span><text:span text:style-name="T5_5">,<text:s/>2015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s</text:span><text:span text:style-name="T7_2">: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Nombre</text:span></text:p>
          </table:table-cell>
          <table:table-cell table:style-name="Cell2">
            <text:p text:style-name="P10"><text:span text:style-name="T10_1">Padrón</text:span></text:p>
          </table:table-cell>
          <table:table-cell table:style-name="Cell3">
            <text:p text:style-name="P11"><text:span text:style-name="T11_1">PuertoEstelarTerranMail</text:span></text:p>
          </table:table-cell>
        </table:table-row>
        <table:table-row table:style-name="Row2">
          <table:table-cell table:style-name="Cell4">
            <text:p text:style-name="P12"><text:span text:style-name="T12_1">Daciuk</text:span><text:span text:style-name="T12_2">,<text:s/></text:span><text:span text:style-name="T12_3">Alexis</text:span></text:p>
          </table:table-cell>
          <table:table-cell table:style-name="Cell5">
            <text:p text:style-name="P13"><text:span text:style-name="T13_1">97630</text:span></text:p>
          </table:table-cell>
          <table:table-cell table:style-name="Cell6">
            <text:p text:style-name="P14"/>
          </table:table-cell>
        </table:table-row>
        <table:table-row table:style-name="Row3">
          <table:table-cell table:style-name="Cell7">
            <text:p text:style-name="P15"><text:span text:style-name="T15_1">Llauro</text:span><text:span text:style-name="T15_2">,<text:s/></text:span><text:span text:style-name="T15_3">Manuel</text:span></text:p>
          </table:table-cell>
          <table:table-cell table:style-name="Cell8">
            <text:p text:style-name="P16"><text:span text:style-name="T16_1">95736</text:span></text:p>
          </table:table-cell>
          <table:table-cell table:style-name="Cell9">
            <text:p text:style-name="P17"/>
          </table:table-cell>
        </table:table-row>
        <table:table-row table:style-name="Row4">
          <table:table-cell table:style-name="Cell10">
            <text:p text:style-name="P18"><text:span text:style-name="T18_1">Risaro</text:span><text:span text:style-name="T18_2">,<text:s/></text:span><text:span text:style-name="T18_3">Lucas</text:span></text:p>
          </table:table-cell>
          <table:table-cell table:style-name="Cell11">
            <text:p text:style-name="P19"><text:span text:style-name="T19_1">94335</text:span></text:p>
          </table:table-cell>
          <table:table-cell table:style-name="Cell12">
            <text:p text:style-name="P20"/>
          </table:table-cell>
        </table:table-row>
        <table:table-row table:style-name="Row5">
          <table:table-cell table:style-name="Cell13">
            <text:p text:style-name="P21"><text:span text:style-name="T21_1">Rozanec</text:span><text:span text:style-name="T21_2">,<text:s/></text:span><text:span text:style-name="T21_3">Matias</text:span></text:p>
          </table:table-cell>
          <table:table-cell table:style-name="Cell14">
            <text:p text:style-name="P22"><text:span text:style-name="T22_1">97404</text:span></text:p>
          </table:table-cell>
          <table:table-cell table:style-name="Cell15">
            <text:p text:style-name="P23"/>
          </table:table-cell>
        </table:table-row>
      </table:table>
      <text:p text:style-name="P24"/>
      <text:p text:style-name="P25"/>
      <text:p text:style-name="P26"><text:span text:style-name="T26_1">Fecha</text:span><text:span text:style-name="T26_2"><text:s/></text:span><text:span text:style-name="T26_3">de</text:span><text:span text:style-name="T26_4"><text:s/></text:span><text:span text:style-name="T26_5">entrega</text:span><text:span text:style-name="T26_6"><text:s/></text:span><text:span text:style-name="T26_7">final</text:span><text:span text:style-name="T26_8">:<text:s/></text:span><text:span text:style-name="T26_9">Miércoles</text:span><text:span text:style-name="T26_10"><text:s/>2/12/2015<text:s/>-<text:s/></text:span><text:span text:style-name="T26_11">Jueves</text:span><text:span text:style-name="T26_12"><text:s/>3/12/2015</text:span></text:p>
      <text:p text:style-name="P27"/>
      <text:p text:style-name="P28"><text:span text:style-name="T28_1">Tutor</text:span><text:span text:style-name="T28_2">:</text:span></text:p>
      <text:p text:style-name="P29"/>
      <text:p text:style-name="P30"><text:span text:style-name="T30_1">Nota</text:span><text:span text:style-name="T30_2"><text:s/></text:span><text:span text:style-name="T30_3">Final</text:span><text:span text:style-name="T30_4">:</text:span></text:p>
      <text:p text:style-name="P31"/>
      <text:p text:style-name="P32"/>
      <text:p text:style-name="P33"/>
      <text:p text:style-name="P34"><text:bookmark-start text:name="id.gjdgxs"/><text:bookmark-end text:name="id.gjdgxs"/></text:p>
      <text:h text:style-name="P35" text:outline-level="10"><text:bookmark-start text:name="id.30j0zll"/><text:bookmark-end text:name="id.30j0zll"/></text:h>
      <text:p text:style-name="P36"><text:span text:style-name="T36_1">Introducción</text:span><text:bookmark-start text:name="id.1fob9te"/><text:bookmark-end text:name="id.1fob9te"/></text:p>
      <text:h text:style-name="P37" text:outline-level="10"><text:span text:style-name="T37_1">Objetivo</text:span><text:span text:style-name="T37_2"><text:s/></text:span><text:span text:style-name="T37_3">del</text:span><text:span text:style-name="T37_4"><text:s/></text:span><text:span text:style-name="T37_5">trabajo</text:span></text:h>
      <text:p text:style-name="P38"/>
      <text:p text:style-name="P39"><text:span text:style-name="T39_1">Aplicar</text:span><text:span text:style-name="T39_2"><text:s/></text:span><text:span text:style-name="T39_3">los</text:span><text:span text:style-name="T39_4"><text:s/></text:span><text:span text:style-name="T39_5">conceptos</text:span><text:span text:style-name="T39_6"><text:s/></text:span><text:span text:style-name="T39_7">enseñados</text:span><text:span text:style-name="T39_8"><text:s/></text:span><text:span text:style-name="T39_9">en</text:span><text:span text:style-name="T39_10"><text:s/></text:span><text:span text:style-name="T39_11">la</text:span><text:span text:style-name="T39_12"><text:s/></text:span><text:span text:style-name="T39_13">materia</text:span><text:span text:style-name="T39_14"><text:s/></text:span><text:span text:style-name="T39_15">a</text:span><text:span text:style-name="T39_16"><text:s/></text:span><text:span text:style-name="T39_17">la</text:span><text:span text:style-name="T39_18"><text:s/></text:span><text:span text:style-name="T39_19">resolución</text:span><text:span text:style-name="T39_20"><text:s/></text:span><text:span text:style-name="T39_21">de</text:span><text:span text:style-name="T39_22"><text:s/></text:span><text:span text:style-name="T39_23">un</text:span><text:span text:style-name="T39_24"><text:s/></text:span><text:span text:style-name="T39_25">problema</text:span><text:span text:style-name="T39_26">,<text:s/></text:span><text:span text:style-name="T39_27">trabajando</text:span><text:span text:style-name="T39_28"><text:s/></text:span><text:span text:style-name="T39_29">en</text:span><text:span text:style-name="T39_30"><text:s/></text:span><text:span text:style-name="T39_31">forma</text:span><text:span text:style-name="T39_32"><text:s/></text:span><text:span text:style-name="T39_33">grupal</text:span><text:span text:style-name="T39_34"><text:s/></text:span><text:span text:style-name="T39_35">y</text:span><text:span text:style-name="T39_36"><text:s/></text:span><text:span text:style-name="T39_37">utilizando</text:span><text:span text:style-name="T39_38"><text:s/></text:span><text:span text:style-name="T39_39">un</text:span><text:span text:style-name="T39_40"><text:s/></text:span><text:span text:style-name="T39_41">lenguaje</text:span><text:span text:style-name="T39_42"><text:s/></text:span><text:span text:style-name="T39_43">de</text:span><text:span text:style-name="T39_44"><text:s/></text:span><text:span text:style-name="T39_45">tipado</text:span><text:span text:style-name="T39_46"><text:s/></text:span><text:span text:style-name="T39_47">estático</text:span><text:span text:style-name="T39_48"><text:s/>(</text:span><text:span text:style-name="T39_49">Java</text:span><text:span text:style-name="T39_50">)</text:span></text:p>
      <text:p text:style-name="P40"><text:bookmark-start text:name="id.3znysh7"/><text:bookmark-end text:name="id.3znysh7"/></text:p>
      <text:h text:style-name="P41" text:outline-level="10"><text:span text:style-name="T41_1">Consigna</text:span><text:span text:style-name="T41_2"><text:s/></text:span><text:span text:style-name="T41_3">general</text:span></text:h>
      <text:p text:style-name="P42"/>
      <text:p text:style-name="P43"><text:span text:style-name="T43_1">Desarrollar</text:span><text:span text:style-name="T43_2"><text:s/></text:span><text:span text:style-name="T43_3">la</text:span><text:span text:style-name="T43_4"><text:s/></text:span><text:span text:style-name="T43_5">aplicación</text:span><text:span text:style-name="T43_6"><text:s/></text:span><text:span text:style-name="T43_7">completa</text:span><text:span text:style-name="T43_8">,<text:s/></text:span><text:span text:style-name="T43_9">incluyendo</text:span><text:span text:style-name="T43_10"><text:s/></text:span><text:span text:style-name="T43_11">el</text:span><text:span text:style-name="T43_12"><text:s/></text:span><text:span text:style-name="T43_13">modelo</text:span><text:span text:style-name="T43_14"><text:s/></text:span><text:span text:style-name="T43_15">de</text:span><text:span text:style-name="T43_16"><text:s/></text:span><text:span text:style-name="T43_17">clases</text:span><text:span text:style-name="T43_18"><text:s/></text:span><text:span text:style-name="T43_19">e</text:span><text:span text:style-name="T43_20"><text:s/></text:span><text:span text:style-name="T43_21">interfaz</text:span><text:span text:style-name="T43_22"><text:s/></text:span><text:span text:style-name="T43_23">gráfica</text:span><text:span text:style-name="T43_24">.<text:s/></text:span><text:span text:style-name="T43_25">La</text:span><text:span text:style-name="T43_26"><text:s/></text:span><text:span text:style-name="T43_27">aplicación</text:span><text:span text:style-name="T43_28"><text:s/></text:span><text:span text:style-name="T43_29">deberá</text:span><text:span text:style-name="T43_30"><text:s/></text:span><text:span text:style-name="T43_31">ser</text:span><text:span text:style-name="T43_32"><text:s/></text:span><text:span text:style-name="T43_33">acompañada</text:span><text:span text:style-name="T43_34"><text:s/></text:span><text:span text:style-name="T43_35">por</text:span><text:span text:style-name="T43_36"><text:s/></text:span><text:span text:style-name="T43_37">prueba</text:span><text:span text:style-name="T43_38"><text:s/></text:span><text:span text:style-name="T43_39">unitarias</text:span><text:span text:style-name="T43_40"><text:s/></text:span><text:span text:style-name="T43_41">e</text:span><text:span text:style-name="T43_42"><text:s/></text:span><text:span text:style-name="T43_43">integrales</text:span><text:span text:style-name="T43_44"><text:s/></text:span><text:span text:style-name="T43_45">y</text:span><text:span text:style-name="T43_46"><text:s/></text:span><text:span text:style-name="T43_47">documentación</text:span><text:span text:style-name="T43_48"><text:s/></text:span><text:span text:style-name="T43_49">de</text:span><text:span text:style-name="T43_50"><text:s/></text:span><text:span text:style-name="T43_51">diseño</text:span><text:span text:style-name="T43_52">.<text:s/></text:span><text:span text:style-name="T43_53">En</text:span><text:span text:style-name="T43_54"><text:s/></text:span><text:span text:style-name="T43_55">la</text:span><text:span text:style-name="T43_56"><text:s/></text:span><text:span text:style-name="T43_57">siguiente</text:span><text:span text:style-name="T43_58"><text:s/></text:span><text:span text:style-name="T43_59">sección</text:span><text:span text:style-name="T43_60"><text:s/></text:span><text:span text:style-name="T43_61">se</text:span><text:span text:style-name="T43_62"><text:s/></text:span><text:span text:style-name="T43_63">describe</text:span><text:span text:style-name="T43_64"><text:s/></text:span><text:span text:style-name="T43_65">la</text:span><text:span text:style-name="T43_66"><text:s/></text:span><text:span text:style-name="T43_67">aplicación</text:span><text:span text:style-name="T43_68"><text:s/></text:span><text:span text:style-name="T43_69">a</text:span><text:span text:style-name="T43_70"><text:s/></text:span><text:span text:style-name="T43_71">desarrollar</text:span><text:span text:style-name="T43_72">.</text:span><text:bookmark-start text:name="id.2et92p0"/><text:bookmark-end text:name="id.2et92p0"/></text:p>
      <text:p text:style-name="P44"><text:span text:style-name="T44_1">Descripción</text:span><text:span text:style-name="T44_2"><text:s/></text:span><text:span text:style-name="T44_3">de</text:span><text:span text:style-name="T44_4"><text:s/></text:span><text:span text:style-name="T44_5">la</text:span><text:span text:style-name="T44_6"><text:s/></text:span><text:span text:style-name="T44_7">aplicación</text:span><text:span text:style-name="T44_8"><text:s/></text:span><text:span text:style-name="T44_9">a</text:span><text:span text:style-name="T44_10"><text:s/></text:span><text:span text:style-name="T44_11">desarrollar</text:span></text:p>
      <text:p text:style-name="P45"><text:span text:style-name="T45_1">Se</text:span><text:span text:style-name="T45_2"><text:s/></text:span><text:span text:style-name="T45_3">deberá</text:span><text:span text:style-name="T45_4"><text:s/></text:span><text:span text:style-name="T45_5">desarrollar</text:span><text:span text:style-name="T45_6"><text:s/></text:span><text:span text:style-name="T45_7">una</text:span><text:span text:style-name="T45_8"><text:s/></text:span><text:span text:style-name="T45_9">aplicación</text:span><text:span text:style-name="T45_10"><text:s/></text:span><text:span text:style-name="T45_11">que</text:span><text:span text:style-name="T45_12"><text:s/></text:span><text:span text:style-name="T45_13">implemente</text:span><text:span text:style-name="T45_14"><text:s/></text:span><text:span text:style-name="T45_15">el</text:span><text:span text:style-name="T45_16"><text:s/></text:span><text:span text:style-name="T45_17">juego</text:span><text:span text:style-name="T45_18"><text:s/></text:span><text:span text:style-name="T45_19">de</text:span><text:span text:style-name="T45_20"><text:s/></text:span><text:span text:style-name="T45_21">cartas</text:span><text:span text:style-name="T45_22"><text:s/></text:span><text:span text:style-name="T45_23">popular</text:span><text:span text:style-name="T45_24"><text:s/></text:span><text:span text:style-name="T45_25">Truco</text:span><text:span text:style-name="T45_26"><text:s/>(</text:span><text:span text:style-name="T45_27">https</text:span><text:span text:style-name="T45_28">://</text:span><text:span text:style-name="T45_29">es</text:span><text:span text:style-name="T45_30">.</text:span><text:span text:style-name="T45_31">wikipedia</text:span><text:span text:style-name="T45_32">.</text:span><text:span text:style-name="T45_33">org</text:span><text:span text:style-name="T45_34">/</text:span><text:span text:style-name="T45_35">wiki</text:span><text:span text:style-name="T45_36">/</text:span><text:span text:style-name="T45_37">Truco</text:span><text:span text:style-name="T45_38">_(</text:span><text:span text:style-name="T45_39">juego</text:span><text:span text:style-name="T45_40">_</text:span><text:span text:style-name="T45_41">de</text:span><text:span text:style-name="T45_42">_</text:span><text:span text:style-name="T45_43">naipes</text:span><text:span text:style-name="T45_44">))<text:s/>.</text:span></text:p>
      <text:p text:style-name="P46"/>
      <text:p text:style-name="P47"><text:span text:style-name="T47_1">Las</text:span><text:span text:style-name="T47_2"><text:s/></text:span><text:span text:style-name="T47_3">características</text:span><text:span text:style-name="T47_4"><text:s/></text:span><text:span text:style-name="T47_5">del</text:span><text:span text:style-name="T47_6"><text:s/></text:span><text:span text:style-name="T47_7">mismo</text:span><text:span text:style-name="T47_8"><text:s/></text:span><text:span text:style-name="T47_9">serán</text:span><text:span text:style-name="T47_10">:</text:span></text:p>
      <text:list text:style-name="LS1" xml:id="list0">
        <text:list-item>
          <text:p text:style-name="P48"><text:span text:style-name="T48_1">Se</text:span><text:span text:style-name="T48_2"><text:s/></text:span><text:span text:style-name="T48_3">podrá</text:span><text:span text:style-name="T48_4"><text:s/></text:span><text:span text:style-name="T48_5">seleccionar</text:span><text:span text:style-name="T48_6"><text:s/></text:span><text:span text:style-name="T48_7">la</text:span><text:span text:style-name="T48_8"><text:s/></text:span><text:span text:style-name="T48_9">variante</text:span><text:span text:style-name="T48_10"><text:s/></text:span><text:span text:style-name="T48_11">con</text:span><text:span text:style-name="T48_12">/</text:span><text:span text:style-name="T48_13">sin</text:span><text:span text:style-name="T48_14"><text:s/></text:span><text:span text:style-name="T48_15">Flor</text:span><text:span text:style-name="T48_16">.</text:span></text:p>
        </text:list-item>
        <text:list-item>
          <text:p text:style-name="P49"><text:span text:style-name="T49_1">El</text:span><text:span text:style-name="T49_2"><text:s/></text:span><text:span text:style-name="T49_3">juego</text:span><text:span text:style-name="T49_4"><text:s/></text:span><text:span text:style-name="T49_5">será</text:span><text:span text:style-name="T49_6"><text:s/></text:span><text:span text:style-name="T49_7">entre</text:span><text:span text:style-name="T49_8"><text:s/></text:span><text:span text:style-name="T49_9">jugadores</text:span><text:span text:style-name="T49_10"><text:s/></text:span><text:span text:style-name="T49_11">humanos</text:span><text:span text:style-name="T49_12">.</text:span></text:p>
        </text:list-item>
        <text:list-item>
          <text:p text:style-name="P50"><text:span text:style-name="T50_1">Se</text:span><text:span text:style-name="T50_2"><text:s/></text:span><text:span text:style-name="T50_3">podrá</text:span><text:span text:style-name="T50_4"><text:s/></text:span><text:span text:style-name="T50_5">jugar</text:span><text:span text:style-name="T50_6"><text:s/></text:span><text:span text:style-name="T50_7">en</text:span><text:span text:style-name="T50_8"><text:s/></text:span><text:span text:style-name="T50_9">las</text:span><text:span text:style-name="T50_10"><text:s/></text:span><text:span text:style-name="T50_11">variantes</text:span><text:span text:style-name="T50_12"><text:s/>2<text:s/></text:span><text:span text:style-name="T50_13">jugadores</text:span><text:span text:style-name="T50_14">,<text:s/>4<text:s/></text:span><text:span text:style-name="T50_15">jugadores</text:span><text:span text:style-name="T50_16"><text:s/></text:span><text:span text:style-name="T50_17">y</text:span><text:span text:style-name="T50_18"><text:s/></text:span><text:span text:style-name="T50_19">pica</text:span><text:span text:style-name="T50_20">-</text:span><text:span text:style-name="T50_21">pica</text:span><text:span text:style-name="T50_22">.</text:span></text:p>
        </text:list-item>
        <text:list-item>
          <text:p text:style-name="P51"><text:span text:style-name="T51_1">En</text:span><text:span text:style-name="T51_2"><text:s/></text:span><text:span text:style-name="T51_3">la</text:span><text:span text:style-name="T51_4"><text:s/></text:span><text:span text:style-name="T51_5">variante</text:span><text:span text:style-name="T51_6"><text:s/></text:span><text:span text:style-name="T51_7">de</text:span><text:span text:style-name="T51_8"><text:s/>2<text:s/></text:span><text:span text:style-name="T51_9">jugadores</text:span><text:span text:style-name="T51_10">,<text:s/></text:span><text:span text:style-name="T51_11">se</text:span><text:span text:style-name="T51_12"><text:s/></text:span><text:span text:style-name="T51_13">podrá</text:span><text:span text:style-name="T51_14"><text:s/></text:span><text:span text:style-name="T51_15">jugar</text:span><text:span text:style-name="T51_16"><text:s/></text:span><text:span text:style-name="T51_17">contra</text:span><text:span text:style-name="T51_18"><text:s/></text:span><text:span text:style-name="T51_19">la</text:span><text:span text:style-name="T51_20"><text:s/></text:span><text:span text:style-name="T51_21">computadora</text:span><text:span text:style-name="T51_22">,<text:s/></text:span><text:span text:style-name="T51_23">con</text:span><text:span text:style-name="T51_24"><text:s/></text:span><text:span text:style-name="T51_25">una</text:span><text:span text:style-name="T51_26"><text:s/></text:span><text:span text:style-name="T51_27">inteligencia</text:span><text:span text:style-name="T51_28"><text:s/></text:span><text:span text:style-name="T51_29">mínima</text:span><text:span text:style-name="T51_30"><text:s/></text:span><text:span text:style-name="T51_31">y</text:span><text:span text:style-name="T51_32"><text:s/></text:span><text:span text:style-name="T51_33">determinística</text:span><text:span text:style-name="T51_34"><text:s/>(</text:span><text:span text:style-name="T51_35">esto</text:span><text:span text:style-name="T51_36"><text:s/></text:span><text:span text:style-name="T51_37">se</text:span><text:span text:style-name="T51_38"><text:s/></text:span><text:span text:style-name="T51_39">comentará</text:span><text:span text:style-name="T51_40"><text:s/></text:span><text:span text:style-name="T51_41">en</text:span><text:span text:style-name="T51_42"><text:s/></text:span><text:span text:style-name="T51_43">clase</text:span><text:span text:style-name="T51_44">).</text:span></text:p>
        </text:list-item>
      </text:list>
      <text:p text:style-name="P52"/>
      <text:p text:style-name="P53"/>
      <text:p text:style-name="P54"><text:span text:style-name="T54_1">Se</text:span><text:span text:style-name="T54_2"><text:s/></text:span><text:span text:style-name="T54_3">desarrollará</text:span><text:span text:style-name="T54_4"><text:s/></text:span><text:span text:style-name="T54_5">la</text:span><text:span text:style-name="T54_6"><text:s/></text:span><text:span text:style-name="T54_7">interfaz</text:span><text:span text:style-name="T54_8"><text:s/></text:span><text:span text:style-name="T54_9">visual</text:span><text:span text:style-name="T54_10"><text:s/></text:span><text:span text:style-name="T54_11">para</text:span><text:span text:style-name="T54_12"><text:s/></text:span><text:span text:style-name="T54_13">la</text:span><text:span text:style-name="T54_14"><text:s/></text:span><text:span text:style-name="T54_15">interacción</text:span><text:span text:style-name="T54_16"><text:s/></text:span><text:span text:style-name="T54_17">entre</text:span><text:span text:style-name="T54_18"><text:s/></text:span><text:span text:style-name="T54_19">los</text:span><text:span text:style-name="T54_20"><text:s/></text:span><text:span text:style-name="T54_21">jugadores</text:span><text:span text:style-name="T54_22">.</text:span></text:p>
      <text:p text:style-name="P55"/>
      <text:p text:style-name="P56"/>
      <text:p text:style-name="P57"/>
      <text:p text:style-name="P58"/>
      <text:p text:style-name="P59"/>
      <text:p text:style-name="P60"><text:span text:style-name="T60_1">Entregables</text:span></text:p>
      <text:list text:style-name="LS2" xml:id="list4">
        <text:list-item>
          <text:p text:style-name="P61"><text:span text:style-name="T61_1">Código</text:span><text:span text:style-name="T61_2"><text:s/></text:span><text:span text:style-name="T61_3">fuente</text:span><text:span text:style-name="T61_4"><text:s/></text:span><text:span text:style-name="T61_5">de</text:span><text:span text:style-name="T61_6"><text:s/></text:span><text:span text:style-name="T61_7">la</text:span><text:span text:style-name="T61_8"><text:s/></text:span><text:span text:style-name="T61_9">aplicación</text:span><text:span text:style-name="T61_10"><text:s/></text:span><text:span text:style-name="T61_11">completa</text:span><text:span text:style-name="T61_12">,<text:s/></text:span><text:span text:style-name="T61_13">incluyendo</text:span><text:span text:style-name="T61_14"><text:s/></text:span><text:span text:style-name="T61_15">también</text:span><text:span text:style-name="T61_16">:<text:s/></text:span><text:span text:style-name="T61_17">código</text:span><text:span text:style-name="T61_18"><text:s/></text:span><text:span text:style-name="T61_19">de</text:span><text:span text:style-name="T61_20"><text:s/></text:span><text:span text:style-name="T61_21">la</text:span><text:span text:style-name="T61_22"><text:s/></text:span><text:span text:style-name="T61_23">pruebas</text:span><text:span text:style-name="T61_24">,<text:s/></text:span><text:span text:style-name="T61_25">archivos</text:span><text:span text:style-name="T61_26"><text:s/></text:span><text:span text:style-name="T61_27">de</text:span><text:span text:style-name="T61_28"><text:s/></text:span><text:span text:style-name="T61_29">recursos</text:span></text:p>
        </text:list-item>
        <text:list-item>
          <text:p text:style-name="P62"><text:span text:style-name="T62_1">Script</text:span><text:span text:style-name="T62_2"><text:s/></text:span><text:span text:style-name="T62_3">para</text:span><text:span text:style-name="T62_4"><text:s/></text:span><text:span text:style-name="T62_5">compilación</text:span><text:span text:style-name="T62_6"><text:s/></text:span><text:span text:style-name="T62_7">y</text:span><text:span text:style-name="T62_8"><text:s/></text:span><text:span text:style-name="T62_9">ejecución</text:span><text:span text:style-name="T62_10"><text:s/>(</text:span><text:span text:style-name="T62_11">ant</text:span><text:span text:style-name="T62_12">)</text:span></text:p>
        </text:list-item>
        <text:list-item>
          <text:p text:style-name="P63"><text:span text:style-name="T63_1">Informe</text:span><text:span text:style-name="T63_2">,<text:s/></text:span><text:span text:style-name="T63_3">acorde</text:span><text:span text:style-name="T63_4"><text:s/></text:span><text:span text:style-name="T63_5">a</text:span><text:span text:style-name="T63_6"><text:s/></text:span><text:span text:style-name="T63_7">lo</text:span><text:span text:style-name="T63_8"><text:s/></text:span><text:span text:style-name="T63_9">especificado</text:span><text:span text:style-name="T63_10"><text:s/></text:span><text:span text:style-name="T63_11">en</text:span><text:span text:style-name="T63_12"><text:s/></text:span><text:span text:style-name="T63_13">este</text:span><text:span text:style-name="T63_14"><text:s/></text:span><text:span text:style-name="T63_15">documento</text:span></text:p>
        </text:list-item>
      </text:list>
      <text:p text:style-name="P64"><text:bookmark-start text:name="id.tyjcwt"/><text:bookmark-end text:name="id.tyjcwt"/></text:p>
      <text:h text:style-name="P65" text:outline-level="10"><text:span text:style-name="T65_1">Formas</text:span><text:span text:style-name="T65_2"><text:s/></text:span><text:span text:style-name="T65_3">de</text:span><text:span text:style-name="T65_4"><text:s/></text:span><text:span text:style-name="T65_5">entrega</text:span><text:bookmark-start text:name="id.3dy6vkm"/><text:bookmark-end text:name="id.3dy6vkm"/></text:h>
      <text:h text:style-name="P66" text:outline-level="10"><text:span text:style-name="T66_1">Habrá</text:span><text:span text:style-name="T66_2"><text:s/></text:span><text:span text:style-name="T66_3">4<text:s/></text:span><text:span text:style-name="T66_4">entregas</text:span><text:span text:style-name="T66_5"><text:s/></text:span><text:span text:style-name="T66_6">formales</text:span><text:span text:style-name="T66_7">.<text:s/></text:span><text:span text:style-name="T66_8">Las</text:span><text:span text:style-name="T66_9"><text:s/></text:span><text:span text:style-name="T66_10">mismas</text:span><text:span text:style-name="T66_11"><text:s/></text:span><text:span text:style-name="T66_12">tendrán</text:span><text:span text:style-name="T66_13"><text:s/></text:span><text:span text:style-name="T66_14">una</text:span><text:span text:style-name="T66_15"><text:s/></text:span><text:span text:style-name="T66_16">calificación</text:span><text:span text:style-name="T66_17"><text:s/></text:span><text:span text:style-name="T66_18">de</text:span><text:span text:style-name="T66_19"><text:s/></text:span><text:span text:style-name="T66_20">APROBADO</text:span><text:span text:style-name="T66_21"><text:s/></text:span><text:span text:style-name="T66_22">o</text:span><text:span text:style-name="T66_23"><text:s/></text:span><text:span text:style-name="T66_24">NO</text:span><text:span text:style-name="T66_25"><text:s/></text:span><text:span text:style-name="T66_26">APROBADO</text:span><text:span text:style-name="T66_27"><text:s/></text:span><text:span text:style-name="T66_28">en</text:span><text:span text:style-name="T66_29"><text:s/></text:span><text:span text:style-name="T66_30">el</text:span><text:span text:style-name="T66_31"><text:s/></text:span><text:span text:style-name="T66_32">momento</text:span><text:span text:style-name="T66_33"><text:s/></text:span><text:span text:style-name="T66_34">de</text:span><text:span text:style-name="T66_35"><text:s/></text:span><text:span text:style-name="T66_36">la</text:span><text:span text:style-name="T66_37"><text:s/></text:span><text:span text:style-name="T66_38">entrega</text:span><text:span text:style-name="T66_39">.</text:span></text:h>
      <text:p text:style-name="P67"><text:span text:style-name="T67_1">Aquél</text:span><text:span text:style-name="T67_2"><text:s/></text:span><text:span text:style-name="T67_3">grupo</text:span><text:span text:style-name="T67_4"><text:s/></text:span><text:span text:style-name="T67_5">que</text:span><text:span text:style-name="T67_6"><text:s/></text:span><text:span text:style-name="T67_7">acumule</text:span><text:span text:style-name="T67_8"><text:s/></text:span><text:span text:style-name="T67_9">3<text:s/></text:span><text:span text:style-name="T67_10">no</text:span><text:span text:style-name="T67_11"><text:s/></text:span><text:span text:style-name="T67_12">aprobados</text:span><text:span text:style-name="T67_13">,<text:s/></text:span><text:span text:style-name="T67_14">quedará</text:span><text:span text:style-name="T67_15"><text:s/></text:span><text:span text:style-name="T67_16">automáticamente</text:span><text:span text:style-name="T67_17"><text:s/></text:span><text:span text:style-name="T67_18">desaprobado</text:span><text:span text:style-name="T67_19"><text:s/></text:span><text:span text:style-name="T67_20">con</text:span><text:span text:style-name="T67_21"><text:s/></text:span><text:span text:style-name="T67_22">la</text:span><text:span text:style-name="T67_23"><text:s/></text:span><text:span text:style-name="T67_24">consiguiente</text:span><text:span text:style-name="T67_25"><text:s/></text:span><text:span text:style-name="T67_26">pérdida</text:span><text:span text:style-name="T67_27"><text:s/></text:span><text:span text:style-name="T67_28">de</text:span><text:span text:style-name="T67_29"><text:s/></text:span><text:span text:style-name="T67_30">regularidad</text:span><text:span text:style-name="T67_31"><text:s/></text:span><text:span text:style-name="T67_32">en</text:span><text:span text:style-name="T67_33"><text:s/></text:span><text:span text:style-name="T67_34">la</text:span><text:span text:style-name="T67_35"><text:s/></text:span><text:span text:style-name="T67_36">materia</text:span><text:span text:style-name="T67_37">.<text:s/></text:span><text:span text:style-name="T67_38">En</text:span><text:span text:style-name="T67_39"><text:s/></text:span><text:span text:style-name="T67_40">cada</text:span><text:span text:style-name="T67_41"><text:s/></text:span><text:span text:style-name="T67_42">entrega</text:span><text:span text:style-name="T67_43"><text:s/></text:span><text:span text:style-name="T67_44">se</text:span><text:span text:style-name="T67_45"><text:s/></text:span><text:span text:style-name="T67_46">debe</text:span><text:span text:style-name="T67_47"><text:s/></text:span><text:span text:style-name="T67_48">traer</text:span><text:span text:style-name="T67_49"><text:s/></text:span><text:span text:style-name="T67_50">el</text:span><text:span text:style-name="T67_51"><text:s/></text:span><text:span text:style-name="T67_52">informe</text:span><text:span text:style-name="T67_53"><text:s/></text:span><text:span text:style-name="T67_54">actualizado</text:span><text:span text:style-name="T67_55">.</text:span></text:p>
      <text:p text:style-name="P68"/>
      <text:p text:style-name="P69"><text:span text:style-name="T69_1">1</text:span><text:span text:style-name="T69_2">er</text:span><text:span text:style-name="T69_3"><text:s/></text:span><text:span text:style-name="T69_4">Entrega</text:span><text:span text:style-name="T69_5">:<text:s/></text:span><text:span text:style-name="T69_6">Mínimamente</text:span><text:span text:style-name="T69_7"><text:s/></text:span><text:span text:style-name="T69_8">(</text:span><text:span text:style-name="T69_9">se</text:span><text:span text:style-name="T69_10"><text:s/></text:span><text:span text:style-name="T69_11">aconseja</text:span><text:span text:style-name="T69_12"><text:s/></text:span><text:span text:style-name="T69_13">avanzar</text:span><text:span text:style-name="T69_14"><text:s/></text:span><text:span text:style-name="T69_15">lo</text:span><text:span text:style-name="T69_16"><text:s text:c="2"/></text:span><text:span text:style-name="T69_17">más</text:span><text:span text:style-name="T69_18"><text:s/></text:span><text:span text:style-name="T69_19">posible</text:span><text:span text:style-name="T69_20">)<text:s/></text:span><text:span text:style-name="T69_21">pruebas</text:span><text:span text:style-name="T69_22"><text:s/></text:span><text:span text:style-name="T69_23">de</text:span><text:span text:style-name="T69_24"><text:s/></text:span><text:span text:style-name="T69_25">integración</text:span><text:span text:style-name="T69_26"><text:s/></text:span><text:span text:style-name="T69_27">y</text:span><text:span text:style-name="T69_28"><text:s/></text:span><text:span text:style-name="T69_29">unitarias</text:span><text:span text:style-name="T69_30"><text:s/></text:span><text:span text:style-name="T69_31">funcionando</text:span><text:span text:style-name="T69_32"><text:s/></text:span><text:span text:style-name="T69_33">que</text:span><text:span text:style-name="T69_34"><text:s/></text:span><text:span text:style-name="T69_35">contemplan</text:span><text:span text:style-name="T69_36">:</text:span></text:p>
      <text:list text:style-name="LS3" xml:id="list7">
        <text:list-item>
          <text:p text:style-name="P70"><text:span text:style-name="T70_1">Modelado</text:span><text:span text:style-name="T70_2"><text:s/></text:span><text:span text:style-name="T70_3">de</text:span><text:span text:style-name="T70_4"><text:s/></text:span><text:span text:style-name="T70_5">las</text:span><text:span text:style-name="T70_6"><text:s/></text:span><text:span text:style-name="T70_7">cartas</text:span><text:span text:style-name="T70_8"><text:s/></text:span><text:span text:style-name="T70_9">y</text:span><text:span text:style-name="T70_10"><text:s/></text:span><text:span text:style-name="T70_11">los</text:span><text:span text:style-name="T70_12"><text:s/></text:span><text:span text:style-name="T70_13">valores</text:span><text:span text:style-name="T70_14"><text:s/></text:span><text:span text:style-name="T70_15">entre</text:span><text:span text:style-name="T70_16"><text:s/></text:span><text:span text:style-name="T70_17">ellas</text:span></text:p>
        </text:list-item>
        <text:list-item>
          <text:p text:style-name="P71"><text:span text:style-name="T71_1">Modelado</text:span><text:span text:style-name="T71_2"><text:s/></text:span><text:span text:style-name="T71_3">de</text:span><text:span text:style-name="T71_4"><text:s/>‘</text:span><text:span text:style-name="T71_5">manos</text:span><text:span text:style-name="T71_6">’<text:s/></text:span><text:span text:style-name="T71_7">y</text:span><text:span text:style-name="T71_8"><text:s/>‘</text:span><text:span text:style-name="T71_9">mesa</text:span><text:span text:style-name="T71_10">’</text:span></text:p>
        </text:list-item>
        <text:list-item>
          <text:p text:style-name="P72"><text:span text:style-name="T72_1">Modelado</text:span><text:span text:style-name="T72_2"><text:s/></text:span><text:span text:style-name="T72_3">de</text:span><text:span text:style-name="T72_4"><text:s/></text:span><text:span text:style-name="T72_5">cálculo</text:span><text:span text:style-name="T72_6"><text:s/></text:span><text:span text:style-name="T72_7">envido</text:span><text:span text:style-name="T72_8"><text:s/></text:span><text:span text:style-name="T72_9">y</text:span><text:span text:style-name="T72_10"><text:s/></text:span><text:span text:style-name="T72_11">flor</text:span><text:span text:style-name="T72_12"><text:s/></text:span><text:span text:style-name="T72_13">para</text:span><text:span text:style-name="T72_14"><text:s/></text:span><text:span text:style-name="T72_15">una</text:span><text:span text:style-name="T72_16"><text:s/>‘</text:span><text:span text:style-name="T72_17">mesa</text:span><text:span text:style-name="T72_18">’<text:s/></text:span><text:span text:style-name="T72_19">dada</text:span></text:p>
        </text:list-item>
      </text:list>
      <text:p text:style-name="P73"/>
      <text:p text:style-name="P74"><text:span text:style-name="T74_1"><text:tab/></text:span></text:p>
      <text:p text:style-name="P75"><text:span text:style-name="T75_1">2</text:span><text:span text:style-name="T75_2">da</text:span><text:span text:style-name="T75_3"><text:s/></text:span><text:span text:style-name="T75_4">Entrega</text:span><text:span text:style-name="T75_5">:</text:span><text:span text:style-name="T75_6"><text:s/></text:span><text:span text:style-name="T75_7">Modelo</text:span><text:span text:style-name="T75_8"><text:s/></text:span><text:span text:style-name="T75_9">del</text:span><text:span text:style-name="T75_10"><text:s/></text:span><text:span text:style-name="T75_11">Juego</text:span><text:span text:style-name="T75_12"><text:s/></text:span><text:span text:style-name="T75_13">Completo</text:span><text:span text:style-name="T75_14"><text:s/></text:span><text:span text:style-name="T75_15">con</text:span><text:span text:style-name="T75_16"><text:s/></text:span><text:span text:style-name="T75_17">todas</text:span><text:span text:style-name="T75_18"><text:s/></text:span><text:span text:style-name="T75_19">las</text:span><text:span text:style-name="T75_20"><text:s/></text:span><text:span text:style-name="T75_21">pruebas</text:span><text:span text:style-name="T75_22"><text:s/></text:span><text:span text:style-name="T75_23">unitarias</text:span><text:span text:style-name="T75_24"><text:s/></text:span><text:span text:style-name="T75_25">y</text:span><text:span text:style-name="T75_26"><text:s/></text:span><text:span text:style-name="T75_27">de</text:span><text:span text:style-name="T75_28"><text:s/></text:span><text:span text:style-name="T75_29">integración</text:span><text:span text:style-name="T75_30"><text:s/></text:span><text:span text:style-name="T75_31">que</text:span><text:span text:style-name="T75_32"><text:s/></text:span><text:span text:style-name="T75_33">contemplen</text:span><text:span text:style-name="T75_34"><text:s/></text:span><text:span text:style-name="T75_35">todos</text:span><text:span text:style-name="T75_36"><text:s/></text:span><text:span text:style-name="T75_37">los</text:span><text:span text:style-name="T75_38"><text:s/></text:span><text:span text:style-name="T75_39">casos</text:span><text:span text:style-name="T75_40"><text:s/></text:span><text:span text:style-name="T75_41">del</text:span><text:span text:style-name="T75_42"><text:s/></text:span><text:span text:style-name="T75_43">enunciado</text:span><text:span text:style-name="T75_44">,<text:s/></text:span><text:span text:style-name="T75_45">simulando</text:span><text:span text:style-name="T75_46"><text:s/></text:span><text:span text:style-name="T75_47">partidas</text:span><text:span text:style-name="T75_48"><text:s/></text:span><text:span text:style-name="T75_49">completas</text:span><text:span text:style-name="T75_50"><text:s/></text:span><text:span text:style-name="T75_51">en</text:span><text:span text:style-name="T75_52"><text:s/></text:span><text:span text:style-name="T75_53">todas</text:span><text:span text:style-name="T75_54"><text:s/></text:span><text:span text:style-name="T75_55">sus</text:span><text:span text:style-name="T75_56"><text:s/></text:span><text:span text:style-name="T75_57">variantes</text:span><text:span text:style-name="T75_58">.<text:s/></text:span></text:p>
      <text:p text:style-name="P76"/>
      <text:p text:style-name="P77"/>
      <text:p text:style-name="P78"><text:span text:style-name="T78_1">3</text:span><text:span text:style-name="T78_2">er</text:span><text:span text:style-name="T78_3"><text:s/></text:span><text:span text:style-name="T78_4">Entrega</text:span><text:span text:style-name="T78_5">:<text:s/></text:span><text:span text:style-name="T78_6">Interfaz</text:span><text:span text:style-name="T78_7"><text:s/></text:span><text:span text:style-name="T78_8">gráfica</text:span><text:span text:style-name="T78_9"><text:s/></text:span><text:span text:style-name="T78_10">Parcial</text:span><text:span text:style-name="T78_11">.<text:s/></text:span><text:span text:style-name="T78_12">A</text:span><text:span text:style-name="T78_13"><text:s/></text:span><text:span text:style-name="T78_14">determinar</text:span><text:span text:style-name="T78_15"><text:s/></text:span><text:span text:style-name="T78_16">por</text:span><text:span text:style-name="T78_17"><text:s/></text:span><text:span text:style-name="T78_18">el</text:span><text:span text:style-name="T78_19"><text:s/></text:span><text:span text:style-name="T78_20">ayudante</text:span><text:span text:style-name="T78_21">.</text:span></text:p>
      <text:p text:style-name="P79"/>
      <text:p text:style-name="P80"><text:span text:style-name="T80_1">4</text:span><text:span text:style-name="T80_2">ta</text:span><text:span text:style-name="T80_3"><text:s/></text:span><text:span text:style-name="T80_4">y</text:span><text:span text:style-name="T80_5"><text:s/></text:span><text:span text:style-name="T80_6">última</text:span><text:span text:style-name="T80_7"><text:s/></text:span><text:span text:style-name="T80_8">Entrega</text:span><text:span text:style-name="T80_9">:<text:s/></text:span><text:span text:style-name="T80_10">Trabajo</text:span><text:span text:style-name="T80_11"><text:s/></text:span><text:span text:style-name="T80_12">Práctico</text:span><text:span text:style-name="T80_13"><text:s/></text:span><text:span text:style-name="T80_14">completo</text:span><text:span text:style-name="T80_15"><text:s/></text:span><text:span text:style-name="T80_16">funcionando</text:span><text:span text:style-name="T80_17">,<text:s/></text:span><text:span text:style-name="T80_18">con</text:span><text:span text:style-name="T80_19"><text:s/></text:span><text:span text:style-name="T80_20">interfaz</text:span><text:span text:style-name="T80_21"><text:s/></text:span><text:span text:style-name="T80_22">gráfica</text:span><text:span text:style-name="T80_23"><text:s/></text:span><text:span text:style-name="T80_24">final</text:span><text:span text:style-name="T80_25">,<text:s/></text:span><text:span text:style-name="T80_26">sonidos</text:span><text:span text:style-name="T80_27"><text:s/></text:span><text:span text:style-name="T80_28">e</text:span><text:span text:style-name="T80_29"><text:s/></text:span><text:span text:style-name="T80_30">informe</text:span><text:span text:style-name="T80_31"><text:s/></text:span><text:span text:style-name="T80_32">completo</text:span><text:span text:style-name="T80_33">.</text:span></text:p>
      <text:p text:style-name="P81"><text:bookmark-start text:name="id.1t3h5sf"/><text:bookmark-end text:name="id.1t3h5sf"/></text:p>
      <text:h text:style-name="P82" text:outline-level="10"><text:span text:style-name="T82_1">Fechas</text:span><text:span text:style-name="T82_2"><text:s/></text:span><text:span text:style-name="T82_3">de</text:span><text:span text:style-name="T82_4"><text:s/></text:span><text:span text:style-name="T82_5">entrega</text:span><text:span text:style-name="T82_6"><text:s/></text:span><text:span text:style-name="T82_7">programadas</text:span></text:h>
      <text:p text:style-name="P83"/>
      <text:p text:style-name="P84"><text:span text:style-name="T84_1">1</text:span><text:span text:style-name="T84_2">er</text:span><text:span text:style-name="T84_3"><text:s/></text:span><text:span text:style-name="T84_4">Entrega</text:span><text:span text:style-name="T84_5">:<text:s/></text:span><text:span text:style-name="T84_6">Miércoles</text:span><text:span text:style-name="T84_7"><text:s/>11<text:s/>/<text:s/>11<text:s/>/<text:s/>2015<text:s/>-<text:s/></text:span><text:span text:style-name="T84_8">Jueves</text:span><text:span text:style-name="T84_9"><text:s/>12<text:s/>/<text:s/>11<text:s/>/<text:s/>2015</text:span></text:p>
      <text:p text:style-name="P85"><text:span text:style-name="T85_1">2</text:span><text:span text:style-name="T85_2">da</text:span><text:span text:style-name="T85_3"><text:s/></text:span><text:span text:style-name="T85_4">Entrega</text:span><text:span text:style-name="T85_5">:<text:s/></text:span><text:span text:style-name="T85_6">Miércoles</text:span><text:span text:style-name="T85_7"><text:s/>18<text:s/>/<text:s/>11<text:s/>/<text:s/>2015<text:s/>-<text:s/></text:span><text:span text:style-name="T85_8">Jueves</text:span><text:span text:style-name="T85_9"><text:s/>19<text:s/>/<text:s/>11<text:s/>/<text:s/>2015</text:span></text:p>
      <text:p text:style-name="P86"><text:span text:style-name="T86_1">3</text:span><text:span text:style-name="T86_2">er</text:span><text:span text:style-name="T86_3"><text:s/></text:span><text:span text:style-name="T86_4">Entrega</text:span><text:span text:style-name="T86_5">:<text:s/></text:span><text:span text:style-name="T86_6">Miércoles</text:span><text:span text:style-name="T86_7"><text:s/>25<text:s/>/<text:s/>11<text:s/>/<text:s/>2015<text:s/>-<text:s/></text:span><text:span text:style-name="T86_8">Jueves</text:span><text:span text:style-name="T86_9"><text:s/>26<text:s/>/<text:s/>11<text:s/>/<text:s/>2015</text:span></text:p>
      <text:p text:style-name="P87"><text:span text:style-name="T87_1">4</text:span><text:span text:style-name="T87_2">ta</text:span><text:span text:style-name="T87_3"><text:s/></text:span><text:span text:style-name="T87_4">y</text:span><text:span text:style-name="T87_5"><text:s/></text:span><text:span text:style-name="T87_6">última</text:span><text:span text:style-name="T87_7"><text:s/></text:span><text:span text:style-name="T87_8">Entrega</text:span><text:span text:style-name="T87_9">:<text:s/></text:span><text:span text:style-name="T87_10">Miércoles</text:span><text:span text:style-name="T87_11"><text:s/>2<text:s/>/<text:s/>12<text:s/>/<text:s/>2015<text:s/>-<text:s/></text:span><text:span text:style-name="T87_12">Jueves</text:span><text:span text:style-name="T87_13"><text:s/>3<text:s/>/<text:s/>12<text:s/>/<text:s/>2015</text:span><text:bookmark-start text:name="id.4d34og8"/><text:bookmark-end text:name="id.4d34og8"/></text:p>
      <text:p text:style-name="P88"><text:bookmark-start text:name="id.2s8eyo1"/><text:bookmark-end text:name="id.2s8eyo1"/></text:p>
      <text:p text:style-name="P89"><text:span text:style-name="T89_1">Informe</text:span><text:bookmark-start text:name="id.17dp8vu"/><text:bookmark-end text:name="id.17dp8vu"/></text:p>
      <text:h text:style-name="P90" text:outline-level="10"><text:span text:style-name="T90_1">Supuestos</text:span></text:h>
      <text:p text:style-name="P91"><text:span text:style-name="T91_1">[</text:span><text:span text:style-name="T91_2">Documentar</text:span><text:span text:style-name="T91_3"><text:s/></text:span><text:span text:style-name="T91_4">todos</text:span><text:span text:style-name="T91_5"><text:s/></text:span><text:span text:style-name="T91_6">los</text:span><text:span text:style-name="T91_7"><text:s/></text:span><text:span text:style-name="T91_8">supuestos</text:span><text:span text:style-name="T91_9"><text:s/></text:span><text:span text:style-name="T91_10">hechos</text:span><text:span text:style-name="T91_11"><text:s/></text:span><text:span text:style-name="T91_12">sobre</text:span><text:span text:style-name="T91_13"><text:s/></text:span><text:span text:style-name="T91_14">el</text:span><text:span text:style-name="T91_15"><text:s/></text:span><text:span text:style-name="T91_16">enunciado</text:span><text:span text:style-name="T91_17">.<text:s/></text:span><text:span text:style-name="T91_18">Asegurarse</text:span><text:span text:style-name="T91_19"><text:s/></text:span><text:span text:style-name="T91_20">de</text:span><text:span text:style-name="T91_21"><text:s/></text:span><text:span text:style-name="T91_22">validar</text:span><text:span text:style-name="T91_23"><text:s/></text:span><text:span text:style-name="T91_24">con</text:span><text:span text:style-name="T91_25"><text:s/></text:span><text:span text:style-name="T91_26">los</text:span><text:span text:style-name="T91_27"><text:s/></text:span><text:span text:style-name="T91_28">docentes</text:span><text:span text:style-name="T91_29">]</text:span></text:p>
      <text:list text:style-name="LS4" xml:id="list10">
        <text:list-item>
          <text:p text:style-name="P92"><text:span text:style-name="T92_1">Al</text:span><text:span text:style-name="T92_2"><text:s/></text:span><text:span text:style-name="T92_3">momento</text:span><text:span text:style-name="T92_4"><text:s/></text:span><text:span text:style-name="T92_5">de</text:span><text:span text:style-name="T92_6"><text:s/></text:span><text:span text:style-name="T92_7">poder</text:span><text:span text:style-name="T92_8"><text:s/></text:span><text:span text:style-name="T92_9">cantar</text:span><text:span text:style-name="T92_10"><text:s/></text:span><text:span text:style-name="T92_11">envido</text:span><text:span text:style-name="T92_12">,<text:s/></text:span><text:span text:style-name="T92_13">es</text:span><text:span text:style-name="T92_14"><text:s/></text:span><text:span text:style-name="T92_15">legal</text:span><text:span text:style-name="T92_16"><text:s/></text:span><text:span text:style-name="T92_17">repetir</text:span><text:span text:style-name="T92_18"><text:s/></text:span><text:span text:style-name="T92_19">el</text:span><text:span text:style-name="T92_20"><text:s/></text:span><text:span text:style-name="T92_21">llamado</text:span><text:span text:style-name="T92_22"><text:s/></text:span><text:span text:style-name="T92_23">infinitamente</text:span><text:span text:style-name="T92_24"><text:s/>(</text:span><text:span text:style-name="T92_25">i</text:span><text:span text:style-name="T92_26">.</text:span><text:span text:style-name="T92_27">e</text:span><text:span text:style-name="T92_28">.<text:s/></text:span><text:span text:style-name="T92_29">no</text:span><text:span text:style-name="T92_30"><text:s/></text:span><text:span text:style-name="T92_31">hay</text:span><text:span text:style-name="T92_32"><text:s/></text:span><text:span text:style-name="T92_33">límite</text:span><text:span text:style-name="T92_34"><text:s/></text:span><text:span text:style-name="T92_35">en</text:span><text:span text:style-name="T92_36"><text:s/></text:span><text:span text:style-name="T92_37">cuanto</text:span><text:span text:style-name="T92_38"><text:s/></text:span><text:span text:style-name="T92_39">a</text:span><text:span text:style-name="T92_40"><text:s/></text:span><text:span text:style-name="T92_41">cantidad</text:span><text:span text:style-name="T92_42"><text:s/></text:span><text:span text:style-name="T92_43">de</text:span><text:span text:style-name="T92_44"><text:s/></text:span><text:span text:style-name="T92_45">llamadas</text:span><text:span text:style-name="T92_46">),<text:s/></text:span><text:span text:style-name="T92_47">sin</text:span><text:span text:style-name="T92_48"><text:s/></text:span><text:span text:style-name="T92_49">importar</text:span><text:span text:style-name="T92_50"><text:s/></text:span><text:span text:style-name="T92_51">la</text:span><text:span text:style-name="T92_52"><text:s/></text:span><text:span text:style-name="T92_53">jerarquía</text:span><text:span text:style-name="T92_54"><text:s/></text:span><text:span text:style-name="T92_55">del</text:span><text:span text:style-name="T92_56"><text:s/></text:span><text:span text:style-name="T92_57">Envido</text:span><text:span text:style-name="T92_58"><text:s/>(</text:span><text:span text:style-name="T92_59">o</text:span><text:span text:style-name="T92_60"><text:s/></text:span><text:span text:style-name="T92_61">sea</text:span><text:span text:style-name="T92_62">,<text:s/></text:span><text:span text:style-name="T92_63">se</text:span><text:span text:style-name="T92_64"><text:s/></text:span><text:span text:style-name="T92_65">puede</text:span><text:span text:style-name="T92_66"><text:s/></text:span><text:span text:style-name="T92_67">llamar</text:span><text:span text:style-name="T92_68"><text:s/></text:span><text:span text:style-name="T92_69">Envido</text:span><text:span text:style-name="T92_70"><text:s/></text:span><text:span text:style-name="T92_71">en</text:span><text:span text:style-name="T92_72"><text:s/></text:span><text:span text:style-name="T92_73">respuesta</text:span><text:span text:style-name="T92_74"><text:s/></text:span><text:span text:style-name="T92_75">a</text:span><text:span text:style-name="T92_76"><text:s/></text:span><text:span text:style-name="T92_77">un</text:span><text:span text:style-name="T92_78"><text:s/></text:span><text:span text:style-name="T92_79">Real</text:span><text:span text:style-name="T92_80"><text:s/></text:span><text:span text:style-name="T92_81">Envido</text:span><text:span text:style-name="T92_82">,<text:s/></text:span><text:span text:style-name="T92_83">que</text:span><text:span text:style-name="T92_84"><text:s/></text:span><text:span text:style-name="T92_85">da</text:span><text:span text:style-name="T92_86"><text:s/></text:span><text:span text:style-name="T92_87">más</text:span><text:span text:style-name="T92_88"><text:s/></text:span><text:span text:style-name="T92_89">puntos</text:span><text:span text:style-name="T92_90">).</text:span></text:p>
        </text:list-item>
        <text:list-item>
          <text:p text:style-name="P93"><text:span text:style-name="T93_1">Los</text:span><text:span text:style-name="T93_2"><text:s/></text:span><text:span text:style-name="T93_3">grupos</text:span><text:span text:style-name="T93_4"><text:s/></text:span><text:span text:style-name="T93_5">son</text:span><text:span text:style-name="T93_6"><text:s/></text:span><text:span text:style-name="T93_7">generados</text:span><text:span text:style-name="T93_8"><text:s/></text:span><text:span text:style-name="T93_9">automáticamente</text:span><text:span text:style-name="T93_10">,<text:s/></text:span><text:span text:style-name="T93_11">dividiendo</text:span><text:span text:style-name="T93_12"><text:s/></text:span><text:span text:style-name="T93_13">a</text:span><text:span text:style-name="T93_14"><text:s/></text:span><text:span text:style-name="T93_15">los</text:span><text:span text:style-name="T93_16"><text:s/></text:span><text:span text:style-name="T93_17">jugadores</text:span><text:span text:style-name="T93_18"><text:s/></text:span><text:span text:style-name="T93_19">entre</text:span><text:span text:style-name="T93_20"><text:s/>‘</text:span><text:span text:style-name="T93_21">pares</text:span><text:span text:style-name="T93_22">’<text:s/></text:span><text:span text:style-name="T93_23">e</text:span><text:span text:style-name="T93_24"><text:s/>‘</text:span><text:span text:style-name="T93_25">impares</text:span><text:span text:style-name="T93_26">’<text:s/>(</text:span><text:span text:style-name="T93_27">por</text:span><text:span text:style-name="T93_28"><text:s/></text:span><text:span text:style-name="T93_29">ej</text:span><text:span text:style-name="T93_30">.:<text:s/></text:span><text:span text:style-name="T93_31">grupo</text:span><text:span text:style-name="T93_32">1</text:span><text:span text:style-name="T93_33">:<text:s/></text:span><text:span text:style-name="T93_34">jugador</text:span><text:span text:style-name="T93_35">1,<text:s/></text:span><text:span text:style-name="T93_36">jugador</text:span><text:span text:style-name="T93_37">3;<text:s/></text:span><text:span text:style-name="T93_38">grupo</text:span><text:span text:style-name="T93_39">2</text:span><text:span text:style-name="T93_40">:<text:s/></text:span><text:span text:style-name="T93_41">jugador</text:span><text:span text:style-name="T93_42">2,<text:s/></text:span><text:span text:style-name="T93_43">jugador</text:span><text:span text:style-name="T93_44">4).</text:span><text:bookmark-start text:name="id.3rdcrjn"/><text:bookmark-end text:name="id.3rdcrjn"/></text:p>
        </text:list-item>
      </text:list>
      <text:h text:style-name="P94" text:outline-level="10"><text:span text:style-name="T94_1">Modelo</text:span><text:span text:style-name="T94_2"><text:s/></text:span><text:span text:style-name="T94_3">de</text:span><text:span text:style-name="T94_4"><text:s/></text:span><text:span text:style-name="T94_5">dominio</text:span></text:h>
      <text:p text:style-name="P95"><text:span text:style-name="T95_1">[</text:span><text:span text:style-name="T95_2">Explicar</text:span><text:span text:style-name="T95_3"><text:s/></text:span><text:span text:style-name="T95_4">los</text:span><text:span text:style-name="T95_5"><text:s/></text:span><text:span text:style-name="T95_6">elementos</text:span><text:span text:style-name="T95_7"><text:s/></text:span><text:span text:style-name="T95_8">más</text:span><text:span text:style-name="T95_9"><text:s/></text:span><text:span text:style-name="T95_10">relevantes</text:span><text:span text:style-name="T95_11"><text:s/></text:span><text:span text:style-name="T95_12">del</text:span><text:span text:style-name="T95_13"><text:s/></text:span><text:span text:style-name="T95_14">diseño</text:span><text:span text:style-name="T95_15">.<text:s/></text:span><text:span text:style-name="T95_16">Es</text:span><text:span text:style-name="T95_17"><text:s/></text:span><text:span text:style-name="T95_18">decir</text:span><text:span text:style-name="T95_19">:<text:s/></text:span><text:span text:style-name="T95_20">qué</text:span><text:span text:style-name="T95_21"><text:s/></text:span><text:span text:style-name="T95_22">entidades</text:span><text:span text:style-name="T95_23"><text:s/></text:span><text:span text:style-name="T95_24">se</text:span><text:span text:style-name="T95_25"><text:s/></text:span><text:span text:style-name="T95_26">han</text:span><text:span text:style-name="T95_27"><text:s/></text:span><text:span text:style-name="T95_28">creado</text:span><text:span text:style-name="T95_29">,<text:s/></text:span><text:span text:style-name="T95_30">qué</text:span><text:span text:style-name="T95_31"><text:s/></text:span><text:span text:style-name="T95_32">responsabilidades</text:span><text:span text:style-name="T95_33"><text:s/></text:span><text:span text:style-name="T95_34">tienen</text:span><text:span text:style-name="T95_35"><text:s/></text:span><text:span text:style-name="T95_36">asignadas</text:span><text:span text:style-name="T95_37">,<text:s/></text:span><text:span text:style-name="T95_38">cómo</text:span><text:span text:style-name="T95_39"><text:s/></text:span><text:span text:style-name="T95_40">se</text:span><text:span text:style-name="T95_41"><text:s/></text:span><text:span text:style-name="T95_42">relacionan</text:span><text:span text:style-name="T95_43">,<text:s/></text:span><text:span text:style-name="T95_44">etc</text:span><text:span text:style-name="T95_45">]</text:span></text:p>
      <text:p text:style-name="P96"><text:span text:style-name="T96_1">Player</text:span><text:span text:style-name="T96_2">:</text:span><text:span text:style-name="T96_3"><text:s/></text:span><text:span text:style-name="T96_4">interfaz</text:span><text:span text:style-name="T96_5"><text:s/></text:span><text:span text:style-name="T96_6">implementada</text:span><text:span text:style-name="T96_7"><text:s/></text:span><text:span text:style-name="T96_8">por</text:span><text:span text:style-name="T96_9"><text:s/></text:span><text:span text:style-name="T96_10">HumanPlayer</text:span><text:span text:style-name="T96_11"><text:s/></text:span><text:span text:style-name="T96_12">y</text:span><text:span text:style-name="T96_13"><text:s/></text:span><text:span text:style-name="T96_14">CpuPlayer</text:span><text:span text:style-name="T96_15">.<text:s/></text:span><text:span text:style-name="T96_16">Contiene</text:span><text:span text:style-name="T96_17"><text:s/></text:span><text:span text:style-name="T96_18">los</text:span><text:span text:style-name="T96_19"><text:s/></text:span><text:span text:style-name="T96_20">métodos</text:span><text:span text:style-name="T96_21"><text:s/></text:span><text:span text:style-name="T96_22">que</text:span><text:span text:style-name="T96_23"><text:s/></text:span><text:span text:style-name="T96_24">permiten</text:span><text:span text:style-name="T96_25"><text:s/></text:span><text:span text:style-name="T96_26">realizar</text:span><text:span text:style-name="T96_27"><text:s/></text:span><text:span text:style-name="T96_28">los</text:span><text:span text:style-name="T96_29"><text:s/></text:span><text:span text:style-name="T96_30">cantos</text:span><text:span text:style-name="T96_31"><text:s/></text:span><text:span text:style-name="T96_32">propios</text:span><text:span text:style-name="T96_33"><text:s/></text:span><text:span text:style-name="T96_34">del</text:span><text:span text:style-name="T96_35"><text:s/></text:span><text:span text:style-name="T96_36">juego</text:span><text:span text:style-name="T96_37">,<text:s/></text:span><text:span text:style-name="T96_38">así</text:span><text:span text:style-name="T96_39"><text:s/></text:span><text:span text:style-name="T96_40">como</text:span><text:span text:style-name="T96_41"><text:s/></text:span><text:span text:style-name="T96_42">aceptarlos</text:span><text:span text:style-name="T96_43"><text:s/></text:span><text:span text:style-name="T96_44">y</text:span><text:span text:style-name="T96_45"><text:s/></text:span><text:span text:style-name="T96_46">poder</text:span><text:span text:style-name="T96_47"><text:s/></text:span><text:span text:style-name="T96_48">rechazarlos</text:span><text:span text:style-name="T96_49"><text:s/></text:span><text:span text:style-name="T96_50">o</text:span><text:span text:style-name="T96_51"><text:s/></text:span><text:span text:style-name="T96_52">irse</text:span><text:span text:style-name="T96_53"><text:s/></text:span><text:span text:style-name="T96_54">al</text:span><text:span text:style-name="T96_55"><text:s/></text:span><text:span text:style-name="T96_56">mazo</text:span><text:span text:style-name="T96_57">.</text:span></text:p>
      <text:p text:style-name="P97"><text:span text:style-name="T97_1">Judge</text:span><text:span text:style-name="T97_2">:</text:span><text:span text:style-name="T97_3"><text:s/></text:span><text:span text:style-name="T97_4">ente</text:span><text:span text:style-name="T97_5"><text:s/></text:span><text:span text:style-name="T97_6">que</text:span><text:span text:style-name="T97_7"><text:s/></text:span><text:span text:style-name="T97_8">lleva</text:span><text:span text:style-name="T97_9"><text:s/></text:span><text:span text:style-name="T97_10">a</text:span><text:span text:style-name="T97_11"><text:s/></text:span><text:span text:style-name="T97_12">cabo</text:span><text:span text:style-name="T97_13"><text:s/></text:span><text:span text:style-name="T97_14">el</text:span><text:span text:style-name="T97_15"><text:s/></text:span><text:span text:style-name="T97_16">control</text:span><text:span text:style-name="T97_17"><text:s/></text:span><text:span text:style-name="T97_18">de</text:span><text:span text:style-name="T97_19"><text:s/></text:span><text:span text:style-name="T97_20">cartas</text:span><text:span text:style-name="T97_21">.<text:s/></text:span><text:span text:style-name="T97_22">Se</text:span><text:span text:style-name="T97_23"><text:s/></text:span><text:span text:style-name="T97_24">encarga</text:span><text:span text:style-name="T97_25"><text:s/></text:span><text:span text:style-name="T97_26">de</text:span><text:span text:style-name="T97_27"><text:s/></text:span><text:span text:style-name="T97_28">designar</text:span><text:span text:style-name="T97_29"><text:s/></text:span><text:span text:style-name="T97_30">al</text:span><text:span text:style-name="T97_31"><text:s/></text:span><text:span text:style-name="T97_32">ganador</text:span><text:span text:style-name="T97_33"><text:s/></text:span><text:span text:style-name="T97_34">de</text:span><text:span text:style-name="T97_35"><text:s/></text:span><text:span text:style-name="T97_36">cada</text:span><text:span text:style-name="T97_37"><text:s/></text:span><text:span text:style-name="T97_38">ronda</text:span><text:span text:style-name="T97_39"><text:s/>(</text:span><text:span text:style-name="T97_40">comparando</text:span><text:span text:style-name="T97_41"><text:s/></text:span><text:span text:style-name="T97_42">las</text:span><text:span text:style-name="T97_43"><text:s/></text:span><text:span text:style-name="T97_44">cartas</text:span><text:span text:style-name="T97_45">),<text:s/></text:span><text:span text:style-name="T97_46">de</text:span><text:span text:style-name="T97_47"><text:s/></text:span><text:span text:style-name="T97_48">cada</text:span><text:span text:style-name="T97_49"><text:s/></text:span><text:span text:style-name="T97_50">canto</text:span><text:span text:style-name="T97_51"><text:s/></text:span><text:span text:style-name="T97_52">de</text:span><text:span text:style-name="T97_53"><text:s/></text:span><text:span text:style-name="T97_54">envido</text:span><text:span text:style-name="T97_55"><text:s/>(</text:span><text:span text:style-name="T97_56">sin</text:span><text:span text:style-name="T97_57"><text:s/></text:span><text:span text:style-name="T97_58">embargo</text:span><text:span text:style-name="T97_59"><text:s/></text:span><text:span text:style-name="T97_60">no</text:span><text:span text:style-name="T97_61"><text:s/></text:span><text:span text:style-name="T97_62">realiza</text:span><text:span text:style-name="T97_63"><text:s/></text:span><text:span text:style-name="T97_64">ningún</text:span><text:span text:style-name="T97_65"><text:s/></text:span><text:span text:style-name="T97_66">tipo</text:span><text:span text:style-name="T97_67"><text:s/></text:span><text:span text:style-name="T97_68">de</text:span><text:span text:style-name="T97_69"><text:s/></text:span><text:span text:style-name="T97_70">inteligencia</text:span><text:span text:style-name="T97_71"><text:s/></text:span><text:span text:style-name="T97_72">para</text:span><text:span text:style-name="T97_73"><text:s/></text:span><text:span text:style-name="T97_74">ello</text:span><text:span text:style-name="T97_75">,<text:s/></text:span><text:span text:style-name="T97_76">sino</text:span><text:span text:style-name="T97_77"><text:s/></text:span><text:span text:style-name="T97_78">que</text:span><text:span text:style-name="T97_79"><text:s/></text:span><text:span text:style-name="T97_80">consulta</text:span><text:span text:style-name="T97_81"><text:s/></text:span><text:span text:style-name="T97_82">puntajes</text:span><text:span text:style-name="T97_83"><text:s/></text:span><text:span text:style-name="T97_84">de</text:span><text:span text:style-name="T97_85"><text:s/></text:span><text:span text:style-name="T97_86">envido</text:span><text:span text:style-name="T97_87"><text:s/></text:span><text:span text:style-name="T97_88">a</text:span><text:span text:style-name="T97_89"><text:s/></text:span><text:span text:style-name="T97_90">otro</text:span><text:span text:style-name="T97_91"><text:s/></text:span><text:span text:style-name="T97_92">ente</text:span><text:span text:style-name="T97_93">)<text:s/></text:span><text:span text:style-name="T97_94">y</text:span><text:span text:style-name="T97_95"><text:s/></text:span><text:span text:style-name="T97_96">del</text:span><text:span text:style-name="T97_97"><text:s/></text:span><text:span text:style-name="T97_98">juego</text:span><text:span text:style-name="T97_99"><text:s/></text:span><text:span text:style-name="T97_100">general</text:span><text:span text:style-name="T97_101">.</text:span></text:p>
      <text:p text:style-name="P98"><text:span text:style-name="T98_1">Builder</text:span><text:span text:style-name="T98_2">:</text:span><text:span text:style-name="T98_3"><text:s/></text:span><text:span text:style-name="T98_4">Es</text:span><text:span text:style-name="T98_5"><text:s/></text:span><text:span text:style-name="T98_6">el</text:span><text:span text:style-name="T98_7"><text:s/></text:span><text:span text:style-name="T98_8">ente</text:span><text:span text:style-name="T98_9"><text:s/></text:span><text:span text:style-name="T98_10">que</text:span><text:span text:style-name="T98_11"><text:s/></text:span><text:span text:style-name="T98_12">se</text:span><text:span text:style-name="T98_13"><text:s/></text:span><text:span text:style-name="T98_14">encarga</text:span><text:span text:style-name="T98_15"><text:s/></text:span><text:span text:style-name="T98_16">de</text:span><text:span text:style-name="T98_17"><text:s/></text:span><text:span text:style-name="T98_18">preparar</text:span><text:span text:style-name="T98_19"><text:s/></text:span><text:span text:style-name="T98_20">todo</text:span><text:span text:style-name="T98_21"><text:s/></text:span><text:span text:style-name="T98_22">lo</text:span><text:span text:style-name="T98_23"><text:s/></text:span><text:span text:style-name="T98_24">necesario</text:span><text:span text:style-name="T98_25"><text:s/></text:span><text:span text:style-name="T98_26">para</text:span><text:span text:style-name="T98_27"><text:s/></text:span><text:span text:style-name="T98_28">que</text:span><text:span text:style-name="T98_29"><text:s/></text:span><text:span text:style-name="T98_30">comience</text:span><text:span text:style-name="T98_31"><text:s/></text:span><text:span text:style-name="T98_32">la</text:span><text:span text:style-name="T98_33"><text:s/></text:span><text:span text:style-name="T98_34">partida</text:span><text:span text:style-name="T98_35"><text:s/></text:span><text:span text:style-name="T98_36">de</text:span><text:span text:style-name="T98_37"><text:s/></text:span><text:span text:style-name="T98_38">Truco</text:span><text:span text:style-name="T98_39">.</text:span></text:p>
      <text:p text:style-name="P99"><text:span text:style-name="T99_1">Hand</text:span><text:span text:style-name="T99_2">:</text:span><text:span text:style-name="T99_3"><text:s/></text:span><text:span text:style-name="T99_4">son</text:span><text:span text:style-name="T99_5"><text:s/></text:span><text:span text:style-name="T99_6">las</text:span><text:span text:style-name="T99_7"><text:s/>(</text:span><text:span text:style-name="T99_8">inicialmente</text:span><text:span text:style-name="T99_9"><text:s/></text:span><text:span text:style-name="T99_10">tres</text:span><text:span text:style-name="T99_11">)<text:s/></text:span><text:span text:style-name="T99_12">cartas</text:span><text:span text:style-name="T99_13"><text:s/></text:span><text:span text:style-name="T99_14">que</text:span><text:span text:style-name="T99_15"><text:s/></text:span><text:span text:style-name="T99_16">tiene</text:span><text:span text:style-name="T99_17"><text:s/></text:span><text:span text:style-name="T99_18">cada</text:span><text:span text:style-name="T99_19"><text:s/></text:span><text:span text:style-name="T99_20">jugador</text:span><text:span text:style-name="T99_21"><text:s/></text:span><text:span text:style-name="T99_22">en</text:span><text:span text:style-name="T99_23"><text:s/></text:span><text:span text:style-name="T99_24">la</text:span><text:span text:style-name="T99_25"><text:s/></text:span><text:span text:style-name="T99_26">mano</text:span><text:span text:style-name="T99_27">.<text:s/></text:span><text:span text:style-name="T99_28">Cada</text:span><text:span text:style-name="T99_29"><text:s/></text:span><text:span text:style-name="T99_30">mano</text:span><text:span text:style-name="T99_31"><text:s/></text:span><text:span text:style-name="T99_32">conoce</text:span><text:span text:style-name="T99_33"><text:s/></text:span><text:span text:style-name="T99_34">su</text:span><text:span text:style-name="T99_35"><text:s/></text:span><text:span text:style-name="T99_36">envido</text:span><text:span text:style-name="T99_37">,<text:s/></text:span><text:span text:style-name="T99_38">así</text:span><text:span text:style-name="T99_39"><text:s/></text:span><text:span text:style-name="T99_40">como</text:span><text:span text:style-name="T99_41"><text:s/></text:span><text:span text:style-name="T99_42">si</text:span><text:span text:style-name="T99_43"><text:s/></text:span><text:span text:style-name="T99_44">forma</text:span><text:span text:style-name="T99_45"><text:s/></text:span><text:span text:style-name="T99_46">o</text:span><text:span text:style-name="T99_47"><text:s/></text:span><text:span text:style-name="T99_48">no</text:span><text:span text:style-name="T99_49"><text:s/></text:span><text:span text:style-name="T99_50">flor</text:span><text:span text:style-name="T99_51">.</text:span></text:p>
      <text:p text:style-name="P100"><text:bookmark-start text:name="id.26in1rg"/><text:bookmark-end text:name="id.26in1rg"/></text:p>
      <text:h text:style-name="P101" text:outline-level="10"><text:span text:style-name="T101_1">Diagramas</text:span><text:span text:style-name="T101_2"><text:s/></text:span><text:span text:style-name="T101_3">de</text:span><text:span text:style-name="T101_4"><text:s/></text:span><text:span text:style-name="T101_5">clases</text:span></text:h>
      <text:p text:style-name="P102"><text:span text:style-name="T102_1">[</text:span><text:span text:style-name="T102_2">Varios</text:span><text:span text:style-name="T102_3"><text:s/></text:span><text:span text:style-name="T102_4">diagramas</text:span><text:span text:style-name="T102_5"><text:s/></text:span><text:span text:style-name="T102_6">de</text:span><text:span text:style-name="T102_7"><text:s/></text:span><text:span text:style-name="T102_8">clases</text:span><text:span text:style-name="T102_9">,<text:s/></text:span><text:span text:style-name="T102_10">mostrando</text:span><text:span text:style-name="T102_11"><text:s/></text:span><text:span text:style-name="T102_12">la</text:span><text:span text:style-name="T102_13"><text:s/></text:span><text:span text:style-name="T102_14">relación</text:span><text:span text:style-name="T102_15"><text:s/></text:span><text:span text:style-name="T102_16">estática</text:span><text:span text:style-name="T102_17"><text:s/></text:span><text:span text:style-name="T102_18">entre</text:span><text:span text:style-name="T102_19"><text:s/></text:span><text:span text:style-name="T102_20">las</text:span><text:span text:style-name="T102_21"><text:s/></text:span><text:span text:style-name="T102_22">clases</text:span><text:span text:style-name="T102_23">,<text:s/></text:span><text:span text:style-name="T102_24">pueden</text:span><text:span text:style-name="T102_25"><text:s/></text:span><text:span text:style-name="T102_26">agregar</text:span><text:span text:style-name="T102_27"><text:s/></text:span><text:span text:style-name="T102_28">todo</text:span><text:span text:style-name="T102_29"><text:s/></text:span><text:span text:style-name="T102_30">el</text:span><text:span text:style-name="T102_31"><text:s/></text:span><text:span text:style-name="T102_32">texto</text:span><text:span text:style-name="T102_33"><text:s/></text:span><text:span text:style-name="T102_34">necesario</text:span><text:span text:style-name="T102_35"><text:s/></text:span><text:span text:style-name="T102_36">para</text:span><text:span text:style-name="T102_37"><text:s/></text:span><text:span text:style-name="T102_38">aclarar</text:span><text:span text:style-name="T102_39"><text:s/></text:span><text:span text:style-name="T102_40">y</text:span><text:span text:style-name="T102_41"><text:s/></text:span><text:span text:style-name="T102_42">explicar</text:span><text:span text:style-name="T102_43"><text:s/></text:span><text:span text:style-name="T102_44">su</text:span><text:span text:style-name="T102_45"><text:s/></text:span><text:span text:style-name="T102_46">diseño</text:span><text:span text:style-name="T102_47">,<text:s/></text:span><text:span text:style-name="T102_48">recuerden</text:span><text:span text:style-name="T102_49"><text:s/></text:span><text:span text:style-name="T102_50">que</text:span><text:span text:style-name="T102_51"><text:s/></text:span><text:span text:style-name="T102_52">la</text:span><text:span text:style-name="T102_53"><text:s/></text:span><text:span text:style-name="T102_54">idea</text:span><text:span text:style-name="T102_55"><text:s/></text:span><text:span text:style-name="T102_56">de</text:span><text:span text:style-name="T102_57"><text:s/></text:span><text:span text:style-name="T102_58">todo</text:span><text:span text:style-name="T102_59"><text:s/></text:span><text:span text:style-name="T102_60">el</text:span><text:span text:style-name="T102_61"><text:s/></text:span><text:span text:style-name="T102_62">documento</text:span><text:span text:style-name="T102_63"><text:s/></text:span><text:span text:style-name="T102_64">es</text:span><text:span text:style-name="T102_65"><text:s/></text:span><text:span text:style-name="T102_66">que</text:span><text:span text:style-name="T102_67"><text:s/></text:span><text:span text:style-name="T102_68">quede</text:span><text:span text:style-name="T102_69"><text:s/></text:span><text:span text:style-name="T102_70">documentado</text:span><text:span text:style-name="T102_71"><text:s/></text:span><text:span text:style-name="T102_72">y</text:span><text:span text:style-name="T102_73"><text:s/></text:span><text:span text:style-name="T102_74">entendible</text:span><text:span text:style-name="T102_75"><text:s/></text:span><text:span text:style-name="T102_76">como</text:span><text:span text:style-name="T102_77"><text:s/></text:span><text:span text:style-name="T102_78">está</text:span><text:span text:style-name="T102_79"><text:s/></text:span><text:span text:style-name="T102_80">hecho</text:span><text:span text:style-name="T102_81"><text:s/></text:span><text:span text:style-name="T102_82">el</text:span><text:span text:style-name="T102_83"><text:s/></text:span><text:span text:style-name="T102_84">TP</text:span><text:span text:style-name="T102_85">]</text:span></text:p>
      <text:p text:style-name="P103"><text:bookmark-start text:name="id.lnxbz9"/><text:bookmark-end text:name="id.lnxbz9"/></text:p>
      <text:h text:style-name="P104" text:outline-level="10"><text:span text:style-name="T104_1">Diagramas</text:span><text:span text:style-name="T104_2"><text:s/></text:span><text:span text:style-name="T104_3">de</text:span><text:span text:style-name="T104_4"><text:s/></text:span><text:span text:style-name="T104_5">secuencia</text:span></text:h>
      <text:p text:style-name="P105"><text:span text:style-name="T105_1">[</text:span><text:span text:style-name="T105_2">Varios</text:span><text:span text:style-name="T105_3"><text:s/></text:span><text:span text:style-name="T105_4">diagramas</text:span><text:span text:style-name="T105_5"><text:s/></text:span><text:span text:style-name="T105_6">de</text:span><text:span text:style-name="T105_7"><text:s/></text:span><text:span text:style-name="T105_8">secuencia</text:span><text:span text:style-name="T105_9">,<text:s/></text:span><text:span text:style-name="T105_10">mostrando</text:span><text:span text:style-name="T105_11"><text:s/></text:span><text:span text:style-name="T105_12">la</text:span><text:span text:style-name="T105_13"><text:s/></text:span><text:span text:style-name="T105_14">relación</text:span><text:span text:style-name="T105_15"><text:s/></text:span><text:span text:style-name="T105_16">dinámica</text:span><text:span text:style-name="T105_17"><text:s/></text:span><text:span text:style-name="T105_18">entre</text:span><text:span text:style-name="T105_19"><text:s/></text:span><text:span text:style-name="T105_20">las</text:span><text:span text:style-name="T105_21"><text:s/></text:span><text:span text:style-name="T105_22">clases</text:span><text:span text:style-name="T105_23"><text:s/></text:span><text:span text:style-name="T105_24">planteando</text:span><text:span text:style-name="T105_25"><text:s/></text:span><text:span text:style-name="T105_26">una</text:span><text:span text:style-name="T105_27"><text:s/></text:span><text:span text:style-name="T105_28">gran</text:span><text:span text:style-name="T105_29"><text:s/></text:span><text:span text:style-name="T105_30">cantidad</text:span><text:span text:style-name="T105_31"><text:s/></text:span><text:span text:style-name="T105_32">de</text:span><text:span text:style-name="T105_33"><text:s/></text:span><text:span text:style-name="T105_34">escenarios</text:span><text:span text:style-name="T105_35"><text:s/></text:span><text:span text:style-name="T105_36">que</text:span><text:span text:style-name="T105_37"><text:s/></text:span><text:span text:style-name="T105_38">contemplen</text:span><text:span text:style-name="T105_39"><text:s/></text:span><text:span text:style-name="T105_40">las</text:span><text:span text:style-name="T105_41"><text:s/></text:span><text:span text:style-name="T105_42">situaciones</text:span><text:span text:style-name="T105_43"><text:s/></text:span><text:span text:style-name="T105_44">del</text:span><text:span text:style-name="T105_45"><text:s/></text:span><text:span text:style-name="T105_46">trabajo</text:span><text:span text:style-name="T105_47"><text:s/></text:span><text:span text:style-name="T105_48">práctico</text:span><text:span text:style-name="T105_49">]</text:span></text:p>
      <text:p text:style-name="P106"><text:bookmark-start text:name="id.35nkun2"/><text:bookmark-end text:name="id.35nkun2"/></text:p>
      <text:h text:style-name="P107" text:outline-level="10"><text:span text:style-name="T107_1">Diagrama</text:span><text:span text:style-name="T107_2"><text:s/></text:span><text:span text:style-name="T107_3">de</text:span><text:span text:style-name="T107_4"><text:s/></text:span><text:span text:style-name="T107_5">paquetes</text:span></text:h>
      <text:p text:style-name="P108"><text:span text:style-name="T108_1">[</text:span><text:span text:style-name="T108_2">incluir</text:span><text:span text:style-name="T108_3"><text:s/></text:span><text:span text:style-name="T108_4">un</text:span><text:span text:style-name="T108_5"><text:s/></text:span><text:span text:style-name="T108_6">diagrama</text:span><text:span text:style-name="T108_7"><text:s/></text:span><text:span text:style-name="T108_8">de</text:span><text:span text:style-name="T108_9"><text:s/></text:span><text:span text:style-name="T108_10">paquetes</text:span><text:span text:style-name="T108_11"><text:s/></text:span><text:span text:style-name="T108_12">para</text:span><text:span text:style-name="T108_13"><text:s/></text:span><text:span text:style-name="T108_14">mostrar</text:span><text:span text:style-name="T108_15"><text:s/></text:span><text:span text:style-name="T108_16">el</text:span><text:span text:style-name="T108_17"><text:s/></text:span><text:span text:style-name="T108_18">acoplamiento</text:span><text:span text:style-name="T108_19"><text:s/></text:span><text:span text:style-name="T108_20">de</text:span><text:span text:style-name="T108_21"><text:s/></text:span><text:span text:style-name="T108_22">su</text:span><text:span text:style-name="T108_23"><text:s/></text:span><text:span text:style-name="T108_24">trabajo</text:span><text:span text:style-name="T108_25"><text:s/>]</text:span></text:p>
      <text:p text:style-name="P109"><text:bookmark-start text:name="id.1ksv4uv"/><text:bookmark-end text:name="id.1ksv4uv"/></text:p>
      <text:h text:style-name="P110" text:outline-level="10"><text:span text:style-name="T110_1">Diagramas</text:span><text:span text:style-name="T110_2"><text:s/></text:span><text:span text:style-name="T110_3">de</text:span><text:span text:style-name="T110_4"><text:s/></text:span><text:span text:style-name="T110_5">estado</text:span></text:h>
      <text:p text:style-name="P111"><text:span text:style-name="T111_1">[</text:span><text:span text:style-name="T111_2">Incluir</text:span><text:span text:style-name="T111_3"><text:s/></text:span><text:span text:style-name="T111_4">diagramas</text:span><text:span text:style-name="T111_5"><text:s/></text:span><text:span text:style-name="T111_6">de</text:span><text:span text:style-name="T111_7"><text:s/></text:span><text:span text:style-name="T111_8">estados</text:span><text:span text:style-name="T111_9">,<text:s/></text:span><text:span text:style-name="T111_10">mostrando</text:span><text:span text:style-name="T111_11"><text:s/></text:span><text:span text:style-name="T111_12">tanto</text:span><text:span text:style-name="T111_13"><text:s/></text:span><text:span text:style-name="T111_14">los</text:span><text:span text:style-name="T111_15"><text:s/></text:span><text:span text:style-name="T111_16">estados</text:span><text:span text:style-name="T111_17"><text:s/></text:span><text:span text:style-name="T111_18">como</text:span><text:span text:style-name="T111_19"><text:s text:c="2"/></text:span><text:span text:style-name="T111_20">las</text:span><text:span text:style-name="T111_21"><text:s/></text:span><text:span text:style-name="T111_22">distintas</text:span><text:span text:style-name="T111_23"><text:s/></text:span><text:span text:style-name="T111_24">transiciones</text:span><text:span text:style-name="T111_25"><text:s/></text:span><text:span text:style-name="T111_26">de</text:span><text:span text:style-name="T111_27"><text:s/></text:span><text:span text:style-name="T111_28">los</text:span><text:span text:style-name="T111_29"><text:s/></text:span><text:span text:style-name="T111_30">mismos</text:span><text:span text:style-name="T111_31"><text:s/></text:span><text:span text:style-name="T111_32">para</text:span><text:span text:style-name="T111_33"><text:s/></text:span><text:span text:style-name="T111_34">varias</text:span><text:span text:style-name="T111_35"><text:s/></text:span><text:span text:style-name="T111_36">entidades</text:span><text:span text:style-name="T111_37"><text:s/></text:span><text:span text:style-name="T111_38">del</text:span><text:span text:style-name="T111_39"><text:s/></text:span><text:span text:style-name="T111_40">trabajo</text:span><text:span text:style-name="T111_41"><text:s/></text:span><text:span text:style-name="T111_42">práctico</text:span><text:span text:style-name="T111_43"><text:s/>]</text:span><text:bookmark-start text:name="id.44sinio"/><text:bookmark-end text:name="id.44sinio"/></text:p>
      <text:h text:style-name="P112" text:outline-level="10"><text:span text:style-name="T112_1">Detalles</text:span><text:span text:style-name="T112_2"><text:s/></text:span><text:span text:style-name="T112_3">de</text:span><text:span text:style-name="T112_4"><text:s/></text:span><text:span text:style-name="T112_5">implementación</text:span></text:h>
      <text:p text:style-name="P113"><text:span text:style-name="T113_1">[</text:span><text:span text:style-name="T113_2">Deben</text:span><text:span text:style-name="T113_3"><text:s/></text:span><text:span text:style-name="T113_4">detallar</text:span><text:span text:style-name="T113_5">/</text:span><text:span text:style-name="T113_6">explicar</text:span><text:span text:style-name="T113_7"><text:s/></text:span><text:span text:style-name="T113_8">qué</text:span><text:span text:style-name="T113_9"><text:s/></text:span><text:span text:style-name="T113_10">estrategias</text:span><text:span text:style-name="T113_11"><text:s/></text:span><text:span text:style-name="T113_12">utilizaron</text:span><text:span text:style-name="T113_13"><text:s/></text:span><text:span text:style-name="T113_14">para</text:span><text:span text:style-name="T113_15"><text:s/></text:span><text:span text:style-name="T113_16">resolver</text:span><text:span text:style-name="T113_17"><text:s/></text:span><text:span text:style-name="T113_18">los</text:span><text:span text:style-name="T113_19"><text:s/></text:span><text:span text:style-name="T113_20">puntos</text:span><text:span text:style-name="T113_21"><text:s/></text:span><text:span text:style-name="T113_22">más</text:span><text:span text:style-name="T113_23"><text:s/></text:span><text:span text:style-name="T113_24">conflictivos</text:span><text:span text:style-name="T113_25"><text:s/></text:span><text:span text:style-name="T113_26">del</text:span><text:span text:style-name="T113_27"><text:s/></text:span><text:span text:style-name="T113_28">trabajo</text:span><text:span text:style-name="T113_29"><text:s/></text:span><text:span text:style-name="T113_30">práctico</text:span><text:span text:style-name="T113_31">.<text:s/>(</text:span><text:span text:style-name="T113_32">Incluida</text:span><text:span text:style-name="T113_33"><text:s/></text:span><text:span text:style-name="T113_34">la</text:span><text:span text:style-name="T113_35"><text:s/></text:span><text:span text:style-name="T113_36">persistencia</text:span><text:span text:style-name="T113_37">)<text:s/>]</text:span></text:p>
      <text:p text:style-name="P114"><text:span text:style-name="T114_1">Un</text:span><text:span text:style-name="T114_2"><text:s/></text:span><text:span text:style-name="T114_3">punto</text:span><text:span text:style-name="T114_4"><text:s/></text:span><text:span text:style-name="T114_5">conflictivo</text:span><text:span text:style-name="T114_6"><text:s/></text:span><text:span text:style-name="T114_7">del</text:span><text:span text:style-name="T114_8"><text:s/></text:span><text:span text:style-name="T114_9">trabajo</text:span><text:span text:style-name="T114_10"><text:s/></text:span><text:span text:style-name="T114_11">fue</text:span><text:span text:style-name="T114_12"><text:s/></text:span><text:span text:style-name="T114_13">poder</text:span><text:span text:style-name="T114_14"><text:s/></text:span><text:span text:style-name="T114_15">saber</text:span><text:span text:style-name="T114_16"><text:s/></text:span><text:span text:style-name="T114_17">exactamente</text:span><text:span text:style-name="T114_18"><text:s/></text:span><text:span text:style-name="T114_19">en</text:span><text:span text:style-name="T114_20"><text:s/></text:span><text:span text:style-name="T114_21">qué</text:span><text:span text:style-name="T114_22"><text:s/></text:span><text:span text:style-name="T114_23">estado</text:span><text:span text:style-name="T114_24"><text:s/></text:span><text:span text:style-name="T114_25">se</text:span><text:span text:style-name="T114_26"><text:s/></text:span><text:span text:style-name="T114_27">encontraba</text:span><text:span text:style-name="T114_28"><text:s/></text:span><text:span text:style-name="T114_29">la</text:span><text:span text:style-name="T114_30"><text:s/></text:span><text:span text:style-name="T114_31">partida</text:span><text:span text:style-name="T114_32">,<text:s/></text:span><text:span text:style-name="T114_33">i</text:span><text:span text:style-name="T114_34">.</text:span><text:span text:style-name="T114_35">e</text:span><text:span text:style-name="T114_36">.<text:s/></text:span><text:span text:style-name="T114_37">si</text:span><text:span text:style-name="T114_38"><text:s/></text:span><text:span text:style-name="T114_39">estaba</text:span><text:span text:style-name="T114_40"><text:s/></text:span><text:span text:style-name="T114_41">en</text:span><text:span text:style-name="T114_42"><text:s/></text:span><text:span text:style-name="T114_43">juego</text:span><text:span text:style-name="T114_44"><text:s/></text:span><text:span text:style-name="T114_45">una</text:span><text:span text:style-name="T114_46"><text:s/></text:span><text:span text:style-name="T114_47">llamada</text:span><text:span text:style-name="T114_48"><text:s/></text:span><text:span text:style-name="T114_49">de</text:span><text:span text:style-name="T114_50"><text:s/></text:span><text:span text:style-name="T114_51">envido</text:span><text:span text:style-name="T114_52">,<text:s/></text:span><text:span text:style-name="T114_53">si</text:span><text:span text:style-name="T114_54"><text:s/></text:span><text:span text:style-name="T114_55">el</text:span><text:span text:style-name="T114_56"><text:s/></text:span><text:span text:style-name="T114_57">truco</text:span><text:span text:style-name="T114_58">/</text:span><text:span text:style-name="T114_59">retruco</text:span><text:span text:style-name="T114_60">/</text:span><text:span text:style-name="T114_61">vale</text:span><text:span text:style-name="T114_62"><text:s/>4<text:s/></text:span><text:span text:style-name="T114_63">ya</text:span><text:span text:style-name="T114_64"><text:s/></text:span><text:span text:style-name="T114_65">fueron</text:span><text:span text:style-name="T114_66"><text:s/></text:span><text:span text:style-name="T114_67">cantados</text:span><text:span text:style-name="T114_68"><text:s/></text:span><text:span text:style-name="T114_69">o</text:span><text:span text:style-name="T114_70"><text:s/></text:span><text:span text:style-name="T114_71">no</text:span><text:span text:style-name="T114_72">,<text:s/></text:span><text:span text:style-name="T114_73">etc</text:span><text:span text:style-name="T114_74">.,<text:s/></text:span><text:span text:style-name="T114_75">para</text:span><text:span text:style-name="T114_76"><text:s/></text:span><text:span text:style-name="T114_77">poder</text:span><text:span text:style-name="T114_78"><text:s/></text:span><text:span text:style-name="T114_79">conocer</text:span><text:span text:style-name="T114_80"><text:s/></text:span><text:span text:style-name="T114_81">la</text:span><text:span text:style-name="T114_82"><text:s/></text:span><text:span text:style-name="T114_83">cantidad</text:span><text:span text:style-name="T114_84"><text:s/></text:span><text:span text:style-name="T114_85">de</text:span><text:span text:style-name="T114_86"><text:s/></text:span><text:span text:style-name="T114_87">puntos</text:span><text:span text:style-name="T114_88"><text:s/></text:span><text:span text:style-name="T114_89">que</text:span><text:span text:style-name="T114_90"><text:s/></text:span><text:span text:style-name="T114_91">habría</text:span><text:span text:style-name="T114_92"><text:s/></text:span><text:span text:style-name="T114_93">que</text:span><text:span text:style-name="T114_94"><text:s/></text:span><text:span text:style-name="T114_95">otorgarle</text:span><text:span text:style-name="T114_96"><text:s/></text:span><text:span text:style-name="T114_97">a</text:span><text:span text:style-name="T114_98"><text:s/></text:span><text:span text:style-name="T114_99">los</text:span><text:span text:style-name="T114_100"><text:s/></text:span><text:span text:style-name="T114_101">ganadores</text:span><text:span text:style-name="T114_102"><text:s/></text:span><text:span text:style-name="T114_103">de</text:span><text:span text:style-name="T114_104"><text:s/></text:span><text:span text:style-name="T114_105">la</text:span><text:span text:style-name="T114_106"><text:s/></text:span><text:span text:style-name="T114_107">ronda</text:span><text:span text:style-name="T114_108"><text:s/></text:span><text:span text:style-name="T114_109">una</text:span><text:span text:style-name="T114_110"><text:s/></text:span><text:span text:style-name="T114_111">finalizada</text:span><text:span text:style-name="T114_112"><text:s/></text:span><text:span text:style-name="T114_113">cada</text:span><text:span text:style-name="T114_114"><text:s/></text:span><text:span text:style-name="T114_115">una</text:span><text:span text:style-name="T114_116"><text:s/></text:span><text:span text:style-name="T114_117">de</text:span><text:span text:style-name="T114_118"><text:s/></text:span><text:span text:style-name="T114_119">ellas</text:span><text:span text:style-name="T114_120">,<text:s/></text:span><text:span text:style-name="T114_121">y</text:span><text:span text:style-name="T114_122"><text:s/></text:span><text:span text:style-name="T114_123">poder</text:span><text:span text:style-name="T114_124"><text:s/></text:span><text:span text:style-name="T114_125">verificar</text:span><text:span text:style-name="T114_126"><text:s/></text:span><text:span text:style-name="T114_127">de</text:span><text:span text:style-name="T114_128"><text:s/></text:span><text:span text:style-name="T114_129">alguna</text:span><text:span text:style-name="T114_130"><text:s/></text:span><text:span text:style-name="T114_131">manera</text:span><text:span text:style-name="T114_132"><text:s/>(</text:span><text:span text:style-name="T114_133">no</text:span><text:span text:style-name="T114_134"><text:s/></text:span><text:span text:style-name="T114_135">demasiado</text:span><text:span text:style-name="T114_136"><text:s/></text:span><text:span text:style-name="T114_137">rebuscada</text:span><text:span text:style-name="T114_138">)<text:s/></text:span><text:span text:style-name="T114_139">si</text:span><text:span text:style-name="T114_140"><text:s/></text:span><text:span text:style-name="T114_141">una</text:span><text:span text:style-name="T114_142"><text:s/></text:span><text:span text:style-name="T114_143">llamada</text:span><text:span text:style-name="T114_144"><text:s/></text:span><text:span text:style-name="T114_145">que</text:span><text:span text:style-name="T114_146"><text:s/></text:span><text:span text:style-name="T114_147">quisiera</text:span><text:span text:style-name="T114_148"><text:s/></text:span><text:span text:style-name="T114_149">hacer</text:span><text:span text:style-name="T114_150"><text:s/></text:span><text:span text:style-name="T114_151">algún</text:span><text:span text:style-name="T114_152"><text:s/></text:span><text:span text:style-name="T114_153">jugador</text:span><text:span text:style-name="T114_154"><text:s/></text:span><text:span text:style-name="T114_155">sería</text:span><text:span text:style-name="T114_156"><text:s/></text:span><text:span text:style-name="T114_157">válida</text:span><text:span text:style-name="T114_158"><text:s/></text:span><text:span text:style-name="T114_159">en</text:span><text:span text:style-name="T114_160"><text:s/></text:span><text:span text:style-name="T114_161">el</text:span><text:span text:style-name="T114_162"><text:s/></text:span><text:span text:style-name="T114_163">contexto</text:span><text:span text:style-name="T114_164"><text:s/></text:span><text:span text:style-name="T114_165">dado</text:span><text:span text:style-name="T114_166">.</text:span></text:p>
      <text:p text:style-name="P115"><text:span text:style-name="T115_1">Para</text:span><text:span text:style-name="T115_2"><text:s/></text:span><text:span text:style-name="T115_3">solucionar</text:span><text:span text:style-name="T115_4"><text:s/></text:span><text:span text:style-name="T115_5">esto</text:span><text:span text:style-name="T115_6"><text:s/></text:span><text:span text:style-name="T115_7">recurrimos</text:span><text:span text:style-name="T115_8"><text:s/></text:span><text:span text:style-name="T115_9">al</text:span><text:span text:style-name="T115_10"><text:s/></text:span><text:span text:style-name="T115_11">patrón</text:span><text:span text:style-name="T115_12"><text:s/></text:span><text:span text:style-name="T115_13">de</text:span><text:span text:style-name="T115_14"><text:s/></text:span><text:span text:style-name="T115_15">diseño</text:span><text:span text:style-name="T115_16"><text:s/></text:span><text:span text:style-name="T115_17">state</text:span><text:span text:style-name="T115_18">.<text:s/></text:span><text:span text:style-name="T115_19">Así</text:span><text:span text:style-name="T115_20">,<text:s/></text:span><text:span text:style-name="T115_21">la</text:span><text:span text:style-name="T115_22"><text:s/></text:span><text:span text:style-name="T115_23">mesa</text:span><text:span text:style-name="T115_24"><text:s/></text:span><text:span text:style-name="T115_25">guarda</text:span><text:span text:style-name="T115_26"><text:s/></text:span><text:span text:style-name="T115_27">el</text:span><text:span text:style-name="T115_28"><text:s/></text:span><text:span text:style-name="T115_29">estado</text:span><text:span text:style-name="T115_30"><text:s/></text:span><text:span text:style-name="T115_31">en</text:span><text:span text:style-name="T115_32"><text:s/></text:span><text:span text:style-name="T115_33">que</text:span><text:span text:style-name="T115_34"><text:s/></text:span><text:span text:style-name="T115_35">se</text:span><text:span text:style-name="T115_36"><text:s/></text:span><text:span text:style-name="T115_37">encuentra</text:span><text:span text:style-name="T115_38">,<text:s/></text:span><text:span text:style-name="T115_39">pudiendo</text:span><text:span text:style-name="T115_40"><text:s/></text:span><text:span text:style-name="T115_41">verificarse</text:span><text:span text:style-name="T115_42"><text:s/></text:span><text:span text:style-name="T115_43">rápidamente</text:span><text:span text:style-name="T115_44"><text:s/></text:span><text:span text:style-name="T115_45">todo</text:span><text:span text:style-name="T115_46"><text:s/></text:span><text:span text:style-name="T115_47">lo</text:span><text:span text:style-name="T115_48"><text:s/></text:span><text:span text:style-name="T115_49">que</text:span><text:span text:style-name="T115_50"><text:s/></text:span><text:span text:style-name="T115_51">se</text:span><text:span text:style-name="T115_52"><text:s/></text:span><text:span text:style-name="T115_53">debe</text:span><text:span text:style-name="T115_54"><text:s/></text:span><text:span text:style-name="T115_55">verificar</text:span><text:span text:style-name="T115_56">,<text:s/></text:span><text:span text:style-name="T115_57">ya</text:span><text:span text:style-name="T115_58"><text:s/></text:span><text:span text:style-name="T115_59">que</text:span><text:span text:style-name="T115_60"><text:s/></text:span><text:span text:style-name="T115_61">cada</text:span><text:span text:style-name="T115_62"><text:s/></text:span><text:span text:style-name="T115_63">estado</text:span><text:span text:style-name="T115_64"><text:s/></text:span><text:span text:style-name="T115_65">que</text:span><text:span text:style-name="T115_66"><text:s/></text:span><text:span text:style-name="T115_67">puede</text:span><text:span text:style-name="T115_68"><text:s/></text:span><text:span text:style-name="T115_69">almacenar</text:span><text:span text:style-name="T115_70"><text:s/></text:span><text:span text:style-name="T115_71">la</text:span><text:span text:style-name="T115_72"><text:s/></text:span><text:span text:style-name="T115_73">mesa</text:span><text:span text:style-name="T115_74"><text:s/></text:span><text:span text:style-name="T115_75">tiene</text:span><text:span text:style-name="T115_76"><text:s/></text:span><text:span text:style-name="T115_77">guardada</text:span><text:span text:style-name="T115_78"><text:s/></text:span><text:span text:style-name="T115_79">la</text:span><text:span text:style-name="T115_80"><text:s/></text:span><text:span text:style-name="T115_81">información</text:span><text:span text:style-name="T115_82"><text:s/></text:span><text:span text:style-name="T115_83">necesaria</text:span><text:span text:style-name="T115_84"><text:s/>(</text:span><text:span text:style-name="T115_85">i</text:span><text:span text:style-name="T115_86">.</text:span><text:span text:style-name="T115_87">e</text:span><text:span text:style-name="T115_88">.<text:s/></text:span><text:span text:style-name="T115_89">posibles</text:span><text:span text:style-name="T115_90"><text:s/></text:span><text:span text:style-name="T115_91">llamadas</text:span><text:span text:style-name="T115_92"><text:s/></text:span><text:span text:style-name="T115_93">desde</text:span><text:span text:style-name="T115_94"><text:s/></text:span><text:span text:style-name="T115_95">ese</text:span><text:span text:style-name="T115_96"><text:s/></text:span><text:span text:style-name="T115_97">estado</text:span><text:span text:style-name="T115_98"><text:s/>–<text:s/></text:span><text:span text:style-name="T115_99">por</text:span><text:span text:style-name="T115_100"><text:s/></text:span><text:span text:style-name="T115_101">ej</text:span><text:span text:style-name="T115_102">.:<text:s/></text:span><text:span text:style-name="T115_103">estando</text:span><text:span text:style-name="T115_104"><text:s/></text:span><text:span text:style-name="T115_105">en</text:span><text:span text:style-name="T115_106"><text:s/></text:span><text:span text:style-name="T115_107">truco</text:span><text:span text:style-name="T115_108"><text:s/></text:span><text:span text:style-name="T115_109">se</text:span><text:span text:style-name="T115_110"><text:s/></text:span><text:span text:style-name="T115_111">puede</text:span><text:span text:style-name="T115_112"><text:s/></text:span><text:span text:style-name="T115_113">cantar</text:span><text:span text:style-name="T115_114"><text:s/></text:span><text:span text:style-name="T115_115">retruco</text:span><text:span text:style-name="T115_116">,<text:s/></text:span><text:span text:style-name="T115_117">pero</text:span><text:span text:style-name="T115_118"><text:s/></text:span><text:span text:style-name="T115_119">no</text:span><text:span text:style-name="T115_120"><text:s/></text:span><text:span text:style-name="T115_121">envido</text:span><text:span text:style-name="T115_122">)<text:s/>–<text:s/></text:span><text:span text:style-name="T115_123">y</text:span><text:span text:style-name="T115_124"><text:s/></text:span><text:span text:style-name="T115_125">el</text:span><text:span text:style-name="T115_126"><text:s/></text:span><text:span text:style-name="T115_127">puntaje</text:span><text:span text:style-name="T115_128"><text:s/></text:span><text:span text:style-name="T115_129">que</text:span><text:span text:style-name="T115_130"><text:s/></text:span><text:span text:style-name="T115_131">otorga</text:span><text:span text:style-name="T115_132"><text:s/></text:span><text:span text:style-name="T115_133">ese</text:span><text:span text:style-name="T115_134"><text:s/></text:span><text:span text:style-name="T115_135">estado</text:span><text:span text:style-name="T115_136"><text:s/>–<text:s/></text:span><text:span text:style-name="T115_137">por</text:span><text:span text:style-name="T115_138"><text:s/></text:span><text:span text:style-name="T115_139">ej</text:span><text:span text:style-name="T115_140">.:<text:s/></text:span><text:span text:style-name="T115_141">truco</text:span><text:span text:style-name="T115_142"><text:s/></text:span><text:span text:style-name="T115_143">otorga</text:span><text:span text:style-name="T115_144"><text:s/>2<text:s/></text:span><text:span text:style-name="T115_145">puntos</text:span><text:span text:style-name="T115_146">).</text:span></text:p>
      <text:p text:style-name="P116"><text:bookmark-start text:name="id.2jxsxqh"/><text:bookmark-end text:name="id.2jxsxqh"/></text:p>
      <text:h text:style-name="P117" text:outline-level="10"><text:span text:style-name="T117_1">Excepciones</text:span></text:h>
      <text:p text:style-name="P118"><text:span text:style-name="T118_1">[</text:span><text:span text:style-name="T118_2">Explicar</text:span><text:span text:style-name="T118_3"><text:s/></text:span><text:span text:style-name="T118_4">las</text:span><text:span text:style-name="T118_5"><text:s/></text:span><text:span text:style-name="T118_6">excepciones</text:span><text:span text:style-name="T118_7"><text:s/></text:span><text:span text:style-name="T118_8">creadas</text:span><text:span text:style-name="T118_9">,<text:s/></text:span><text:span text:style-name="T118_10">con</text:span><text:span text:style-name="T118_11"><text:s/></text:span><text:span text:style-name="T118_12">qué</text:span><text:span text:style-name="T118_13"><text:s/></text:span><text:span text:style-name="T118_14">fin</text:span><text:span text:style-name="T118_15"><text:s/></text:span><text:span text:style-name="T118_16">fueron</text:span><text:span text:style-name="T118_17"><text:s/></text:span><text:span text:style-name="T118_18">creadas</text:span><text:span text:style-name="T118_19"><text:s/></text:span><text:span text:style-name="T118_20">y</text:span><text:span text:style-name="T118_21"><text:s/></text:span><text:span text:style-name="T118_22">cómo</text:span><text:span text:style-name="T118_23"><text:s/></text:span><text:span text:style-name="T118_24">y</text:span><text:span text:style-name="T118_25"><text:s/></text:span><text:span text:style-name="T118_26">dónde</text:span><text:span text:style-name="T118_27"><text:s/></text:span><text:span text:style-name="T118_28">se</text:span><text:span text:style-name="T118_29"><text:s/></text:span><text:span text:style-name="T118_30">las</text:span><text:span text:style-name="T118_31"><text:s/></text:span><text:span text:style-name="T118_32">atrapa</text:span><text:span text:style-name="T118_33"><text:s/></text:span><text:span text:style-name="T118_34">explicando</text:span><text:span text:style-name="T118_35"><text:s/></text:span><text:span text:style-name="T118_36">qué</text:span><text:span text:style-name="T118_37"><text:s/></text:span><text:span text:style-name="T118_38">acciones</text:span><text:span text:style-name="T118_39"><text:s/></text:span><text:span text:style-name="T118_40">se</text:span><text:span text:style-name="T118_41"><text:s/></text:span><text:span text:style-name="T118_42">toman</text:span><text:span text:style-name="T118_43"><text:s/></text:span><text:span text:style-name="T118_44">al</text:span><text:span text:style-name="T118_45"><text:s/></text:span><text:span text:style-name="T118_46">respecto</text:span><text:span text:style-name="T118_47"><text:s/></text:span><text:span text:style-name="T118_48">una</text:span><text:span text:style-name="T118_49"><text:s/></text:span><text:span text:style-name="T118_50">vez</text:span><text:span text:style-name="T118_51"><text:s/></text:span><text:span text:style-name="T118_52">capturadas</text:span><text:span text:style-name="T118_53">.]</text:span></text:p>
      <text:list text:style-name="LS5" xml:id="list12">
        <text:list-item>
          <text:p text:style-name="P119"><text:span text:style-name="T119_1">DonTHaveT</text:span><text:span text:style-name="T119_2">hatCardException</text:span><text:span text:style-name="T119_3">:</text:span></text:p>
        </text:list-item>
        <text:list-item>
          <text:p text:style-name="P120"><text:span text:style-name="T120_1">FirstTeamWonException</text:span><text:span text:style-name="T120_2">:</text:span></text:p>
        </text:list-item>
        <text:list-item>
          <text:p text:style-name="P121"><text:span text:style-name="T121_1">InvalidGameCallException</text:span><text:span text:style-name="T121_2">:</text:span></text:p>
        </text:list-item>
        <text:list-item>
          <text:p text:style-name="P122"><text:span text:style-name="T122_1">InvalidNumberOfPlayersException</text:span><text:span text:style-name="T122_2">:</text:span></text:p>
        </text:list-item>
        <text:list-item>
          <text:p text:style-name="P123"><text:span text:style-name="T123_1">NobodyWonYetException</text:span><text:span text:style-name="T123_2">:</text:span></text:p>
        </text:list-item>
        <text:list-item>
          <text:p text:style-name="P124"><text:span text:style-name="T124_1">NotCardThrownException</text:span><text:span text:style-name="T124_2">:</text:span></text:p>
        </text:list-item>
        <text:list-item>
          <text:p text:style-name="P125"><text:span text:style-name="T125_1">NotYourTurnException</text:span><text:span text:style-name="T125_2">:</text:span></text:p>
        </text:list-item>
        <text:list-item>
          <text:p text:style-name="P126"><text:span text:style-name="T126_1">PlayerDoesNotExistsException</text:span><text:span text:style-name="T126_2">:</text:span></text:p>
        </text:list-item>
        <text:list-item>
          <text:p text:style-name="P127"><text:span text:style-name="T127_1">SecondTeamWonException</text:span><text:span text:style-name="T127_2">:</text:span></text:p>
        </text:list-item>
        <text:list-item>
          <text:p text:style-name="P128"><text:span text:style-name="T128_1">TeamDoes</text:span><text:span text:style-name="T128_2">ntExistException</text:span><text:span text:style-name="T128_3">:</text:span></text:p>
        </text:list-item>
      </text:list>
      <text:p text:style-name="P129"><text:bookmark-start text:name="id.z337ya"/><text:bookmark-end text:name="id.z337ya"/></text:p>
      <text:h text:style-name="P130" text:outline-level="10"><text:bookmark-start text:name="id.3j2qqm3"/><text:bookmark-end text:name="id.3j2qqm3"/></text:h>
      <text:h text:style-name="P131" text:outline-level="10"><text:span text:style-name="T131_1">Checklist</text:span><text:span text:style-name="T131_2"><text:s/></text:span><text:span text:style-name="T131_3">de</text:span><text:span text:style-name="T131_4"><text:s/></text:span><text:span text:style-name="T131_5">corrección</text:span></text:h>
      <text:p text:style-name="P132"><text:span text:style-name="T132_1">Esta</text:span><text:span text:style-name="T132_2"><text:s/></text:span><text:span text:style-name="T132_3">sección</text:span><text:span text:style-name="T132_4"><text:s/></text:span><text:span text:style-name="T132_5">es</text:span><text:span text:style-name="T132_6"><text:s/></text:span><text:span text:style-name="T132_7">para</text:span><text:span text:style-name="T132_8"><text:s/></text:span><text:span text:style-name="T132_9">uso</text:span><text:span text:style-name="T132_10"><text:s/></text:span><text:span text:style-name="T132_11">exclusivo</text:span><text:span text:style-name="T132_12"><text:s/></text:span><text:span text:style-name="T132_13">de</text:span><text:span text:style-name="T132_14"><text:s/></text:span><text:span text:style-name="T132_15">los</text:span><text:span text:style-name="T132_16"><text:s/></text:span><text:span text:style-name="T132_17">docentes</text:span><text:span text:style-name="T132_18">,<text:s/></text:span><text:span text:style-name="T132_19">por</text:span><text:span text:style-name="T132_20"><text:s/></text:span><text:span text:style-name="T132_21">favor</text:span><text:span text:style-name="T132_22"><text:s/></text:span><text:span text:style-name="T132_23">no</text:span><text:span text:style-name="T132_24"><text:s/></text:span><text:span text:style-name="T132_25">modificar</text:span><text:span text:style-name="T132_26">.</text:span></text:p>
      <text:p text:style-name="P133"><text:bookmark-start text:name="id.1y810tw"/><text:bookmark-end text:name="id.1y810tw"/></text:p>
      <text:h text:style-name="P134" text:outline-level="10"><text:span text:style-name="T134_1">Carpeta</text:span></text:h>
      <text:p text:style-name="P135"><text:span text:style-name="T135_1">Generalidades</text:span></text:p>
      <text:list text:style-name="LS6" xml:id="list22">
        <text:list-item>
          <text:p text:style-name="P136"><text:span text:style-name="T136_1">¿</text:span><text:span text:style-name="T136_2">Son</text:span><text:span text:style-name="T136_3"><text:s/></text:span><text:span text:style-name="T136_4">correctos</text:span><text:span text:style-name="T136_5"><text:s/></text:span><text:span text:style-name="T136_6">los</text:span><text:span text:style-name="T136_7"><text:s/></text:span><text:span text:style-name="T136_8">supuestos</text:span><text:span text:style-name="T136_9"><text:s/></text:span><text:span text:style-name="T136_10">y</text:span><text:span text:style-name="T136_11"><text:s/></text:span><text:span text:style-name="T136_12">extensiones</text:span><text:span text:style-name="T136_13">?</text:span></text:p>
        </text:list-item>
        <text:list-item>
          <text:p text:style-name="P137"><text:span text:style-name="T137_1">¿</text:span><text:span text:style-name="T137_2">Es</text:span><text:span text:style-name="T137_3"><text:s/></text:span><text:span text:style-name="T137_4">prolija</text:span><text:span text:style-name="T137_5"><text:s/></text:span><text:span text:style-name="T137_6">la</text:span><text:span text:style-name="T137_7"><text:s/></text:span><text:span text:style-name="T137_8">presentación</text:span><text:span text:style-name="T137_9">?<text:s/>(</text:span><text:span text:style-name="T137_10">hojas</text:span><text:span text:style-name="T137_11"><text:s/></text:span><text:span text:style-name="T137_12">del</text:span><text:span text:style-name="T137_13"><text:s/></text:span><text:span text:style-name="T137_14">mismo</text:span><text:span text:style-name="T137_15"><text:s/></text:span><text:span text:style-name="T137_16">tamaño</text:span><text:span text:style-name="T137_17">,<text:s/></text:span><text:span text:style-name="T137_18">numeradas</text:span><text:span text:style-name="T137_19"><text:s/></text:span><text:span text:style-name="T137_20">y</text:span><text:span text:style-name="T137_21"><text:s/></text:span><text:span text:style-name="T137_22">con</text:span><text:span text:style-name="T137_23"><text:s/></text:span><text:span text:style-name="T137_24">tipografía</text:span><text:span text:style-name="T137_25"><text:s/></text:span><text:span text:style-name="T137_26">uniforme</text:span><text:span text:style-name="T137_27">)</text:span></text:p>
        </text:list-item>
      </text:list>
      <text:p text:style-name="P138"><text:span text:style-name="T138_1">Modelo</text:span></text:p>
      <text:list text:style-name="LS6" xml:id="list24">
        <text:list-item>
          <text:p text:style-name="P139"><text:span text:style-name="T139_1">¿</text:span><text:span text:style-name="T139_2">Está</text:span><text:span text:style-name="T139_3"><text:s/></text:span><text:span text:style-name="T139_4">completo</text:span><text:span text:style-name="T139_5">?¿</text:span><text:span text:style-name="T139_6">Contempla</text:span><text:span text:style-name="T139_7"><text:s/></text:span><text:span text:style-name="T139_8">la</text:span><text:span text:style-name="T139_9"><text:s/></text:span><text:span text:style-name="T139_10">totalidad</text:span><text:span text:style-name="T139_11"><text:s/></text:span><text:span text:style-name="T139_12">del</text:span><text:span text:style-name="T139_13"><text:s/></text:span><text:span text:style-name="T139_14">problema</text:span><text:span text:style-name="T139_15">?</text:span></text:p>
        </text:list-item>
        <text:list-item>
          <text:p text:style-name="P140"><text:span text:style-name="T140_1">¿</text:span><text:span text:style-name="T140_2">Respeta</text:span><text:span text:style-name="T140_3"><text:s/></text:span><text:span text:style-name="T140_4">encapsulamiento</text:span><text:span text:style-name="T140_5">?</text:span></text:p>
        </text:list-item>
        <text:list-item>
          <text:p text:style-name="P141"><text:span text:style-name="T141_1">¿</text:span><text:span text:style-name="T141_2">Hace</text:span><text:span text:style-name="T141_3"><text:s/></text:span><text:span text:style-name="T141_4">un</text:span><text:span text:style-name="T141_5"><text:s/></text:span><text:span text:style-name="T141_6">buen</text:span><text:span text:style-name="T141_7"><text:s/></text:span><text:span text:style-name="T141_8">uso</text:span><text:span text:style-name="T141_9"><text:s/></text:span><text:span text:style-name="T141_10">de</text:span><text:span text:style-name="T141_11"><text:s/></text:span><text:span text:style-name="T141_12">excepciones</text:span><text:span text:style-name="T141_13">?</text:span></text:p>
        </text:list-item>
        <text:list-item>
          <text:p text:style-name="P142"><text:span text:style-name="T142_1">¿</text:span><text:span text:style-name="T142_2">Utiliza</text:span><text:span text:style-name="T142_3"><text:s/></text:span><text:span text:style-name="T142_4">polimorfismo</text:span><text:span text:style-name="T142_5"><text:s/></text:span><text:span text:style-name="T142_6">en</text:span><text:span text:style-name="T142_7"><text:s/></text:span><text:span text:style-name="T142_8">las</text:span><text:span text:style-name="T142_9"><text:s/></text:span><text:span text:style-name="T142_10">situaciones</text:span><text:span text:style-name="T142_11"><text:s/></text:span><text:span text:style-name="T142_12">esperadas</text:span><text:span text:style-name="T142_13">?</text:span></text:p>
        </text:list-item>
      </text:list>
      <text:p text:style-name="P143"><text:bookmark-start text:name="id.4i7ojhp"/><text:bookmark-end text:name="id.4i7ojhp"/></text:p>
      <text:h text:style-name="P144" text:outline-level="10"><text:span text:style-name="T144_1">Diagramas</text:span></text:h>
      <text:p text:style-name="P145"><text:span text:style-name="T145_1">Diagrama</text:span><text:span text:style-name="T145_2"><text:s/></text:span><text:span text:style-name="T145_3">de</text:span><text:span text:style-name="T145_4"><text:s/></text:span><text:span text:style-name="T145_5">clases</text:span></text:p>
      <text:list text:style-name="LS6" xml:id="list28">
        <text:list-item>
          <text:p text:style-name="P146"><text:span text:style-name="T146_1">¿</text:span><text:span text:style-name="T146_2">Está</text:span><text:span text:style-name="T146_3"><text:s/></text:span><text:span text:style-name="T146_4">completo</text:span><text:span text:style-name="T146_5">?</text:span></text:p>
        </text:list-item>
        <text:list-item>
          <text:p text:style-name="P147"><text:span text:style-name="T147_1">¿</text:span><text:span text:style-name="T147_2">Está</text:span><text:span text:style-name="T147_3"><text:s/></text:span><text:span text:style-name="T147_4">bien</text:span><text:span text:style-name="T147_5"><text:s/></text:span><text:span text:style-name="T147_6">utilizada</text:span><text:span text:style-name="T147_7"><text:s/></text:span><text:span text:style-name="T147_8">la</text:span><text:span text:style-name="T147_9"><text:s/></text:span><text:span text:style-name="T147_10">notación</text:span><text:span text:style-name="T147_11">?</text:span></text:p>
        </text:list-item>
      </text:list>
      <text:p text:style-name="P148"><text:span text:style-name="T148_1">Diagramas</text:span><text:span text:style-name="T148_2"><text:s/></text:span><text:span text:style-name="T148_3">de</text:span><text:span text:style-name="T148_4"><text:s/></text:span><text:span text:style-name="T148_5">secuencia</text:span></text:p>
      <text:list text:style-name="LS6" xml:id="list30">
        <text:list-item>
          <text:p text:style-name="P149"><text:span text:style-name="T149_1">¿</text:span><text:span text:style-name="T149_2">Está</text:span><text:span text:style-name="T149_3"><text:s/></text:span><text:span text:style-name="T149_4">completo</text:span><text:span text:style-name="T149_5">?</text:span></text:p>
        </text:list-item>
        <text:list-item>
          <text:p text:style-name="P150"><text:span text:style-name="T150_1">¿</text:span><text:span text:style-name="T150_2">Es</text:span><text:span text:style-name="T150_3"><text:s/></text:span><text:span text:style-name="T150_4">consistente</text:span><text:span text:style-name="T150_5"><text:s/></text:span><text:span text:style-name="T150_6">con</text:span><text:span text:style-name="T150_7"><text:s/></text:span><text:span text:style-name="T150_8">el</text:span><text:span text:style-name="T150_9"><text:s/></text:span><text:span text:style-name="T150_10">diagrama</text:span><text:span text:style-name="T150_11"><text:s/></text:span><text:span text:style-name="T150_12">de</text:span><text:span text:style-name="T150_13"><text:s/></text:span><text:span text:style-name="T150_14">clases</text:span><text:span text:style-name="T150_15">?</text:span></text:p>
        </text:list-item>
        <text:list-item>
          <text:p text:style-name="P151"><text:span text:style-name="T151_1">¿</text:span><text:span text:style-name="T151_2">Está</text:span><text:span text:style-name="T151_3"><text:s/></text:span><text:span text:style-name="T151_4">bien</text:span><text:span text:style-name="T151_5"><text:s/></text:span><text:span text:style-name="T151_6">utilizada</text:span><text:span text:style-name="T151_7"><text:s/></text:span><text:span text:style-name="T151_8">la</text:span><text:span text:style-name="T151_9"><text:s/></text:span><text:span text:style-name="T151_10">notación</text:span><text:span text:style-name="T151_11">?</text:span></text:p>
        </text:list-item>
      </text:list>
      <text:p text:style-name="P152"><text:span text:style-name="T152_1">Diagrama</text:span><text:span text:style-name="T152_2"><text:s/></text:span><text:span text:style-name="T152_3">de</text:span><text:span text:style-name="T152_4"><text:s/></text:span><text:span text:style-name="T152_5">estados</text:span></text:p>
      <text:list text:style-name="LS6" xml:id="list33">
        <text:list-item>
          <text:p text:style-name="P153"><text:span text:style-name="T153_1">¿</text:span><text:span text:style-name="T153_2">Está</text:span><text:span text:style-name="T153_3"><text:s/></text:span><text:span text:style-name="T153_4">completo</text:span><text:span text:style-name="T153_5">?</text:span></text:p>
        </text:list-item>
        <text:list-item>
          <text:p text:style-name="P154"><text:span text:style-name="T154_1">¿</text:span><text:span text:style-name="T154_2">Está</text:span><text:span text:style-name="T154_3"><text:s/></text:span><text:span text:style-name="T154_4">bien</text:span><text:span text:style-name="T154_5"><text:s/></text:span><text:span text:style-name="T154_6">utilizada</text:span><text:span text:style-name="T154_7"><text:s/></text:span><text:span text:style-name="T154_8">la</text:span><text:span text:style-name="T154_9"><text:s/></text:span><text:span text:style-name="T154_10">notación</text:span><text:span text:style-name="T154_11">?</text:span></text:p>
        </text:list-item>
      </text:list>
      <text:p text:style-name="P155"><text:bookmark-start text:name="id.2xcytpi"/><text:bookmark-end text:name="id.2xcytpi"/></text:p>
      <text:h text:style-name="P156" text:outline-level="10"><text:span text:style-name="T156_1">Código</text:span></text:h>
      <text:p text:style-name="P157"><text:span text:style-name="T157_1">Generalidades</text:span></text:p>
      <text:list text:style-name="LS7" xml:id="list35">
        <text:list-item>
          <text:p text:style-name="P158"><text:span text:style-name="T158_1">¿</text:span><text:span text:style-name="T158_2">Respeta</text:span><text:span text:style-name="T158_3"><text:s/></text:span><text:span text:style-name="T158_4">estándares</text:span><text:span text:style-name="T158_5"><text:s/></text:span><text:span text:style-name="T158_6">de</text:span><text:span text:style-name="T158_7"><text:s/></text:span><text:span text:style-name="T158_8">codificación</text:span><text:span text:style-name="T158_9">?</text:span></text:p>
        </text:list-item>
        <text:list-item>
          <text:p text:style-name="P159"><text:span text:style-name="T159_1">¿</text:span><text:span text:style-name="T159_2">Está</text:span><text:span text:style-name="T159_3"><text:s/></text:span><text:span text:style-name="T159_4">correctamente</text:span><text:span text:style-name="T159_5"><text:s/></text:span><text:span text:style-name="T159_6">documentado</text:span><text:span text:style-name="T159_7">?</text:span></text:p>
        </text:list-item>
      </text:list>
      <text:p text:style-name="P160"/>
      <text:p text:style-name="P161"/>
      <text:p text:style-name="P162"/>
      <text:p text:style-name="P163"/>
      <text:p text:style-name="P164"/>
      <text:p text:style-name="P165"/>
      <text:p text:style-name="P1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</office:automatic-styles>
  <office:master-styles>
    <style:master-page style:name="Standard" style:page-layout-name="pm1">
      <style:footer>
        <text:p text:style-name="P1"><text:span text:style-name="T1_1">-</text:span><text:span text:style-name="T1_2"><text:page-number text:select-page="current"/></text:span><text:span text:style-name="T1_3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